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text-properties officeooo:rsid="00089b28" officeooo:paragraph-rsid="00089b28"/>
    </style:style>
    <style:style style:name="P9" style:family="paragraph" style:parent-style-name="Heading_20_2">
      <style:text-properties officeooo:rsid="00fe8c8e" officeooo:paragraph-rsid="00fe8c8e"/>
    </style:style>
    <style:style style:name="P10" style:family="paragraph" style:parent-style-name="Heading_20_2">
      <style:text-properties officeooo:rsid="010245df" officeooo:paragraph-rsid="010245df"/>
    </style:style>
    <style:style style:name="P11" style:family="paragraph" style:parent-style-name="Heading_20_2">
      <style:text-properties officeooo:rsid="0152d1fb" officeooo:paragraph-rsid="0152d1fb"/>
    </style:style>
    <style:style style:name="P12" style:family="paragraph" style:parent-style-name="Heading_20_2">
      <style:text-properties officeooo:rsid="016c077f" officeooo:paragraph-rsid="016c077f"/>
    </style:style>
    <style:style style:name="P1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size-asian="12pt" style:font-size-complex="12pt"/>
    </style:style>
    <style:style style:name="P1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b5a0e" officeooo:paragraph-rsid="01bb5a0e" style:font-size-asian="12pt" style:font-size-complex="12pt"/>
    </style:style>
    <style:style style:name="P1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cdfe1" officeooo:paragraph-rsid="01bcdfe1" style:font-size-asian="12pt" style:font-size-complex="12pt"/>
    </style:style>
    <style:style style:name="P1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d5533" officeooo:paragraph-rsid="01bd5533" style:font-size-asian="12pt" style:font-size-complex="12pt"/>
    </style:style>
    <style:style style:name="P1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0644" officeooo:paragraph-rsid="01be0644" style:font-size-asian="12pt" style:font-size-complex="12pt"/>
    </style:style>
    <style:style style:name="P1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480c" officeooo:paragraph-rsid="01be480c" style:font-size-asian="12pt" style:font-size-complex="12pt"/>
    </style:style>
    <style:style style:name="P1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4258" officeooo:paragraph-rsid="01bf4258" style:font-size-asian="12pt" style:font-size-complex="12pt"/>
    </style:style>
    <style:style style:name="P2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size-asian="12pt" style:font-size-complex="12pt"/>
    </style:style>
    <style:style style:name="P2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7734" officeooo:paragraph-rsid="01c17734" style:font-size-asian="12pt" style:font-size-complex="12pt"/>
    </style:style>
    <style:style style:name="P2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size-asian="12pt" style:font-size-complex="12pt"/>
    </style:style>
    <style:style style:name="P2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0960" officeooo:paragraph-rsid="01c50960" style:font-size-asian="12pt" style:font-size-complex="12pt"/>
    </style:style>
    <style:style style:name="P2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size-asian="12pt" style:font-size-complex="12pt"/>
    </style:style>
    <style:style style:name="P2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76046" officeooo:paragraph-rsid="01c76046" style:font-size-asian="12pt" style:font-size-complex="12pt"/>
    </style:style>
    <style:style style:name="P2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size-asian="12pt" style:font-size-complex="12pt"/>
    </style:style>
    <style:style style:name="P2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a438c" officeooo:paragraph-rsid="01cb3a95" style:font-size-asian="12pt" style:font-size-complex="12pt"/>
    </style:style>
    <style:style style:name="P2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3a95" officeooo:paragraph-rsid="01cb3a95" style:font-size-asian="12pt" style:font-size-complex="12pt"/>
    </style:style>
    <style:style style:name="P2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58c8" officeooo:paragraph-rsid="01cb58c8" style:font-size-asian="12pt" style:font-size-complex="12pt"/>
    </style:style>
    <style:style style:name="P3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d576b" officeooo:paragraph-rsid="01cd576b" style:font-size-asian="12pt" style:font-size-complex="12pt"/>
    </style:style>
    <style:style style:name="P3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e8ce3" officeooo:paragraph-rsid="01ce8ce3" style:font-size-asian="12pt" style:font-size-complex="12pt"/>
    </style:style>
    <style:style style:name="P3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size-asian="12pt" style:font-size-complex="12pt"/>
    </style:style>
    <style:style style:name="P3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size-asian="12pt" style:font-size-complex="12pt"/>
    </style:style>
    <style:style style:name="P3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3a62" officeooo:paragraph-rsid="01d23a62" style:font-size-asian="12pt" style:font-size-complex="12pt"/>
    </style:style>
    <style:style style:name="P3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a03f" officeooo:paragraph-rsid="01d2a03f" style:font-size-asian="12pt" style:font-size-complex="12pt"/>
    </style:style>
    <style:style style:name="P3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38b8f" officeooo:paragraph-rsid="01d38b8f" style:font-size-asian="12pt" style:font-size-complex="12pt"/>
    </style:style>
    <style:style style:name="P3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495bc" officeooo:paragraph-rsid="01d495bc" style:font-size-asian="12pt" style:font-size-complex="12pt"/>
    </style:style>
    <style:style style:name="P3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5e3e2" officeooo:paragraph-rsid="01d5e3e2" style:font-size-asian="12pt" style:font-size-complex="12pt"/>
    </style:style>
    <style:style style:name="P3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size-asian="12pt" style:font-size-complex="12pt"/>
    </style:style>
    <style:style style:name="P4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72da5" officeooo:paragraph-rsid="01d72da5" style:font-size-asian="12pt" style:font-size-complex="12pt"/>
    </style:style>
    <style:style style:name="P41" style:family="paragraph" style:parent-style-name="Standard" style:list-style-name="L12" style:master-page-name="Standard">
      <style:paragraph-properties fo:margin-top="0cm" fo:margin-bottom="0.282cm" loext:contextual-spacing="false" fo:line-height="108%" fo:text-align="justify" style:justify-single-word="false" style:page-number="auto"/>
      <style:text-properties style:font-name="Liberation Serif" fo:font-size="12pt" officeooo:paragraph-rsid="01bab213" style:font-size-asian="12pt" style:font-size-complex="12pt"/>
    </style:style>
    <style:style style:name="P42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43" style:family="paragraph" style:parent-style-name="Heading_20_1">
      <style:text-properties officeooo:rsid="012145ff" officeooo:paragraph-rsid="012145ff"/>
    </style:style>
    <style:style style:name="P44" style:family="paragraph" style:parent-style-name="Heading_20_1">
      <style:text-properties officeooo:rsid="01af9325" officeooo:paragraph-rsid="01af9325"/>
    </style:style>
    <style:style style:name="P45" style:family="paragraph" style:parent-style-name="Subtitle" style:list-style-name="L6">
      <style:text-properties officeooo:rsid="00b347aa" officeooo:paragraph-rsid="00b347aa"/>
    </style:style>
    <style:style style:name="P46" style:family="paragraph" style:parent-style-name="Subtitle" style:list-style-name="L6">
      <style:text-properties officeooo:rsid="00df813d" officeooo:paragraph-rsid="00df813d"/>
    </style:style>
    <style:style style:name="P47" style:family="paragraph" style:parent-style-name="Text_20_body" style:list-style-name="L1">
      <style:text-properties officeooo:rsid="002238b4" officeooo:paragraph-rsid="002399d0"/>
    </style:style>
    <style:style style:name="P48" style:family="paragraph" style:parent-style-name="Text_20_body" style:list-style-name="L1">
      <style:text-properties officeooo:rsid="0023bd55" officeooo:paragraph-rsid="0023bd55"/>
    </style:style>
    <style:style style:name="P49" style:family="paragraph" style:parent-style-name="Text_20_body" style:list-style-name="L1">
      <style:text-properties officeooo:rsid="0024ff47" officeooo:paragraph-rsid="0024ff47"/>
    </style:style>
    <style:style style:name="P50" style:family="paragraph" style:parent-style-name="Text_20_body" style:list-style-name="L1">
      <style:text-properties officeooo:rsid="002758ca" officeooo:paragraph-rsid="002758ca"/>
    </style:style>
    <style:style style:name="P51" style:family="paragraph" style:parent-style-name="Text_20_body" style:list-style-name="L1">
      <style:text-properties officeooo:rsid="00284736" officeooo:paragraph-rsid="00284736"/>
    </style:style>
    <style:style style:name="P52" style:family="paragraph" style:parent-style-name="Text_20_body" style:list-style-name="L1">
      <style:text-properties officeooo:rsid="002acd9a" officeooo:paragraph-rsid="002acd9a"/>
    </style:style>
    <style:style style:name="P53" style:family="paragraph" style:parent-style-name="Text_20_body" style:list-style-name="L1">
      <style:text-properties officeooo:rsid="002c44be" officeooo:paragraph-rsid="002c44be"/>
    </style:style>
    <style:style style:name="P54" style:family="paragraph" style:parent-style-name="Text_20_body" style:list-style-name="L1">
      <style:text-properties officeooo:rsid="002e4398" officeooo:paragraph-rsid="002e4398"/>
    </style:style>
    <style:style style:name="P55" style:family="paragraph" style:parent-style-name="Text_20_body" style:list-style-name="L1">
      <style:text-properties officeooo:rsid="002f4dfe" officeooo:paragraph-rsid="002f4dfe"/>
    </style:style>
    <style:style style:name="P56" style:family="paragraph" style:parent-style-name="Text_20_body" style:list-style-name="L1">
      <style:text-properties officeooo:rsid="0030478f" officeooo:paragraph-rsid="0030478f"/>
    </style:style>
    <style:style style:name="P57" style:family="paragraph" style:parent-style-name="Text_20_body" style:list-style-name="L2">
      <style:text-properties officeooo:rsid="0008ec8a" officeooo:paragraph-rsid="0008ec8a"/>
    </style:style>
    <style:style style:name="P58" style:family="paragraph" style:parent-style-name="Text_20_body" style:list-style-name="L2">
      <style:text-properties officeooo:rsid="00139765" officeooo:paragraph-rsid="00139765"/>
    </style:style>
    <style:style style:name="P59" style:family="paragraph" style:parent-style-name="Text_20_body" style:list-style-name="L2">
      <style:text-properties officeooo:rsid="0014ed48" officeooo:paragraph-rsid="0014ed48"/>
    </style:style>
    <style:style style:name="P60" style:family="paragraph" style:parent-style-name="Text_20_body" style:list-style-name="L2">
      <style:text-properties officeooo:rsid="0015453c" officeooo:paragraph-rsid="0015453c"/>
    </style:style>
    <style:style style:name="P61" style:family="paragraph" style:parent-style-name="Text_20_body" style:list-style-name="L2">
      <style:text-properties officeooo:rsid="0016ddf2" officeooo:paragraph-rsid="0016ddf2"/>
    </style:style>
    <style:style style:name="P62" style:family="paragraph" style:parent-style-name="Text_20_body" style:list-style-name="L2">
      <style:text-properties officeooo:rsid="001c42c9" officeooo:paragraph-rsid="001c42c9"/>
    </style:style>
    <style:style style:name="P63" style:family="paragraph" style:parent-style-name="Text_20_body" style:list-style-name="L2">
      <style:text-properties officeooo:rsid="0009ddec" officeooo:paragraph-rsid="0009ddec"/>
    </style:style>
    <style:style style:name="P64" style:family="paragraph" style:parent-style-name="Text_20_body" style:list-style-name="L2">
      <style:text-properties officeooo:rsid="000a82e1" officeooo:paragraph-rsid="000a82e1"/>
    </style:style>
    <style:style style:name="P65" style:family="paragraph" style:parent-style-name="Text_20_body" style:list-style-name="L2">
      <style:text-properties officeooo:rsid="000b1f58" officeooo:paragraph-rsid="000b1f58"/>
    </style:style>
    <style:style style:name="P66" style:family="paragraph" style:parent-style-name="Text_20_body" style:list-style-name="L2">
      <style:text-properties officeooo:rsid="000c51ff" officeooo:paragraph-rsid="000c51ff"/>
    </style:style>
    <style:style style:name="P67" style:family="paragraph" style:parent-style-name="Text_20_body" style:list-style-name="L2">
      <style:text-properties officeooo:rsid="000c52bc" officeooo:paragraph-rsid="000c52bc"/>
    </style:style>
    <style:style style:name="P68" style:family="paragraph" style:parent-style-name="Text_20_body" style:list-style-name="L2">
      <style:text-properties officeooo:rsid="000e0789" officeooo:paragraph-rsid="000e0789"/>
    </style:style>
    <style:style style:name="P69" style:family="paragraph" style:parent-style-name="Text_20_body" style:list-style-name="L2">
      <style:text-properties officeooo:rsid="000e7583" officeooo:paragraph-rsid="000e7583"/>
    </style:style>
    <style:style style:name="P70" style:family="paragraph" style:parent-style-name="Text_20_body" style:list-style-name="L2">
      <style:text-properties officeooo:rsid="000ff227" officeooo:paragraph-rsid="000ff227"/>
    </style:style>
    <style:style style:name="P71" style:family="paragraph" style:parent-style-name="Text_20_body" style:list-style-name="L2">
      <style:text-properties officeooo:rsid="00117a9e" officeooo:paragraph-rsid="00117a9e"/>
    </style:style>
    <style:style style:name="P72" style:family="paragraph" style:parent-style-name="Text_20_body" style:list-style-name="L2">
      <style:text-properties officeooo:rsid="00184856" officeooo:paragraph-rsid="00184856"/>
    </style:style>
    <style:style style:name="P73" style:family="paragraph" style:parent-style-name="Text_20_body" style:list-style-name="L2">
      <style:text-properties officeooo:rsid="001851e8" officeooo:paragraph-rsid="001851e8"/>
    </style:style>
    <style:style style:name="P74" style:family="paragraph" style:parent-style-name="Text_20_body" style:list-style-name="L2">
      <style:text-properties officeooo:rsid="0018f268" officeooo:paragraph-rsid="0018f268"/>
    </style:style>
    <style:style style:name="P75" style:family="paragraph" style:parent-style-name="Text_20_body" style:list-style-name="L2">
      <style:text-properties officeooo:rsid="001ae7a2" officeooo:paragraph-rsid="001ae7a2"/>
    </style:style>
    <style:style style:name="P76" style:family="paragraph" style:parent-style-name="Text_20_body" style:list-style-name="L2">
      <style:text-properties officeooo:rsid="001d94ab" officeooo:paragraph-rsid="001d94ab"/>
    </style:style>
    <style:style style:name="P77" style:family="paragraph" style:parent-style-name="Text_20_body" style:list-style-name="L2">
      <style:text-properties officeooo:rsid="001dbb52" officeooo:paragraph-rsid="001dbb52"/>
    </style:style>
    <style:style style:name="P78" style:family="paragraph" style:parent-style-name="Text_20_body" style:list-style-name="L2">
      <style:text-properties officeooo:rsid="001e6f02" officeooo:paragraph-rsid="001e6f02"/>
    </style:style>
    <style:style style:name="P79" style:family="paragraph" style:parent-style-name="Text_20_body" style:list-style-name="L2">
      <style:text-properties officeooo:rsid="0020434c" officeooo:paragraph-rsid="0020434c"/>
    </style:style>
    <style:style style:name="P80" style:family="paragraph" style:parent-style-name="Text_20_body" style:list-style-name="L2">
      <style:text-properties officeooo:rsid="00213811" officeooo:paragraph-rsid="00213811"/>
    </style:style>
    <style:style style:name="P81" style:family="paragraph" style:parent-style-name="Text_20_body" style:list-style-name="L2">
      <style:text-properties officeooo:rsid="00219680" officeooo:paragraph-rsid="00219680"/>
    </style:style>
    <style:style style:name="P82" style:family="paragraph" style:parent-style-name="Text_20_body" style:list-style-name="L2">
      <style:text-properties officeooo:rsid="003b6cc4" officeooo:paragraph-rsid="003b6cc4"/>
    </style:style>
    <style:style style:name="P83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84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85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86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87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88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89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90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91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92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93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94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95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96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97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98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99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100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101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102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103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104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105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106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107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108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109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110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111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112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113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114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115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116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117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118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119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120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121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122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123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124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125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126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127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28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29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30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31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32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33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34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35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36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37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38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39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40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41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42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43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44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45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46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47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48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49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50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51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52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53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54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55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56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57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58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59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60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61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62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63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64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65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66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67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68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69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70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71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72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73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74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75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76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77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78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79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80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81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82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83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84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85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86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87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188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189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190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191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192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193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194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195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196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197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198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199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200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201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202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203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204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205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206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207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208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209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210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211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212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213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214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215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216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217" style:family="paragraph" style:parent-style-name="Text_20_body" style:list-style-name="L6">
      <style:text-properties officeooo:rsid="00b347aa" officeooo:paragraph-rsid="00b347aa"/>
    </style:style>
    <style:style style:name="P218" style:family="paragraph" style:parent-style-name="Text_20_body" style:list-style-name="L6">
      <style:text-properties officeooo:rsid="00b40981" officeooo:paragraph-rsid="00b40981"/>
    </style:style>
    <style:style style:name="P219" style:family="paragraph" style:parent-style-name="Text_20_body" style:list-style-name="L6">
      <style:text-properties officeooo:rsid="00b49620" officeooo:paragraph-rsid="00b49620"/>
    </style:style>
    <style:style style:name="P220" style:family="paragraph" style:parent-style-name="Text_20_body" style:list-style-name="L6">
      <style:text-properties officeooo:rsid="00b5c4e5" officeooo:paragraph-rsid="00b5c4e5"/>
    </style:style>
    <style:style style:name="P221" style:family="paragraph" style:parent-style-name="Text_20_body" style:list-style-name="L6">
      <style:text-properties officeooo:rsid="00b5c4e5" officeooo:paragraph-rsid="00b5d7c7"/>
    </style:style>
    <style:style style:name="P222" style:family="paragraph" style:parent-style-name="Text_20_body" style:list-style-name="L6">
      <style:text-properties officeooo:rsid="00b6abb7" officeooo:paragraph-rsid="00b6abb7"/>
    </style:style>
    <style:style style:name="P223" style:family="paragraph" style:parent-style-name="Text_20_body" style:list-style-name="L6">
      <style:text-properties officeooo:rsid="00b761c7" officeooo:paragraph-rsid="00b761c7"/>
    </style:style>
    <style:style style:name="P224" style:family="paragraph" style:parent-style-name="Text_20_body" style:list-style-name="L6">
      <style:text-properties officeooo:rsid="00b88734" officeooo:paragraph-rsid="00b88734"/>
    </style:style>
    <style:style style:name="P225" style:family="paragraph" style:parent-style-name="Text_20_body" style:list-style-name="L6">
      <style:text-properties officeooo:rsid="00bbcfd7" officeooo:paragraph-rsid="00bbcfd7"/>
    </style:style>
    <style:style style:name="P226" style:family="paragraph" style:parent-style-name="Text_20_body" style:list-style-name="L6">
      <style:text-properties officeooo:rsid="00b8a753" officeooo:paragraph-rsid="00b8a753"/>
    </style:style>
    <style:style style:name="P227" style:family="paragraph" style:parent-style-name="Text_20_body" style:list-style-name="L6">
      <style:text-properties officeooo:rsid="00bc8ea7" officeooo:paragraph-rsid="00bc8ea7"/>
    </style:style>
    <style:style style:name="P228" style:family="paragraph" style:parent-style-name="Text_20_body" style:list-style-name="L6">
      <style:text-properties officeooo:rsid="00bdbcda" officeooo:paragraph-rsid="00bdbcda"/>
    </style:style>
    <style:style style:name="P229" style:family="paragraph" style:parent-style-name="Text_20_body" style:list-style-name="L6">
      <style:text-properties officeooo:rsid="00bed2b7" officeooo:paragraph-rsid="00bed2b7"/>
    </style:style>
    <style:style style:name="P230" style:family="paragraph" style:parent-style-name="Text_20_body" style:list-style-name="L6">
      <style:text-properties officeooo:rsid="00c00af5" officeooo:paragraph-rsid="00c00af5"/>
    </style:style>
    <style:style style:name="P231" style:family="paragraph" style:parent-style-name="Text_20_body" style:list-style-name="L6">
      <style:text-properties officeooo:rsid="00c01846" officeooo:paragraph-rsid="00c01846"/>
    </style:style>
    <style:style style:name="P232" style:family="paragraph" style:parent-style-name="Text_20_body" style:list-style-name="L6">
      <style:text-properties officeooo:rsid="00c12823" officeooo:paragraph-rsid="00c12823"/>
    </style:style>
    <style:style style:name="P233" style:family="paragraph" style:parent-style-name="Text_20_body" style:list-style-name="L6">
      <style:text-properties officeooo:rsid="00c180f3" officeooo:paragraph-rsid="00c180f3"/>
    </style:style>
    <style:style style:name="P234" style:family="paragraph" style:parent-style-name="Text_20_body" style:list-style-name="L6">
      <style:text-properties officeooo:rsid="00c258cd" officeooo:paragraph-rsid="00c258cd"/>
    </style:style>
    <style:style style:name="P235" style:family="paragraph" style:parent-style-name="Text_20_body" style:list-style-name="L6">
      <style:text-properties officeooo:rsid="00c30d63" officeooo:paragraph-rsid="00c30d63"/>
    </style:style>
    <style:style style:name="P236" style:family="paragraph" style:parent-style-name="Text_20_body" style:list-style-name="L6">
      <style:text-properties officeooo:rsid="00c3f92b" officeooo:paragraph-rsid="00c3f92b"/>
    </style:style>
    <style:style style:name="P237" style:family="paragraph" style:parent-style-name="Text_20_body" style:list-style-name="L6">
      <style:text-properties officeooo:rsid="00c4688b" officeooo:paragraph-rsid="00c4688b"/>
    </style:style>
    <style:style style:name="P238" style:family="paragraph" style:parent-style-name="Text_20_body" style:list-style-name="L6">
      <style:text-properties officeooo:rsid="00c5ade7" officeooo:paragraph-rsid="00c5ade7"/>
    </style:style>
    <style:style style:name="P239" style:family="paragraph" style:parent-style-name="Text_20_body" style:list-style-name="L6">
      <style:text-properties officeooo:rsid="00c6caa3" officeooo:paragraph-rsid="00c6caa3"/>
    </style:style>
    <style:style style:name="P240" style:family="paragraph" style:parent-style-name="Text_20_body" style:list-style-name="L6">
      <style:text-properties officeooo:rsid="00c742d6" officeooo:paragraph-rsid="00c742d6"/>
    </style:style>
    <style:style style:name="P241" style:family="paragraph" style:parent-style-name="Text_20_body" style:list-style-name="L6">
      <style:text-properties officeooo:rsid="00c7d61a" officeooo:paragraph-rsid="00c7d61a"/>
    </style:style>
    <style:style style:name="P242" style:family="paragraph" style:parent-style-name="Text_20_body" style:list-style-name="L6">
      <style:text-properties officeooo:rsid="00c89915" officeooo:paragraph-rsid="00c89915"/>
    </style:style>
    <style:style style:name="P243" style:family="paragraph" style:parent-style-name="Text_20_body" style:list-style-name="L6">
      <style:text-properties officeooo:rsid="00c993ab" officeooo:paragraph-rsid="00c993ab"/>
    </style:style>
    <style:style style:name="P244" style:family="paragraph" style:parent-style-name="Text_20_body" style:list-style-name="L6">
      <style:text-properties officeooo:rsid="00cb62ca" officeooo:paragraph-rsid="00cb62ca"/>
    </style:style>
    <style:style style:name="P245" style:family="paragraph" style:parent-style-name="Text_20_body" style:list-style-name="L6">
      <style:text-properties officeooo:rsid="00cc0dc6" officeooo:paragraph-rsid="00cc0dc6"/>
    </style:style>
    <style:style style:name="P246" style:family="paragraph" style:parent-style-name="Text_20_body" style:list-style-name="L6">
      <style:text-properties officeooo:rsid="00cca0e3" officeooo:paragraph-rsid="00cca0e3"/>
    </style:style>
    <style:style style:name="P247" style:family="paragraph" style:parent-style-name="Text_20_body" style:list-style-name="L6">
      <style:text-properties officeooo:rsid="00cefd3a" officeooo:paragraph-rsid="00cefd3a"/>
    </style:style>
    <style:style style:name="P248" style:family="paragraph" style:parent-style-name="Text_20_body" style:list-style-name="L6">
      <style:text-properties officeooo:rsid="00cfe4da" officeooo:paragraph-rsid="00cfe4da"/>
    </style:style>
    <style:style style:name="P249" style:family="paragraph" style:parent-style-name="Text_20_body" style:list-style-name="L6">
      <style:text-properties officeooo:rsid="00d0ebdc" officeooo:paragraph-rsid="00d0ebdc"/>
    </style:style>
    <style:style style:name="P250" style:family="paragraph" style:parent-style-name="Text_20_body" style:list-style-name="L6">
      <style:text-properties officeooo:rsid="00d2308a" officeooo:paragraph-rsid="00d2308a"/>
    </style:style>
    <style:style style:name="P251" style:family="paragraph" style:parent-style-name="Text_20_body" style:list-style-name="L6">
      <style:text-properties officeooo:rsid="00d3d5af" officeooo:paragraph-rsid="00d3d5af"/>
    </style:style>
    <style:style style:name="P252" style:family="paragraph" style:parent-style-name="Text_20_body" style:list-style-name="L6">
      <style:text-properties officeooo:rsid="00d5331f" officeooo:paragraph-rsid="00d5331f"/>
    </style:style>
    <style:style style:name="P253" style:family="paragraph" style:parent-style-name="Text_20_body" style:list-style-name="L6">
      <style:text-properties officeooo:rsid="00d69899" officeooo:paragraph-rsid="00d69899"/>
    </style:style>
    <style:style style:name="P254" style:family="paragraph" style:parent-style-name="Text_20_body" style:list-style-name="L6">
      <style:text-properties officeooo:rsid="00d6c6ec" officeooo:paragraph-rsid="00d6c6ec"/>
    </style:style>
    <style:style style:name="P255" style:family="paragraph" style:parent-style-name="Text_20_body" style:list-style-name="L6">
      <style:text-properties officeooo:rsid="00d8ac32" officeooo:paragraph-rsid="00d8ac32"/>
    </style:style>
    <style:style style:name="P256" style:family="paragraph" style:parent-style-name="Text_20_body" style:list-style-name="L6">
      <style:text-properties officeooo:rsid="00da088b" officeooo:paragraph-rsid="00da088b"/>
    </style:style>
    <style:style style:name="P257" style:family="paragraph" style:parent-style-name="Text_20_body" style:list-style-name="L6">
      <style:text-properties officeooo:rsid="00dabb62" officeooo:paragraph-rsid="00dabb62"/>
    </style:style>
    <style:style style:name="P258" style:family="paragraph" style:parent-style-name="Text_20_body" style:list-style-name="L6">
      <style:text-properties officeooo:rsid="00dbf980" officeooo:paragraph-rsid="00dbf980"/>
    </style:style>
    <style:style style:name="P259" style:family="paragraph" style:parent-style-name="Text_20_body" style:list-style-name="L6">
      <style:text-properties officeooo:rsid="00dc282b" officeooo:paragraph-rsid="00dc282b"/>
    </style:style>
    <style:style style:name="P260" style:family="paragraph" style:parent-style-name="Text_20_body" style:list-style-name="L6">
      <style:text-properties officeooo:rsid="00ddbf95" officeooo:paragraph-rsid="00ddbf95"/>
    </style:style>
    <style:style style:name="P261" style:family="paragraph" style:parent-style-name="Text_20_body" style:list-style-name="L6">
      <style:text-properties officeooo:rsid="00df813d" officeooo:paragraph-rsid="00df813d"/>
    </style:style>
    <style:style style:name="P262" style:family="paragraph" style:parent-style-name="Text_20_body" style:list-style-name="L6">
      <style:text-properties officeooo:rsid="00dfc69e" officeooo:paragraph-rsid="00dfc69e"/>
    </style:style>
    <style:style style:name="P263" style:family="paragraph" style:parent-style-name="Text_20_body" style:list-style-name="L6">
      <style:text-properties officeooo:rsid="00e10ae7" officeooo:paragraph-rsid="00e10ae7"/>
    </style:style>
    <style:style style:name="P264" style:family="paragraph" style:parent-style-name="Text_20_body" style:list-style-name="L6">
      <style:text-properties officeooo:rsid="00e2652f" officeooo:paragraph-rsid="00e2652f"/>
    </style:style>
    <style:style style:name="P265" style:family="paragraph" style:parent-style-name="Text_20_body" style:list-style-name="L6">
      <style:text-properties officeooo:rsid="00e3957b" officeooo:paragraph-rsid="00e3957b"/>
    </style:style>
    <style:style style:name="P266" style:family="paragraph" style:parent-style-name="Text_20_body" style:list-style-name="L6">
      <style:text-properties officeooo:rsid="00e3957b" officeooo:paragraph-rsid="00e7b3fd"/>
    </style:style>
    <style:style style:name="P267" style:family="paragraph" style:parent-style-name="Text_20_body" style:list-style-name="L6">
      <style:text-properties officeooo:rsid="00e52ed2" officeooo:paragraph-rsid="00e52ed2"/>
    </style:style>
    <style:style style:name="P268" style:family="paragraph" style:parent-style-name="Text_20_body" style:list-style-name="L6">
      <style:text-properties officeooo:rsid="00e72ba9" officeooo:paragraph-rsid="00e72ba9"/>
    </style:style>
    <style:style style:name="P269" style:family="paragraph" style:parent-style-name="Text_20_body" style:list-style-name="L6">
      <style:text-properties officeooo:rsid="00f29496" officeooo:paragraph-rsid="00f29496"/>
    </style:style>
    <style:style style:name="P270" style:family="paragraph" style:parent-style-name="Text_20_body" style:list-style-name="L6">
      <style:text-properties officeooo:rsid="00f33d90" officeooo:paragraph-rsid="00f33d90"/>
    </style:style>
    <style:style style:name="P271" style:family="paragraph" style:parent-style-name="Text_20_body" style:list-style-name="L6">
      <style:text-properties officeooo:rsid="00f42bc9" officeooo:paragraph-rsid="00f42bc9"/>
    </style:style>
    <style:style style:name="P272" style:family="paragraph" style:parent-style-name="Text_20_body" style:list-style-name="L6">
      <style:text-properties officeooo:rsid="00f49d3c" officeooo:paragraph-rsid="00f49d3c"/>
    </style:style>
    <style:style style:name="P273" style:family="paragraph" style:parent-style-name="Text_20_body" style:list-style-name="L6">
      <style:text-properties officeooo:rsid="00f56544" officeooo:paragraph-rsid="00f56544"/>
    </style:style>
    <style:style style:name="P274" style:family="paragraph" style:parent-style-name="Text_20_body" style:list-style-name="L6">
      <style:text-properties officeooo:rsid="00f7c4fc" officeooo:paragraph-rsid="00f7c4fc"/>
    </style:style>
    <style:style style:name="P275" style:family="paragraph" style:parent-style-name="Text_20_body" style:list-style-name="L6">
      <style:text-properties officeooo:rsid="00e94d8d" officeooo:paragraph-rsid="00e94d8d"/>
    </style:style>
    <style:style style:name="P276" style:family="paragraph" style:parent-style-name="Text_20_body" style:list-style-name="L6">
      <style:text-properties officeooo:rsid="00ed131f" officeooo:paragraph-rsid="00ed131f"/>
    </style:style>
    <style:style style:name="P277" style:family="paragraph" style:parent-style-name="Text_20_body" style:list-style-name="L6">
      <style:text-properties officeooo:rsid="00f15d3b" officeooo:paragraph-rsid="00f15d3b"/>
    </style:style>
    <style:style style:name="P278" style:family="paragraph" style:parent-style-name="Text_20_body" style:list-style-name="L6">
      <style:text-properties officeooo:rsid="00eeaf9f" officeooo:paragraph-rsid="00eeaf9f"/>
    </style:style>
    <style:style style:name="P279" style:family="paragraph" style:parent-style-name="Text_20_body" style:list-style-name="L6">
      <style:text-properties officeooo:rsid="00efa47e" officeooo:paragraph-rsid="00efa47e"/>
    </style:style>
    <style:style style:name="P280" style:family="paragraph" style:parent-style-name="Text_20_body" style:list-style-name="L6">
      <style:text-properties officeooo:rsid="00efe7c5" officeooo:paragraph-rsid="00efe7c5"/>
    </style:style>
    <style:style style:name="P281" style:family="paragraph" style:parent-style-name="Text_20_body" style:list-style-name="L6">
      <style:text-properties officeooo:rsid="00f06bf2" officeooo:paragraph-rsid="00f06bf2"/>
    </style:style>
    <style:style style:name="P282" style:family="paragraph" style:parent-style-name="Text_20_body" style:list-style-name="L6">
      <style:text-properties officeooo:rsid="00f97b86" officeooo:paragraph-rsid="00f97b86"/>
    </style:style>
    <style:style style:name="P283" style:family="paragraph" style:parent-style-name="Text_20_body" style:list-style-name="L6">
      <style:text-properties officeooo:rsid="00fa9c7d" officeooo:paragraph-rsid="00fa9c7d"/>
    </style:style>
    <style:style style:name="P284" style:family="paragraph" style:parent-style-name="Text_20_body" style:list-style-name="L6">
      <style:text-properties officeooo:rsid="00fe8c8e" officeooo:paragraph-rsid="00fe8c8e"/>
    </style:style>
    <style:style style:name="P285" style:family="paragraph" style:parent-style-name="Text_20_body" style:list-style-name="L7">
      <style:text-properties officeooo:rsid="00fe8c8e" officeooo:paragraph-rsid="00fe8c8e"/>
    </style:style>
    <style:style style:name="P286" style:family="paragraph" style:parent-style-name="Text_20_body" style:list-style-name="L7"/>
    <style:style style:name="P287" style:family="paragraph" style:parent-style-name="Text_20_body" style:list-style-name="L7">
      <style:text-properties officeooo:rsid="00fec2bc" officeooo:paragraph-rsid="00fec2bc"/>
    </style:style>
    <style:style style:name="P288" style:family="paragraph" style:parent-style-name="Text_20_body" style:list-style-name="L7">
      <style:text-properties officeooo:rsid="00ffa3a9" officeooo:paragraph-rsid="00ffa3a9"/>
    </style:style>
    <style:style style:name="P289" style:family="paragraph" style:parent-style-name="Text_20_body" style:list-style-name="L7">
      <style:text-properties officeooo:rsid="01009dee" officeooo:paragraph-rsid="01009dee"/>
    </style:style>
    <style:style style:name="P290" style:family="paragraph" style:parent-style-name="Text_20_body" style:list-style-name="L8">
      <style:text-properties officeooo:rsid="010245df" officeooo:paragraph-rsid="010245df"/>
    </style:style>
    <style:style style:name="P291" style:family="paragraph" style:parent-style-name="Text_20_body" style:list-style-name="L8">
      <style:text-properties officeooo:rsid="0104ab6c" officeooo:paragraph-rsid="0104ab6c"/>
    </style:style>
    <style:style style:name="P292" style:family="paragraph" style:parent-style-name="Text_20_body" style:list-style-name="L8">
      <style:text-properties officeooo:rsid="0103a437" officeooo:paragraph-rsid="0103a437"/>
    </style:style>
    <style:style style:name="P293" style:family="paragraph" style:parent-style-name="Text_20_body" style:list-style-name="L8">
      <style:text-properties officeooo:rsid="0103a437" officeooo:paragraph-rsid="0104ab6c"/>
    </style:style>
    <style:style style:name="P294" style:family="paragraph" style:parent-style-name="Text_20_body" style:list-style-name="L8">
      <style:text-properties officeooo:rsid="0107301a" officeooo:paragraph-rsid="0107301a"/>
    </style:style>
    <style:style style:name="P295" style:family="paragraph" style:parent-style-name="Text_20_body" style:list-style-name="L8">
      <style:text-properties officeooo:rsid="01060cd0" officeooo:paragraph-rsid="01060cd0"/>
    </style:style>
    <style:style style:name="P296" style:family="paragraph" style:parent-style-name="Text_20_body" style:list-style-name="L8">
      <style:text-properties officeooo:rsid="0107f194" officeooo:paragraph-rsid="0107f194"/>
    </style:style>
    <style:style style:name="P297" style:family="paragraph" style:parent-style-name="Text_20_body" style:list-style-name="L8">
      <style:text-properties officeooo:rsid="0108f076" officeooo:paragraph-rsid="0108f076"/>
    </style:style>
    <style:style style:name="P298" style:family="paragraph" style:parent-style-name="Text_20_body" style:list-style-name="L8">
      <style:text-properties officeooo:rsid="010b1635" officeooo:paragraph-rsid="010b1635"/>
    </style:style>
    <style:style style:name="P299" style:family="paragraph" style:parent-style-name="Text_20_body" style:list-style-name="L8">
      <style:text-properties officeooo:rsid="01098aad" officeooo:paragraph-rsid="01098aad"/>
    </style:style>
    <style:style style:name="P300" style:family="paragraph" style:parent-style-name="Text_20_body" style:list-style-name="L8">
      <style:text-properties officeooo:rsid="010c1180" officeooo:paragraph-rsid="010c1180"/>
    </style:style>
    <style:style style:name="P301" style:family="paragraph" style:parent-style-name="Text_20_body" style:list-style-name="L8">
      <style:text-properties officeooo:rsid="010c2d39" officeooo:paragraph-rsid="010c2d39"/>
    </style:style>
    <style:style style:name="P302" style:family="paragraph" style:parent-style-name="Text_20_body" style:list-style-name="L8">
      <style:text-properties officeooo:rsid="010de233" officeooo:paragraph-rsid="010de233"/>
    </style:style>
    <style:style style:name="P303" style:family="paragraph" style:parent-style-name="Text_20_body" style:list-style-name="L8">
      <style:text-properties officeooo:rsid="010de233" officeooo:paragraph-rsid="010fd0e1"/>
    </style:style>
    <style:style style:name="P304" style:family="paragraph" style:parent-style-name="Text_20_body" style:list-style-name="L8">
      <style:text-properties officeooo:rsid="010de233" officeooo:paragraph-rsid="0110a3d1"/>
    </style:style>
    <style:style style:name="P305" style:family="paragraph" style:parent-style-name="Text_20_body" style:list-style-name="L8">
      <style:text-properties officeooo:rsid="010fd0e1" officeooo:paragraph-rsid="010fd0e1"/>
    </style:style>
    <style:style style:name="P306" style:family="paragraph" style:parent-style-name="Text_20_body" style:list-style-name="L8">
      <style:text-properties officeooo:rsid="010fd0e1" officeooo:paragraph-rsid="01106048"/>
    </style:style>
    <style:style style:name="P307" style:family="paragraph" style:parent-style-name="Text_20_body" style:list-style-name="L8">
      <style:text-properties officeooo:rsid="01106048" officeooo:paragraph-rsid="0110a3d1"/>
    </style:style>
    <style:style style:name="P308" style:family="paragraph" style:parent-style-name="Text_20_body" style:list-style-name="L8">
      <style:text-properties officeooo:rsid="0110a3d1" officeooo:paragraph-rsid="0110a3d1"/>
    </style:style>
    <style:style style:name="P309" style:family="paragraph" style:parent-style-name="Text_20_body" style:list-style-name="L8">
      <style:text-properties officeooo:rsid="01117c8d" officeooo:paragraph-rsid="01117c8d"/>
    </style:style>
    <style:style style:name="P310" style:family="paragraph" style:parent-style-name="Text_20_body" style:list-style-name="L8">
      <style:text-properties officeooo:rsid="01130b9c" officeooo:paragraph-rsid="01130b9c"/>
    </style:style>
    <style:style style:name="P311" style:family="paragraph" style:parent-style-name="Text_20_body" style:list-style-name="L8">
      <style:text-properties officeooo:rsid="01145041" officeooo:paragraph-rsid="01145041"/>
    </style:style>
    <style:style style:name="P312" style:family="paragraph" style:parent-style-name="Text_20_body" style:list-style-name="L8">
      <style:text-properties officeooo:rsid="01150990" officeooo:paragraph-rsid="01150990"/>
    </style:style>
    <style:style style:name="P313" style:family="paragraph" style:parent-style-name="Text_20_body" style:list-style-name="L8">
      <style:text-properties officeooo:rsid="01176c95" officeooo:paragraph-rsid="01176c95"/>
    </style:style>
    <style:style style:name="P314" style:family="paragraph" style:parent-style-name="Text_20_body" style:list-style-name="L8">
      <style:text-properties officeooo:rsid="01195cac" officeooo:paragraph-rsid="01195cac"/>
    </style:style>
    <style:style style:name="P315" style:family="paragraph" style:parent-style-name="Text_20_body" style:list-style-name="L8">
      <style:text-properties officeooo:rsid="011a1714" officeooo:paragraph-rsid="011a1714"/>
    </style:style>
    <style:style style:name="P316" style:family="paragraph" style:parent-style-name="Text_20_body" style:list-style-name="L8">
      <style:text-properties officeooo:rsid="011d21aa" officeooo:paragraph-rsid="011d21aa"/>
    </style:style>
    <style:style style:name="P317" style:family="paragraph" style:parent-style-name="Text_20_body" style:list-style-name="L8">
      <style:text-properties officeooo:rsid="011d9801" officeooo:paragraph-rsid="011d9801"/>
    </style:style>
    <style:style style:name="P318" style:family="paragraph" style:parent-style-name="Text_20_body" style:list-style-name="L8">
      <style:text-properties officeooo:rsid="011f56ca" officeooo:paragraph-rsid="011f56ca"/>
    </style:style>
    <style:style style:name="P319" style:family="paragraph" style:parent-style-name="Text_20_body" style:list-style-name="L9">
      <style:text-properties officeooo:rsid="012145ff" officeooo:paragraph-rsid="012145ff"/>
    </style:style>
    <style:style style:name="P320" style:family="paragraph" style:parent-style-name="Text_20_body" style:list-style-name="L9">
      <style:text-properties officeooo:rsid="0121bb26" officeooo:paragraph-rsid="0121bb26"/>
    </style:style>
    <style:style style:name="P321" style:family="paragraph" style:parent-style-name="Text_20_body" style:list-style-name="L9">
      <style:text-properties officeooo:rsid="01228dc1" officeooo:paragraph-rsid="01228dc1"/>
    </style:style>
    <style:style style:name="P322" style:family="paragraph" style:parent-style-name="Text_20_body" style:list-style-name="L9">
      <style:text-properties officeooo:rsid="012322b0" officeooo:paragraph-rsid="012322b0"/>
    </style:style>
    <style:style style:name="P323" style:family="paragraph" style:parent-style-name="Text_20_body" style:list-style-name="L9">
      <style:text-properties officeooo:rsid="01244d53" officeooo:paragraph-rsid="01244d53"/>
    </style:style>
    <style:style style:name="P324" style:family="paragraph" style:parent-style-name="Text_20_body" style:list-style-name="L9">
      <style:text-properties officeooo:rsid="01244d53" officeooo:paragraph-rsid="01286aad"/>
    </style:style>
    <style:style style:name="P325" style:family="paragraph" style:parent-style-name="Text_20_body" style:list-style-name="L9">
      <style:text-properties officeooo:rsid="0126d53d" officeooo:paragraph-rsid="0126d53d"/>
    </style:style>
    <style:style style:name="P326" style:family="paragraph" style:parent-style-name="Text_20_body" style:list-style-name="L9">
      <style:text-properties officeooo:rsid="0129cc7d" officeooo:paragraph-rsid="012dcffb"/>
    </style:style>
    <style:style style:name="P327" style:family="paragraph" style:parent-style-name="Text_20_body" style:list-style-name="L9">
      <style:text-properties officeooo:rsid="0129cc7d" officeooo:paragraph-rsid="0129cc7d"/>
    </style:style>
    <style:style style:name="P328" style:family="paragraph" style:parent-style-name="Text_20_body" style:list-style-name="L9">
      <style:text-properties officeooo:rsid="0124f23e" officeooo:paragraph-rsid="0128646a"/>
    </style:style>
    <style:style style:name="P329" style:family="paragraph" style:parent-style-name="Text_20_body" style:list-style-name="L9">
      <style:text-properties officeooo:rsid="0128646a" officeooo:paragraph-rsid="0128646a"/>
    </style:style>
    <style:style style:name="P330" style:family="paragraph" style:parent-style-name="Text_20_body" style:list-style-name="L9">
      <style:text-properties officeooo:rsid="01286aad" officeooo:paragraph-rsid="01286aad"/>
    </style:style>
    <style:style style:name="P331" style:family="paragraph" style:parent-style-name="Text_20_body" style:list-style-name="L9">
      <style:text-properties officeooo:rsid="012b42a2" officeooo:paragraph-rsid="012b42a2"/>
    </style:style>
    <style:style style:name="P332" style:family="paragraph" style:parent-style-name="Text_20_body" style:list-style-name="L9">
      <style:text-properties officeooo:rsid="012e20fb" officeooo:paragraph-rsid="012e20fb"/>
    </style:style>
    <style:style style:name="P333" style:family="paragraph" style:parent-style-name="Text_20_body" style:list-style-name="L9">
      <style:text-properties officeooo:rsid="012fb404" officeooo:paragraph-rsid="012fb404"/>
    </style:style>
    <style:style style:name="P334" style:family="paragraph" style:parent-style-name="Text_20_body" style:list-style-name="L9">
      <style:text-properties officeooo:rsid="01303a27" officeooo:paragraph-rsid="01303a27"/>
    </style:style>
    <style:style style:name="P335" style:family="paragraph" style:parent-style-name="Text_20_body" style:list-style-name="L9">
      <style:text-properties officeooo:rsid="0131d971" officeooo:paragraph-rsid="0131d971"/>
    </style:style>
    <style:style style:name="P336" style:family="paragraph" style:parent-style-name="Text_20_body" style:list-style-name="L9">
      <style:text-properties officeooo:rsid="01326180" officeooo:paragraph-rsid="01326180"/>
    </style:style>
    <style:style style:name="P337" style:family="paragraph" style:parent-style-name="Text_20_body" style:list-style-name="L9">
      <style:text-properties officeooo:rsid="0133415a" officeooo:paragraph-rsid="0133415a"/>
    </style:style>
    <style:style style:name="P338" style:family="paragraph" style:parent-style-name="Text_20_body" style:list-style-name="L9">
      <style:text-properties officeooo:rsid="013381e0" officeooo:paragraph-rsid="013381e0"/>
    </style:style>
    <style:style style:name="P339" style:family="paragraph" style:parent-style-name="Text_20_body" style:list-style-name="L9">
      <style:text-properties officeooo:rsid="0134ba30" officeooo:paragraph-rsid="0134ba30"/>
    </style:style>
    <style:style style:name="P340" style:family="paragraph" style:parent-style-name="Text_20_body" style:list-style-name="L9">
      <style:text-properties officeooo:rsid="01362e00" officeooo:paragraph-rsid="01362e00"/>
    </style:style>
    <style:style style:name="P341" style:family="paragraph" style:parent-style-name="Text_20_body" style:list-style-name="L9">
      <style:text-properties officeooo:rsid="01369735" officeooo:paragraph-rsid="01369735"/>
    </style:style>
    <style:style style:name="P342" style:family="paragraph" style:parent-style-name="Text_20_body" style:list-style-name="L9">
      <style:text-properties officeooo:rsid="0138238a" officeooo:paragraph-rsid="0138238a"/>
    </style:style>
    <style:style style:name="P343" style:family="paragraph" style:parent-style-name="Text_20_body" style:list-style-name="L9">
      <style:text-properties officeooo:rsid="013c836e" officeooo:paragraph-rsid="013c836e"/>
    </style:style>
    <style:style style:name="P344" style:family="paragraph" style:parent-style-name="Text_20_body" style:list-style-name="L9">
      <style:text-properties officeooo:rsid="01412b3e" officeooo:paragraph-rsid="01412b3e"/>
    </style:style>
    <style:style style:name="P345" style:family="paragraph" style:parent-style-name="Text_20_body" style:list-style-name="L9">
      <style:text-properties officeooo:rsid="013d0ea8" officeooo:paragraph-rsid="013d0ea8"/>
    </style:style>
    <style:style style:name="P346" style:family="paragraph" style:parent-style-name="Text_20_body" style:list-style-name="L9">
      <style:text-properties officeooo:rsid="013e03ae" officeooo:paragraph-rsid="013e03ae"/>
    </style:style>
    <style:style style:name="P347" style:family="paragraph" style:parent-style-name="Text_20_body" style:list-style-name="L9">
      <style:text-properties officeooo:rsid="01426e6c" officeooo:paragraph-rsid="01426e6c"/>
    </style:style>
    <style:style style:name="P348" style:family="paragraph" style:parent-style-name="Text_20_body" style:list-style-name="L9">
      <style:text-properties officeooo:rsid="014387c4" officeooo:paragraph-rsid="014387c4"/>
    </style:style>
    <style:style style:name="P349" style:family="paragraph" style:parent-style-name="Text_20_body" style:list-style-name="L9">
      <style:text-properties officeooo:rsid="01448bee" officeooo:paragraph-rsid="01448bee"/>
    </style:style>
    <style:style style:name="P350" style:family="paragraph" style:parent-style-name="Text_20_body" style:list-style-name="L9">
      <style:text-properties officeooo:rsid="014b4934" officeooo:paragraph-rsid="014b4934"/>
    </style:style>
    <style:style style:name="P351" style:family="paragraph" style:parent-style-name="Text_20_body" style:list-style-name="L9">
      <style:text-properties officeooo:rsid="014b4934" officeooo:paragraph-rsid="014c40b7"/>
    </style:style>
    <style:style style:name="P352" style:family="paragraph" style:parent-style-name="Text_20_body" style:list-style-name="L9">
      <style:text-properties officeooo:rsid="014b4934" officeooo:paragraph-rsid="014dea88"/>
    </style:style>
    <style:style style:name="P353" style:family="paragraph" style:parent-style-name="Text_20_body" style:list-style-name="L9">
      <style:text-properties officeooo:rsid="014dea88" officeooo:paragraph-rsid="014dea88"/>
    </style:style>
    <style:style style:name="P354" style:family="paragraph" style:parent-style-name="Text_20_body" style:list-style-name="L9">
      <style:text-properties officeooo:rsid="014fdc7b" officeooo:paragraph-rsid="014fdc7b"/>
    </style:style>
    <style:style style:name="P355" style:family="paragraph" style:parent-style-name="Text_20_body" style:list-style-name="L9">
      <style:text-properties officeooo:rsid="01517401" officeooo:paragraph-rsid="01517401"/>
    </style:style>
    <style:style style:name="P356" style:family="paragraph" style:parent-style-name="Text_20_body" style:list-style-name="L10">
      <style:text-properties officeooo:rsid="0154b220" officeooo:paragraph-rsid="0154b220"/>
    </style:style>
    <style:style style:name="P357" style:family="paragraph" style:parent-style-name="Text_20_body" style:list-style-name="L10">
      <style:text-properties officeooo:rsid="0156578f" officeooo:paragraph-rsid="0156578f"/>
    </style:style>
    <style:style style:name="P358" style:family="paragraph" style:parent-style-name="Text_20_body" style:list-style-name="L10">
      <style:text-properties officeooo:rsid="0157dd0d" officeooo:paragraph-rsid="0157dd0d"/>
    </style:style>
    <style:style style:name="P359" style:family="paragraph" style:parent-style-name="Text_20_body" style:list-style-name="L10">
      <style:text-properties officeooo:rsid="01590036" officeooo:paragraph-rsid="01590036"/>
    </style:style>
    <style:style style:name="P360" style:family="paragraph" style:parent-style-name="Text_20_body" style:list-style-name="L10">
      <style:text-properties officeooo:rsid="015a3b24" officeooo:paragraph-rsid="015a3b24"/>
    </style:style>
    <style:style style:name="P361" style:family="paragraph" style:parent-style-name="Text_20_body" style:list-style-name="L10">
      <style:text-properties officeooo:rsid="015b7167" officeooo:paragraph-rsid="015b7167"/>
    </style:style>
    <style:style style:name="P362" style:family="paragraph" style:parent-style-name="Text_20_body" style:list-style-name="L10">
      <style:text-properties officeooo:rsid="015bc9ff" officeooo:paragraph-rsid="015bc9ff"/>
    </style:style>
    <style:style style:name="P363" style:family="paragraph" style:parent-style-name="Text_20_body" style:list-style-name="L10">
      <style:text-properties officeooo:rsid="015cbd73" officeooo:paragraph-rsid="015cbd73"/>
    </style:style>
    <style:style style:name="P364" style:family="paragraph" style:parent-style-name="Text_20_body" style:list-style-name="L10">
      <style:text-properties officeooo:rsid="015e458a" officeooo:paragraph-rsid="015e458a"/>
    </style:style>
    <style:style style:name="P365" style:family="paragraph" style:parent-style-name="Text_20_body" style:list-style-name="L10">
      <style:text-properties officeooo:rsid="0160deb1" officeooo:paragraph-rsid="0160deb1"/>
    </style:style>
    <style:style style:name="P366" style:family="paragraph" style:parent-style-name="Text_20_body" style:list-style-name="L10">
      <style:text-properties officeooo:rsid="01615d83" officeooo:paragraph-rsid="01615d83"/>
    </style:style>
    <style:style style:name="P367" style:family="paragraph" style:parent-style-name="Text_20_body" style:list-style-name="L10">
      <style:text-properties officeooo:rsid="0161dd27" officeooo:paragraph-rsid="0161dd27"/>
    </style:style>
    <style:style style:name="P368" style:family="paragraph" style:parent-style-name="Text_20_body" style:list-style-name="L10">
      <style:text-properties officeooo:rsid="0162e1e3" officeooo:paragraph-rsid="0162e1e3"/>
    </style:style>
    <style:style style:name="P369" style:family="paragraph" style:parent-style-name="Text_20_body" style:list-style-name="L10">
      <style:text-properties officeooo:rsid="0164d660" officeooo:paragraph-rsid="0164d660"/>
    </style:style>
    <style:style style:name="P370" style:family="paragraph" style:parent-style-name="Text_20_body" style:list-style-name="L10">
      <style:text-properties officeooo:rsid="01660d96" officeooo:paragraph-rsid="01660d96"/>
    </style:style>
    <style:style style:name="P371" style:family="paragraph" style:parent-style-name="Text_20_body" style:list-style-name="L10">
      <style:text-properties officeooo:rsid="016719da" officeooo:paragraph-rsid="016719da"/>
    </style:style>
    <style:style style:name="P372" style:family="paragraph" style:parent-style-name="Text_20_body" style:list-style-name="L10">
      <style:text-properties officeooo:rsid="01687bbe" officeooo:paragraph-rsid="01687bbe"/>
    </style:style>
    <style:style style:name="P373" style:family="paragraph" style:parent-style-name="Text_20_body" style:list-style-name="L10">
      <style:text-properties officeooo:rsid="016976c5" officeooo:paragraph-rsid="016976c5"/>
    </style:style>
    <style:style style:name="P374" style:family="paragraph" style:parent-style-name="Text_20_body" style:list-style-name="L11">
      <style:text-properties officeooo:rsid="016c077f" officeooo:paragraph-rsid="016c077f"/>
    </style:style>
    <style:style style:name="P375" style:family="paragraph" style:parent-style-name="Text_20_body" style:list-style-name="L11">
      <style:text-properties officeooo:rsid="016cbcb8" officeooo:paragraph-rsid="016cbcb8"/>
    </style:style>
    <style:style style:name="P376" style:family="paragraph" style:parent-style-name="Text_20_body" style:list-style-name="L11">
      <style:text-properties officeooo:rsid="016f1f7b" officeooo:paragraph-rsid="016f1f7b"/>
    </style:style>
    <style:style style:name="P377" style:family="paragraph" style:parent-style-name="Text_20_body" style:list-style-name="L11">
      <style:text-properties officeooo:rsid="016e2b29" officeooo:paragraph-rsid="016e2b29"/>
    </style:style>
    <style:style style:name="P378" style:family="paragraph" style:parent-style-name="Text_20_body" style:list-style-name="L11">
      <style:text-properties officeooo:rsid="016f7671" officeooo:paragraph-rsid="016f7671"/>
    </style:style>
    <style:style style:name="P379" style:family="paragraph" style:parent-style-name="Text_20_body" style:list-style-name="L11">
      <style:text-properties officeooo:rsid="017029b3" officeooo:paragraph-rsid="017029b3"/>
    </style:style>
    <style:style style:name="P380" style:family="paragraph" style:parent-style-name="Text_20_body" style:list-style-name="L11">
      <style:text-properties officeooo:rsid="01714606" officeooo:paragraph-rsid="01714606"/>
    </style:style>
    <style:style style:name="P381" style:family="paragraph" style:parent-style-name="Text_20_body" style:list-style-name="L11">
      <style:text-properties officeooo:rsid="017236c8" officeooo:paragraph-rsid="017236c8"/>
    </style:style>
    <style:style style:name="P382" style:family="paragraph" style:parent-style-name="Text_20_body" style:list-style-name="L11">
      <style:text-properties officeooo:rsid="01740eb7" officeooo:paragraph-rsid="01740eb7"/>
    </style:style>
    <style:style style:name="P383" style:family="paragraph" style:parent-style-name="Text_20_body" style:list-style-name="L11">
      <style:text-properties officeooo:rsid="01743ae1" officeooo:paragraph-rsid="01743ae1"/>
    </style:style>
    <style:style style:name="P384" style:family="paragraph" style:parent-style-name="Text_20_body" style:list-style-name="L11">
      <style:text-properties officeooo:rsid="01759164" officeooo:paragraph-rsid="01759164"/>
    </style:style>
    <style:style style:name="P385" style:family="paragraph" style:parent-style-name="Text_20_body" style:list-style-name="L11">
      <style:text-properties officeooo:rsid="01764b34" officeooo:paragraph-rsid="01764b34"/>
    </style:style>
    <style:style style:name="P386" style:family="paragraph" style:parent-style-name="Text_20_body" style:list-style-name="L11">
      <style:text-properties officeooo:rsid="01773a45" officeooo:paragraph-rsid="01773a45"/>
    </style:style>
    <style:style style:name="P387" style:family="paragraph" style:parent-style-name="Text_20_body" style:list-style-name="L11">
      <style:text-properties officeooo:rsid="0179be67" officeooo:paragraph-rsid="0179be67"/>
    </style:style>
    <style:style style:name="P388" style:family="paragraph" style:parent-style-name="Text_20_body" style:list-style-name="L11">
      <style:text-properties officeooo:rsid="017cfbbe" officeooo:paragraph-rsid="017cfbbe"/>
    </style:style>
    <style:style style:name="P389" style:family="paragraph" style:parent-style-name="Text_20_body" style:list-style-name="L11">
      <style:text-properties officeooo:rsid="017ef7a7" officeooo:paragraph-rsid="017ef7a7"/>
    </style:style>
    <style:style style:name="P390" style:family="paragraph" style:parent-style-name="Text_20_body" style:list-style-name="L11">
      <style:text-properties officeooo:rsid="0180c8a9" officeooo:paragraph-rsid="0180c8a9"/>
    </style:style>
    <style:style style:name="P391" style:family="paragraph" style:parent-style-name="Text_20_body" style:list-style-name="L11">
      <style:text-properties officeooo:rsid="0181bedc" officeooo:paragraph-rsid="0181bedc"/>
    </style:style>
    <style:style style:name="P392" style:family="paragraph" style:parent-style-name="Text_20_body" style:list-style-name="L11">
      <style:text-properties officeooo:rsid="018217e6" officeooo:paragraph-rsid="018217e6"/>
    </style:style>
    <style:style style:name="P393" style:family="paragraph" style:parent-style-name="Text_20_body" style:list-style-name="L11">
      <style:text-properties officeooo:rsid="018398c1" officeooo:paragraph-rsid="018398c1"/>
    </style:style>
    <style:style style:name="P394" style:family="paragraph" style:parent-style-name="Text_20_body" style:list-style-name="L11">
      <style:text-properties officeooo:rsid="018675e3" officeooo:paragraph-rsid="018675e3"/>
    </style:style>
    <style:style style:name="P395" style:family="paragraph" style:parent-style-name="Text_20_body" style:list-style-name="L11">
      <style:text-properties officeooo:rsid="0186a0d4" officeooo:paragraph-rsid="0186a0d4"/>
    </style:style>
    <style:style style:name="P396" style:family="paragraph" style:parent-style-name="Text_20_body" style:list-style-name="L11">
      <style:text-properties officeooo:rsid="0187e1ce" officeooo:paragraph-rsid="0187e1ce"/>
    </style:style>
    <style:style style:name="P397" style:family="paragraph" style:parent-style-name="Text_20_body" style:list-style-name="L11">
      <style:text-properties officeooo:rsid="0187e36c" officeooo:paragraph-rsid="0187e36c"/>
    </style:style>
    <style:style style:name="P398" style:family="paragraph" style:parent-style-name="Text_20_body" style:list-style-name="L11">
      <style:text-properties officeooo:rsid="01886af8" officeooo:paragraph-rsid="01886af8"/>
    </style:style>
    <style:style style:name="P399" style:family="paragraph" style:parent-style-name="Text_20_body" style:list-style-name="L11">
      <style:text-properties officeooo:rsid="018937f5" officeooo:paragraph-rsid="018937f5"/>
    </style:style>
    <style:style style:name="P400" style:family="paragraph" style:parent-style-name="Text_20_body" style:list-style-name="L11">
      <style:text-properties officeooo:rsid="018aeafa" officeooo:paragraph-rsid="018aeafa"/>
    </style:style>
    <style:style style:name="P401" style:family="paragraph" style:parent-style-name="Text_20_body" style:list-style-name="L11">
      <style:text-properties officeooo:rsid="018c04d6" officeooo:paragraph-rsid="018c04d6"/>
    </style:style>
    <style:style style:name="P402" style:family="paragraph" style:parent-style-name="Text_20_body" style:list-style-name="L11">
      <style:text-properties officeooo:rsid="018de5bf" officeooo:paragraph-rsid="018de5bf"/>
    </style:style>
    <style:style style:name="P403" style:family="paragraph" style:parent-style-name="Text_20_body" style:list-style-name="L11">
      <style:text-properties officeooo:rsid="018de5bf" officeooo:paragraph-rsid="018eca6d"/>
    </style:style>
    <style:style style:name="P404" style:family="paragraph" style:parent-style-name="Text_20_body" style:list-style-name="L11">
      <style:text-properties officeooo:rsid="0190adc8" officeooo:paragraph-rsid="0190adc8"/>
    </style:style>
    <style:style style:name="P405" style:family="paragraph" style:parent-style-name="Text_20_body" style:list-style-name="L11">
      <style:text-properties officeooo:rsid="01918bee" officeooo:paragraph-rsid="01918bee"/>
    </style:style>
    <style:style style:name="P406" style:family="paragraph" style:parent-style-name="Text_20_body" style:list-style-name="L11">
      <style:text-properties officeooo:rsid="0192efa6" officeooo:paragraph-rsid="0192efa6"/>
    </style:style>
    <style:style style:name="P407" style:family="paragraph" style:parent-style-name="Text_20_body" style:list-style-name="L11">
      <style:text-properties officeooo:rsid="0195512c" officeooo:paragraph-rsid="0195512c"/>
    </style:style>
    <style:style style:name="P408" style:family="paragraph" style:parent-style-name="Text_20_body" style:list-style-name="L11">
      <style:text-properties officeooo:rsid="0195ccd9" officeooo:paragraph-rsid="0195ccd9"/>
    </style:style>
    <style:style style:name="P409" style:family="paragraph" style:parent-style-name="Text_20_body" style:list-style-name="L11">
      <style:text-properties officeooo:rsid="0196863f" officeooo:paragraph-rsid="0196863f"/>
    </style:style>
    <style:style style:name="P410" style:family="paragraph" style:parent-style-name="Text_20_body" style:list-style-name="L11">
      <style:text-properties officeooo:rsid="019881ba" officeooo:paragraph-rsid="019881ba"/>
    </style:style>
    <style:style style:name="P411" style:family="paragraph" style:parent-style-name="Text_20_body" style:list-style-name="L11">
      <style:text-properties officeooo:rsid="019a6f2f" officeooo:paragraph-rsid="019a6f2f"/>
    </style:style>
    <style:style style:name="P412" style:family="paragraph" style:parent-style-name="Text_20_body" style:list-style-name="L11">
      <style:text-properties officeooo:rsid="019b3d8c" officeooo:paragraph-rsid="019b3d8c"/>
    </style:style>
    <style:style style:name="P413" style:family="paragraph" style:parent-style-name="Text_20_body" style:list-style-name="L11">
      <style:text-properties officeooo:rsid="019c8316" officeooo:paragraph-rsid="019c8316"/>
    </style:style>
    <style:style style:name="P414" style:family="paragraph" style:parent-style-name="Text_20_body" style:list-style-name="L11">
      <style:text-properties officeooo:rsid="019d5ebd" officeooo:paragraph-rsid="019d5ebd"/>
    </style:style>
    <style:style style:name="P415" style:family="paragraph" style:parent-style-name="Text_20_body" style:list-style-name="L11">
      <style:text-properties officeooo:rsid="019e3e29" officeooo:paragraph-rsid="019e3e29"/>
    </style:style>
    <style:style style:name="P416" style:family="paragraph" style:parent-style-name="Text_20_body" style:list-style-name="L11">
      <style:text-properties officeooo:rsid="01a00d2d" officeooo:paragraph-rsid="01a00d2d"/>
    </style:style>
    <style:style style:name="P417" style:family="paragraph" style:parent-style-name="Text_20_body" style:list-style-name="L11">
      <style:text-properties officeooo:rsid="01a02479" officeooo:paragraph-rsid="01a02479"/>
    </style:style>
    <style:style style:name="P418" style:family="paragraph" style:parent-style-name="Text_20_body" style:list-style-name="L11">
      <style:text-properties officeooo:rsid="01a1dcb1" officeooo:paragraph-rsid="01a1dcb1"/>
    </style:style>
    <style:style style:name="P419" style:family="paragraph" style:parent-style-name="Text_20_body" style:list-style-name="L11">
      <style:text-properties officeooo:rsid="01a3d52f" officeooo:paragraph-rsid="01a3d52f"/>
    </style:style>
    <style:style style:name="P420" style:family="paragraph" style:parent-style-name="Text_20_body" style:list-style-name="L11">
      <style:text-properties officeooo:rsid="01a4b90b" officeooo:paragraph-rsid="01a4b90b"/>
    </style:style>
    <style:style style:name="P421" style:family="paragraph" style:parent-style-name="Text_20_body" style:list-style-name="L11">
      <style:text-properties officeooo:rsid="01a727ca" officeooo:paragraph-rsid="01a727ca"/>
    </style:style>
    <style:style style:name="P422" style:family="paragraph" style:parent-style-name="Text_20_body" style:list-style-name="L11">
      <style:text-properties officeooo:rsid="01a69a48" officeooo:paragraph-rsid="01a69a48"/>
    </style:style>
    <style:style style:name="P423" style:family="paragraph" style:parent-style-name="Text_20_body" style:list-style-name="L11">
      <style:text-properties officeooo:rsid="01a8f2ec" officeooo:paragraph-rsid="01a8f2ec"/>
    </style:style>
    <style:style style:name="P424" style:family="paragraph" style:parent-style-name="Text_20_body">
      <style:text-properties style:font-name="Calibri" officeooo:rsid="011f56ca" officeooo:paragraph-rsid="011f56ca"/>
    </style:style>
    <style:style style:name="P425" style:family="paragraph" style:parent-style-name="Text_20_body" style:list-style-name="L6">
      <style:text-properties style:font-name="Calibri" officeooo:rsid="00fe8c8e" officeooo:paragraph-rsid="00fe8c8e"/>
    </style:style>
    <style:style style:name="P426" style:family="paragraph" style:parent-style-name="Text_20_body">
      <style:text-properties style:font-name="Calibri" officeooo:rsid="00fa9c7d" officeooo:paragraph-rsid="00fa9c7d"/>
    </style:style>
    <style:style style:name="P427" style:family="paragraph" style:parent-style-name="Text_20_body" style:list-style-name="L6">
      <style:text-properties style:font-name="Calibri" officeooo:rsid="00efa47e" officeooo:paragraph-rsid="00efa47e"/>
    </style:style>
    <style:style style:name="P428" style:family="paragraph" style:parent-style-name="Text_20_body">
      <style:text-properties style:font-name="Calibri" officeooo:rsid="00e2652f" officeooo:paragraph-rsid="00e2652f"/>
    </style:style>
    <style:style style:name="P429" style:family="paragraph" style:parent-style-name="Text_20_body" style:list-style-name="L4">
      <style:paragraph-properties fo:text-align="start" style:justify-single-word="false"/>
      <style:text-properties style:font-name="Calibri" officeooo:rsid="005057e2" officeooo:paragraph-rsid="005057e2"/>
    </style:style>
    <style:style style:name="P430" style:family="paragraph" style:parent-style-name="Text_20_body">
      <style:paragraph-properties fo:text-align="start" style:justify-single-word="false"/>
      <style:text-properties style:font-name="Calibri" officeooo:rsid="004e6ae4" officeooo:paragraph-rsid="004e6ae4"/>
    </style:style>
    <style:style style:name="P431" style:family="paragraph" style:parent-style-name="List_20_Paragraph" style:list-style-name="L12">
      <style:text-properties officeooo:paragraph-rsid="01b0b691"/>
    </style:style>
    <style:style style:name="P432" style:family="paragraph" style:parent-style-name="List_20_Paragraph" style:list-style-name="L12">
      <style:text-properties style:font-name="Calibri" officeooo:paragraph-rsid="01b0b691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style:style style:name="T84" style:family="text">
      <style:text-properties officeooo:rsid="0144e85a"/>
    </style:style>
    <style:style style:name="T85" style:family="text">
      <style:text-properties officeooo:rsid="014819e8"/>
    </style:style>
    <style:style style:name="T86" style:family="text">
      <style:text-properties officeooo:rsid="0149d35d"/>
    </style:style>
    <style:style style:name="T87" style:family="text">
      <style:text-properties officeooo:rsid="014c40b7"/>
    </style:style>
    <style:style style:name="T88" style:family="text">
      <style:text-properties officeooo:rsid="014dea88"/>
    </style:style>
    <style:style style:name="T89" style:family="text">
      <style:text-properties officeooo:rsid="01517401"/>
    </style:style>
    <style:style style:name="T90" style:family="text">
      <style:text-properties officeooo:rsid="015202d5"/>
    </style:style>
    <style:style style:name="T91" style:family="text">
      <style:text-properties officeooo:rsid="015fbb00"/>
    </style:style>
    <style:style style:name="T92" style:family="text">
      <style:text-properties officeooo:rsid="016a7b5d"/>
    </style:style>
    <style:style style:name="T93" style:family="text">
      <style:text-properties officeooo:rsid="016a95d2"/>
    </style:style>
    <style:style style:name="T94" style:family="text">
      <style:text-properties officeooo:rsid="016e2b29"/>
    </style:style>
    <style:style style:name="T95" style:family="text">
      <style:text-properties officeooo:rsid="01714a56"/>
    </style:style>
    <style:style style:name="T96" style:family="text">
      <style:text-properties officeooo:rsid="01791e19"/>
    </style:style>
    <style:style style:name="T97" style:family="text">
      <style:text-properties officeooo:rsid="017bbb40"/>
    </style:style>
    <style:style style:name="T98" style:family="text">
      <style:text-properties officeooo:rsid="0180c8a9"/>
    </style:style>
    <style:style style:name="T99" style:family="text">
      <style:text-properties officeooo:rsid="01843943"/>
    </style:style>
    <style:style style:name="T100" style:family="text">
      <style:text-properties officeooo:rsid="0185fdf2"/>
    </style:style>
    <style:style style:name="T101" style:family="text">
      <style:text-properties officeooo:rsid="018aeafa"/>
    </style:style>
    <style:style style:name="T102" style:family="text">
      <style:text-properties officeooo:rsid="018eca6d"/>
    </style:style>
    <style:style style:name="T103" style:family="text">
      <style:text-properties officeooo:rsid="01946057"/>
    </style:style>
    <style:style style:name="T104" style:family="text">
      <style:text-properties officeooo:rsid="01a90ed0"/>
    </style:style>
    <style:style style:name="T105" style:family="text">
      <style:text-properties officeooo:rsid="01ad64be"/>
    </style:style>
    <style:style style:name="T106" style:family="text">
      <style:text-properties officeooo:rsid="01b0b691"/>
    </style:style>
    <style:style style:name="T107" style:family="text">
      <style:text-properties officeooo:rsid="01b2758a"/>
    </style:style>
    <style:style style:name="T108" style:family="text">
      <style:text-properties officeooo:rsid="01b32d80"/>
    </style:style>
    <style:style style:name="T109" style:family="text">
      <style:text-properties officeooo:rsid="01b3ac53"/>
    </style:style>
    <style:style style:name="T110" style:family="text">
      <style:text-properties officeooo:rsid="01b4ac8d"/>
    </style:style>
    <style:style style:name="T111" style:family="text">
      <style:text-properties officeooo:rsid="01b575bd"/>
    </style:style>
    <style:style style:name="T112" style:family="text">
      <style:text-properties style:font-name-asian="NanumGothic1"/>
    </style:style>
    <style:style style:name="T113" style:family="text">
      <style:text-properties officeooo:rsid="01bab213" style:font-name-asian="NanumGothic1"/>
    </style:style>
    <style:style style:name="T114" style:family="text">
      <style:text-properties officeooo:rsid="01c3487a" style:font-name-asian="NanumGothic1"/>
    </style:style>
    <style:style style:name="T115" style:family="text">
      <style:text-properties officeooo:rsid="01c50960" style:font-name-asian="NanumGothic1"/>
    </style:style>
    <style:style style:name="T116" style:family="text">
      <style:text-properties officeooo:rsid="01c9161f" style:font-name-asian="NanumGothic1"/>
    </style:style>
    <style:style style:name="T117" style:family="text">
      <style:text-properties officeooo:rsid="01d11961" style:font-name-asian="NanumGothic1"/>
    </style:style>
    <style:style style:name="T118" style:family="text">
      <style:text-properties officeooo:rsid="01d72da5" style:font-name-asian="NanumGothic1"/>
    </style:style>
    <style:style style:name="T119" style:family="text">
      <style:text-properties officeooo:rsid="01bab2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note text:id="ftn1" text:note-class="endnote"><text:note-citation>i</text:note-citation><text:note-body><text:p text:style-name="Endnote"/></text:note-body></text:note><text:bookmark-start text:name="Italia preguerra"/>STORIA<text:bookmark-end text:name="Italia preguerra"/></text:p>
      <text:list xml:id="list7067854555687250768" text:style-name="L1">
        <text:list-item>
          <text:p text:style-name="P47">La destra aveva portato all'unificazione, ma perse consensi a causa delle nuove tasse e riforme</text:p>
          <text:list>
            <text:list-item>
              <text:p text:style-name="P47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48">1874 la sinistra ottiene i voti, ma non il potere poiché molti cattolici non erano andati a votare per il non expedit del Papa</text:p>
        </text:list-item>
        <text:list-item>
          <text:p text:style-name="P48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48">Esponente di sinistra, <text:span text:style-name="T17">ma legato al capitalismo e al nord</text:span></text:p>
            </text:list-item>
            <text:list-item>
              <text:p text:style-name="P49">Trasformismo: accontenta richieste di chi è disposto a votarlo</text:p>
            </text:list-item>
            <text:list-item>
              <text:p text:style-name="P49">Allarga il suffragio ai maschi con più di 21 anni che sia alfabetizzato <text:span text:style-name="T18">o con pagamento di 20 lire di tasse</text:span></text:p>
            </text:list-item>
            <text:list-item>
              <text:p text:style-name="P50">Riforma per la scuola: laica e obbligatoria per 2 anni, nonostante ciò i più poveri non andarono a scuola per la lontananza (30% a 50% alfabetizzazione)</text:p>
            </text:list-item>
            <text:list-item>
              <text:p text:style-name="P51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52">1882 Triplice alleanza con Germania e Austria (anche se contraria agli Italiani perché non avevano ceduto Trento e Trieste)</text:p>
            </text:list-item>
          </text:list>
        </text:list-item>
        <text:list-item>
          <text:p text:style-name="P53">1887 Governo Crispi <text:span text:style-name="T21">(</text:span><text:span text:style-name="T8">politica aggressiva</text:span><text:span text:style-name="T21">)</text:span></text:p>
          <text:list>
            <text:list-item>
              <text:p text:style-name="P54">Per dimostrare il Battesimo di Sangue mirò all'Eritrea che ottene grazie al trattato di Uccialli e la formazione del protettorato</text:p>
            </text:list-item>
            <text:list-item>
              <text:p text:style-name="P55">Politica interna:</text:p>
              <text:list>
                <text:list-item>
                  <text:p text:style-name="P55">elezioni comunali (amministrazione e sindaco)</text:p>
                </text:list-item>
                <text:list-item>
                  <text:p text:style-name="P56">introdotto diritto di sciopero e associazione</text:p>
                </text:list-item>
                <text:list-item>
                  <text:p text:style-name="P56">abolita pena di morte</text:p>
                </text:list-item>
              </text:list>
            </text:list-item>
          </text:list>
        </text:list-item>
      </text:list>
      <text:list xml:id="list7685063761632482872" text:style-name="L2">
        <text:list-item>
          <text:p text:style-name="P57">Differenza tra anarchici e socialisti</text:p>
          <text:list>
            <text:list-item>
              <text:p text:style-name="P57">Anarchici non riconoscono alcun potere sopra di loro</text:p>
            </text:list-item>
            <text:list-item>
              <text:p text:style-name="P57">Socialisti concedono a tutte le classi l'esercizio del potere</text:p>
            </text:list-item>
          </text:list>
        </text:list-item>
        <text:list-item>
          <text:p text:style-name="P58">Questione Meridionale</text:p>
          <text:list>
            <text:list-item>
              <text:p text:style-name="P59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60">Positivismo: <text:span text:style-name="T13">alcuni erano destinati ad avere vantaggi dal progresso perché più capaci di altri</text:span></text:p>
            </text:list-item>
            <text:list-item>
              <text:p text:style-name="P61">Si diffonde l'idea della presenza di due razze in Italia: ari e mediterranei (meno capaci)</text:p>
            </text:list-item>
            <text:list-item>
              <text:p text:style-name="P62"><text:soft-page-break/>Dopo le iniziali proteste del Sud, ben presto si spensero a causa della forte emigrazione della parte attiva della popolazione</text:p>
            </text:list-item>
          </text:list>
        </text:list-item>
        <text:list-item>
          <text:p text:style-name="P57">Diffusione del socialismo in Italia</text:p>
          <text:list>
            <text:list-item>
              <text:p text:style-name="P57">Si diffonde lentamente</text:p>
            </text:list-item>
            <text:list-item>
              <text:p text:style-name="P57">è una corrente moderata</text:p>
            </text:list-item>
            <text:list-item>
              <text:p text:style-name="P57">Il primo giornale socialista è “La Critica Sociale” di Costa</text:p>
            </text:list-item>
            <text:list-item>
              <text:p text:style-name="P63">Verso fine '800 nasce il partito socialista e il giornale “Avanti!”, di cui diverrà parte anche Mussolini</text:p>
            </text:list-item>
          </text:list>
        </text:list-item>
        <text:list-item>
          <text:p text:style-name="P63">La diffusione del socialismo porta ad alcune rivolte in Italia, le quali sono soppresse con la forza</text:p>
          <text:list>
            <text:list-item>
              <text:p text:style-name="P63">Il governo Crispi è costretto alle dimissioni</text:p>
            </text:list-item>
          </text:list>
        </text:list-item>
        <text:list-item>
          <text:p text:style-name="P63">1891-1892 Governo di Antonio Di Rudinì ( <text:span text:style-name="T3">m</text:span><text:span text:style-name="T2">oderato </text:span>)</text:p>
          <text:list>
            <text:list-item>
              <text:p text:style-name="P63">Governo provvisorio</text:p>
            </text:list-item>
          </text:list>
        </text:list-item>
        <text:list-item>
          <text:p text:style-name="P63">1893-1894 Governo di Giolitti</text:p>
          <text:list>
            <text:list-item>
              <text:p text:style-name="P64">Dimissioni a causa dello scandalo della banca romana</text:p>
              <text:list>
                <text:list-item>
                  <text:p text:style-name="P64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64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64">repressione nuovi moti</text:p>
            </text:list-item>
            <text:list-item>
              <text:p text:style-name="P64">programma una campagna in Etiopia</text:p>
            </text:list-item>
            <text:list-item>
              <text:p text:style-name="P64">Dimissioni a causa di una pesante sconfitta ad Adua (tramonta l'idea del battesimo di sangue)</text:p>
            </text:list-item>
          </text:list>
        </text:list-item>
        <text:list-item>
          <text:p text:style-name="P64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65">Promulga un amnistia</text:p>
            </text:list-item>
            <text:list-item>
              <text:p text:style-name="P65">Aumenta il prezzo del pane, scatenando rivolte, poi soppresse nel sangue</text:p>
            </text:list-item>
            <text:list-item>
              <text:p text:style-name="P66">Viene tolta la libertà di stampa e parola</text:p>
            </text:list-item>
            <text:list-item>
              <text:p text:style-name="P67">Dimissioni</text:p>
            </text:list-item>
          </text:list>
        </text:list-item>
        <text:list-item>
          <text:p text:style-name="P68">Governo del Generale Pelloux ( <text:span text:style-name="T2">moderato, poi autoritario</text:span> )</text:p>
          <text:list>
            <text:list-item>
              <text:p text:style-name="P69">Prova a far approvare alcune leggi ma la sinistra si oppone con l'ostruzionismo</text:p>
            </text:list-item>
            <text:list-item>
              <text:p text:style-name="P69">Dimissioni e nuove elezioni</text:p>
            </text:list-item>
          </text:list>
        </text:list-item>
        <text:list-item>
          <text:p text:style-name="P70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71"><text:soft-page-break/>1900 assassinio di Umberto I <text:span text:style-name="T11">ad opera di un anarchico ( Gaetano Bresci )</text:span>, <text:span text:style-name="T10">nonostante ciò il successore mantiene la linea politica di pacificazione</text:span></text:p>
            </text:list-item>
          </text:list>
        </text:list-item>
        <text:list-item>
          <text:p text:style-name="P72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72">Lo Stato, secondo Giolitti, era il mediatore e non doveva intervenire nei conflitti sociali poiché si sarebbero esauriti da soli</text:p>
            </text:list-item>
            <text:list-item>
              <text:p text:style-name="P73">Questo governo favorisce le clientele</text:p>
            </text:list-item>
            <text:list-item>
              <text:p text:style-name="P73">Grandi capitali dall'estero favoriscono l'economia</text:p>
            </text:list-item>
            <text:list-item>
              <text:p text:style-name="P73">Nascono banche miste, che concedono finanziamenti a lungo termine per l'industria soprattutto quella pesante</text:p>
            </text:list-item>
            <text:list-item>
              <text:p text:style-name="P74">Socialisti in Italia:</text:p>
              <text:list>
                <text:list-item>
                  <text:p text:style-name="P74">Riformisti, arrivare al socialismo attraverso graduali riforme</text:p>
                  <text:list>
                    <text:list-item>
                      <text:p text:style-name="P74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74">Massimalisti, arrivare al socialismo con la rivolta</text:p>
                </text:list-item>
              </text:list>
            </text:list-item>
            <text:list-item>
              <text:p text:style-name="P75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76">I nazionalisti chiedevano una campagna in Libia</text:p>
              <text:list>
                <text:list-item>
                  <text:p text:style-name="P76">Doveva essere usata per la manodopera in eccesso e da territorio di sfruttamento</text:p>
                </text:list-item>
                <text:list-item>
                  <text:p text:style-name="P77">La reale motivazione era che molti nazionalisti, proprietari di industrie pesanti, volevano incrementare le vendite</text:p>
                </text:list-item>
                <text:list-item>
                  <text:p text:style-name="P78">1911-1912 Campagna di Libia, conquistata con il dodecaneso dopo la Pace di Losanna</text:p>
                </text:list-item>
              </text:list>
            </text:list-item>
            <text:list-item>
              <text:p text:style-name="P79">I socialisti chiedono il suffragio universale maschile</text:p>
              <text:list>
                <text:list-item>
                  <text:p text:style-name="P79">1912 possono votare:</text:p>
                  <text:list>
                    <text:list-item>
                      <text:p text:style-name="P79">uomini analfabeti con più di 30 anni</text:p>
                    </text:list-item>
                    <text:list-item>
                      <text:p text:style-name="P79">alfabetizzati con più di 21 anni</text:p>
                    </text:list-item>
                    <text:list-item>
                      <text:p text:style-name="P80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81">Patto Gentiloni: per ottenere l'appoggio dei Cattolici, Giolitti ottiene dal Papa il permesso ai cattolici di intervenine col voto in politica</text:p>
              <text:list>
                <text:list-item>
                  <text:p text:style-name="P81">una parte di cattolici raccolta intorno a Don Romolo Murri chiede la formazione di un partito</text:p>
                  <text:list>
                    <text:list-item>
                      <text:p text:style-name="P81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81"><text:soft-page-break/>gli intransigenti sono a sfavore della partecipazione in politica </text:p>
                </text:list-item>
              </text:list>
            </text:list-item>
            <text:list-item>
              <text:p text:style-name="P82">Catastrofi naturali che il governo non si curò di risolvere</text:p>
              <text:list>
                <text:list-item>
                  <text:p text:style-name="P82">eruzione Vesuvio (1906)</text:p>
                </text:list-item>
                <text:list-item>
                  <text:p text:style-name="P82"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433170598897169432" text:style-name="L3">
        <text:list-item>
          <text:p text:style-name="P83">Per i marxisti il periodo si chiamerà Imperialismo per mettere in luce l'aspetto negativo</text:p>
        </text:list-item>
        <text:list-item>
          <text:p text:style-name="P83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84">Parigi sarà il simbolo di questo periodo e in particolare la Tour Eiffel, il simbolo del progresso</text:p>
        </text:list-item>
        <text:list-item>
          <text:p text:style-name="P86">Con lo sviluppo industriale </text:p>
          <text:list>
            <text:list-item>
              <text:p text:style-name="P86">si verifica un forte inurbamento, causato da lavoro più sicuro e redditizio di quello di campagna</text:p>
            </text:list-item>
            <text:list-item>
              <text:p text:style-name="P86">nascita dei paesi dormitorio</text:p>
            </text:list-item>
            <text:list-item>
              <text:p text:style-name="P87">nascono i colletti bianchi, gli operai specializzati, una classe intermedia</text:p>
            </text:list-item>
            <text:list-item>
              <text:p text:style-name="P88"><text:span text:style-name="T26">i</text:span>l settore siderurgico e soprattutto militare subiscono un forte impulso</text:p>
            </text:list-item>
            <text:list-item>
              <text:p text:style-name="P85">Ford produce la prima auto con una catena di montaggio (Taylorismo)</text:p>
            </text:list-item>
          </text:list>
        </text:list-item>
        <text:list-item>
          <text:p text:style-name="P84">Il positivismo era l'ideologia dominante. I popoli superiori si imponevano su quelli inferiori, perciò legittimava l'imperialismo</text:p>
        </text:list-item>
        <text:list-item>
          <text:p text:style-name="P84">Con la crisi economica, molti stati adottano una politica protezionistica, altri tentarono di potenziare il settore in maggior crisi, quello agricolo</text:p>
        </text:list-item>
        <text:list-item>
          <text:p text:style-name="P84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90402590071851" text:continue-numbering="true" text:style-name="L3">
        <text:list-header>
          <text:p text:style-name="P84"/>
          <text:p text:style-name="P84"/>
        </text:list-header>
      </text:list>
      <text:p text:style-name="P7"/>
      <text:p text:style-name="P2"><text:bookmark-start text:name="Prima Guerra Mondiale"/><text:soft-page-break/>I Guerra Mondiale <text:span text:style-name="T32">(Premessa)</text:span><text:bookmark-end text:name="Prima Guerra Mondiale"/></text:p>
      <text:list xml:id="list190402397912828" text:continue-list="list7685063761632482872" text:style-name="L2">
        <text:list-item>
          <text:p text:style-name="P89">Cause</text:p>
          <text:list>
            <text:list-item>
              <text:p text:style-name="P89">Germania vuole rivendicare la sua potenza economica e politica, anche con la forza</text:p>
            </text:list-item>
            <text:list-item>
              <text:p text:style-name="P90">Guglielmo II non rinnova l'alleanza con la Russia, così stipula un alleanza con la Francia</text:p>
              <text:list>
                <text:list-item>
                  <text:p text:style-name="P90"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91">Guglielmo II tenta l'alleanza con l'Inghilterra, ma non ha successo</text:p>
              <text:list>
                <text:list-item>
                  <text:p text:style-name="P91">L'aumento della flotta tedesca non permetteva all'Inghilterra di formare una flotta più grande della somma delle altre due più forti</text:p>
                </text:list-item>
                <text:list-item>
                  <text:p text:style-name="P91">guerra greco-turca: </text:p>
                  <text:list>
                    <text:list-item>
                      <text:p text:style-name="P91">Creta chiede aiuto alla Grecia per ottenere l'indipendenza e la Grecia da il suo appoggio in quanto utile per i traffici commerciali</text:p>
                    </text:list-item>
                    <text:list-item>
                      <text:p text:style-name="P91">La Grecia ottiene il supporto degli Inglesi e la Turchia dei Tedeschi</text:p>
                    </text:list-item>
                    <text:list-item>
                      <text:p text:style-name="P91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92">strage in Transvaal e Orange</text:p>
                  <text:list>
                    <text:list-item>
                      <text:p text:style-name="P92">Dopo il massacro dei boeri, l'opinione pubblica reagisce e in particolare la Germania</text:p>
                    </text:list-item>
                    <text:list-item>
                      <text:p text:style-name="P92">Si scatena una germanofobia</text:p>
                    </text:list-item>
                  </text:list>
                </text:list-item>
                <text:list-item>
                  <text:p text:style-name="P92">Intesa Cordiale (1904-1905)</text:p>
                  <text:list>
                    <text:list-item>
                      <text:p text:style-name="P92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93">Austria annette Bosnia-Erzegovina</text:p>
              <text:list>
                <text:list-item>
                  <text:p text:style-name="P93">La Russia desidera un protettorato nei Balcani</text:p>
                </text:list-item>
                <text:list-item>
                  <text:p text:style-name="P93">Serbi e Italiani non possono più aprire rotte commerciali col Paese</text:p>
                </text:list-item>
              </text:list>
            </text:list-item>
            <text:list-item>
              <text:p text:style-name="P93">Annessione del Marocco</text:p>
              <text:list>
                <text:list-item>
                  <text:p text:style-name="P93">dopo l'annessione francese, la Germania la denuncia per violazione dei trattati internazionali, ma nessuno la appoggia</text:p>
                </text:list-item>
                <text:list-item>
                  <text:p text:style-name="P93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94">Guerra Balcanica</text:p>
              <text:list>
                <text:list-item>
                  <text:p text:style-name="P94">Grecia, Bulgaria, Serbia e Montenegro si alleano contro la Turchia e conquistano parte dei suoi territori</text:p>
                </text:list-item>
                <text:list-item>
                  <text:p text:style-name="P94"><text:soft-page-break/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95">Impero Ottomano</text:p>
              <text:list>
                <text:list-item>
                  <text:p text:style-name="P95">la modernizzazione sarà messa a freno dalla diffusione della religione</text:p>
                </text:list-item>
                <text:list-item>
                  <text:p text:style-name="P95">il popolo obbliga il sultano a concedere una costituzione, revocata l’anno successivo</text:p>
                </text:list-item>
                <text:list-item>
                  <text:p text:style-name="P95">Abdul Ahmid è destituito e il fratello Maometto V ottiene il potere</text:p>
                </text:list-item>
                <text:list-item>
                  <text:p text:style-name="P95">Mustafà Kemal fu il leader dei movimenti rivoluzionari oltre che ataturk, padre della Turchia</text:p>
                </text:list-item>
                <text:list-item>
                  <text:p text:style-name="P95">Kemal attuò un processo di modernizzazione</text:p>
                </text:list-item>
              </text:list>
            </text:list-item>
            <text:list-item>
              <text:p text:style-name="P96">Cina</text:p>
              <text:list>
                <text:list-item>
                  <text:p text:style-name="P96">durante le guerre dell’oppio la cina aveva perso parte dell’autonomia</text:p>
                </text:list-item>
                <text:list-item>
                  <text:p text:style-name="P96">L’imperatrice Ci-Xi fomentò l’odio dei boxer (gruppi di giovani rivoltosi contro gli stranieri e i grandi proprietari terrieri) contro gli stranieri</text:p>
                </text:list-item>
                <text:list-item>
                  <text:p text:style-name="P96">Vengono assediati i quartieri stranieri nelle città e i cinesi cristianizzati</text:p>
                </text:list-item>
                <text:list-item>
                  <text:p text:style-name="P96">Usa, Giappone e le potenze Europee inviano dei contingenti armati</text:p>
                </text:list-item>
                <text:list-item>
                  <text:p text:style-name="P96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97">Giappone</text:p>
              <text:list>
                <text:list-item>
                  <text:p text:style-name="P97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98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99">USA (Theodore Roosvelt)</text:p>
              <text:list>
                <text:list-item>
                  <text:p text:style-name="P100">“Big Stick”, parla con dolcezza, se non ha effetto ricorda di avere con te un grosso bastone</text:p>
                </text:list-item>
                <text:list-item>
                  <text:p text:style-name="P100">Canale di Panama</text:p>
                  <text:list>
                    <text:list-item>
                      <text:p text:style-name="P100">Tenta di acquistare i territori appartenenti alla Colombia</text:p>
                    </text:list-item>
                    <text:list-item>
                      <text:p text:style-name="P100">Al rifiuto del governo, finanzia le rivolte</text:p>
                    </text:list-item>
                    <text:list-item>
                      <text:p text:style-name="P100">Alla nascita della Repubblica di Panama, ottiene i territori a cui era interessato</text:p>
                    </text:list-item>
                  </text:list>
                </text:list-item>
                <text:list-item>
                  <text:p text:style-name="P100">Corollario alla dottrina Monroe</text:p>
                  <text:list>
                    <text:list-item>
                      <text:p text:style-name="P100">La dottrina Monroe dava accesso commerciale privilegiato agli Usa in America del <text:soft-page-break/>Sud </text:p>
                    </text:list-item>
                    <text:list-item>
                      <text:p text:style-name="P101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102">Intervento nello sciopero dei Minatori</text:p>
                  <text:list>
                    <text:list-item>
                      <text:p text:style-name="P102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103">Russia</text:p>
              <text:list>
                <text:list-item>
                  <text:p text:style-name="P103">Vitte promuove l’industria e le ferrovie (Transiberiana), stabilizza il rublo grazie ai capitali stranieri</text:p>
                </text:list-item>
                <text:list-item>
                  <text:p text:style-name="P104"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104">nascono i partiti illeciti popolari socialrivoluzionario e socialdemocratico e il partito cadetto dei borghesi</text:p>
                    </text:list-item>
                    <text:list-item>
                      <text:p text:style-name="P105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2039382727843475496" text:style-name="L4">
        <text:list-item>
          <text:p text:style-name="P106">Nessuno ha un obiettivo chiaro all’inizio della guerra, <text:span text:style-name="T28">a settembre si delineano i programmi</text:span></text:p>
          <text:list>
            <text:list-item>
              <text:p text:style-name="P107">Francia vuole Alsazia e Lorena</text:p>
            </text:list-item>
            <text:list-item>
              <text:p text:style-name="P107">Russia aspira a instaurare protettorati sui Balcani</text:p>
            </text:list-item>
            <text:list-item>
              <text:p text:style-name="P107">Germania voleva indebolire Francia e Inghilterra, divenire la potenza economica egemone</text:p>
            </text:list-item>
          </text:list>
        </text:list-item>
        <text:list-item>
          <text:p text:style-name="P107">Guerra</text:p>
          <text:list>
            <text:list-item>
              <text:p text:style-name="P107"><text:s/>totale perché sono coinvolti tutti gli stati sociali e persino le colonie</text:p>
            </text:list-item>
            <text:list-item>
              <text:p text:style-name="P107">tecnologica poiché ruolo importante assunse la ricerca tecnologica</text:p>
            </text:list-item>
            <text:list-item>
              <text:p text:style-name="P107">di logoramento, in trincea in cui i soldati sostavano per molto tempo fino allo sfinimento</text:p>
            </text:list-item>
          </text:list>
        </text:list-item>
        <text:list-item>
          <text:p text:style-name="P108">Eventi</text:p>
          <text:list>
            <text:list-item>
              <text:p text:style-name="P106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109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110">1916 Spedizione punitiva austriaca contro i traditori italiani</text:p>
            </text:list-item>
            <text:list-item>
              <text:p text:style-name="P108"><text:soft-page-break/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111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112">1917 Entrata in guerra degli Stati Uniti per</text:p>
              <text:list>
                <text:list-item>
                  <text:p text:style-name="P112">la violazione della neutralità del Belgio</text:p>
                </text:list-item>
                <text:list-item>
                  <text:p text:style-name="P112">l’affondamento del transatlantico Lusitania che trasportava passeggeri, tra cui americani, anche se trasportava armi nascoste per gli inglesi</text:p>
                </text:list-item>
                <text:list-item>
                  <text:p text:style-name="P113">la guerra sottomarina</text:p>
                </text:list-item>
                <text:list-item>
                  <text:p text:style-name="P113">il motivo principale era fare in modo che Francia e Inghilterra potessero saldare gli ingenti debiti contratti con gli USA</text:p>
                </text:list-item>
              </text:list>
            </text:list-item>
            <text:list-item>
              <text:p text:style-name="P113">Benedetto XV chiede con un proclama di mettere fine alla guerra</text:p>
            </text:list-item>
            <text:list-item>
              <text:p text:style-name="P113">Disfatta di Caporetto: dopo numerose perdite gli Italiani fermano gli austriaci presso il Monte Grappa</text:p>
            </text:list-item>
          </text:list>
        </text:list-item>
        <text:list-item>
          <text:p text:style-name="P114">Pace</text:p>
          <text:list>
            <text:list-item>
              <text:p text:style-name="P114">Dopo il primo trattato di pace sia Guglielmo II che Carlo I d’Asburgo abdicano</text:p>
            </text:list-item>
            <text:list-item>
              <text:p text:style-name="P114">1919-1920 Conferenza di Parigi</text:p>
              <text:list>
                <text:list-item>
                  <text:p text:style-name="P114">le decisioni furono prese sotto forma di dictat (imposizioni senza possibilità di replica)</text:p>
                </text:list-item>
                <text:list-item>
                  <text:p text:style-name="P114">non vennero ammessi i paesi neutrali e sconfitti</text:p>
                </text:list-item>
                <text:list-item>
                  <text:p text:style-name="P114">regolano la pace i 14 punti della Società delle Nazioni</text:p>
                  <text:list>
                    <text:list-item>
                      <text:p text:style-name="P114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114">Non fondato sull’Imperialismo</text:p>
                    </text:list-item>
                    <text:list-item>
                      <text:p text:style-name="P114">rinuncia alla guerra</text:p>
                    </text:list-item>
                    <text:list-item>
                      <text:p text:style-name="P114">rispetto dei trattati (sanzioni economiche per i trasgressori)</text:p>
                    </text:list-item>
                    <text:list-item>
                      <text:p text:style-name="P114">principio di autodeterminazione dei popoli (ogni popolo deve poter scegliere)</text:p>
                    </text:list-item>
                    <text:list-item>
                      <text:p text:style-name="P115">non ha un esercito proprio</text:p>
                    </text:list-item>
                  </text:list>
                </text:list-item>
                <text:list-item>
                  <text:p text:style-name="P116">Non vennero considerate tutte le minoranze secondo il principio di autodeterminazione, poiché Stati troppo piccoli erano troppo instabili</text:p>
                </text:list-item>
                <text:list-item>
                  <text:p text:style-name="P117">Si voleva indebolire la Germania ma non eccessivamente di modo che potesse arginare il bolscevismo russo</text:p>
                </text:list-item>
              </text:list>
            </text:list-item>
            <text:list-item>
              <text:p text:style-name="P117"><text:soft-page-break/>Pace di Versailles (Germania <text:span text:style-name="T31">considerata unica responsabile del conflitto</text:span>)</text:p>
              <text:list>
                <text:list-item>
                  <text:p text:style-name="P117">Cede Alsazia e Lorena alla Francia</text:p>
                </text:list-item>
                <text:list-item>
                  <text:p text:style-name="P117">le frontiere col Belgio sono retificate</text:p>
                </text:list-item>
                <text:list-item>
                  <text:p text:style-name="P117">cede alla Polonia uno sbocco sul mare</text:p>
                </text:list-item>
                <text:list-item>
                  <text:p text:style-name="P117">Danzica diviene città libera e porto polacco</text:p>
                </text:list-item>
                <text:list-item>
                  <text:p text:style-name="P117">smilitarizzazione della Renania</text:p>
                </text:list-item>
                <text:list-item>
                  <text:p text:style-name="P117">fermare la produzione di armamenti</text:p>
                </text:list-item>
                <text:list-item>
                  <text:p text:style-name="P117">pagare <text:span text:style-name="T31">270</text:span> miliardi di marchi d’oro</text:p>
                </text:list-item>
                <text:list-item>
                  <text:p text:style-name="P117">cedere il bacino carbonifero della Saar per 15 anni</text:p>
                </text:list-item>
                <text:list-item>
                  <text:p text:style-name="P118">rinuncia alle colonie</text:p>
                  <text:list>
                    <text:list-item>
                      <text:p text:style-name="P119"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120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120">Trattato di Saint-Germaine (Austria)</text:p>
              <text:list>
                <text:list-item>
                  <text:p text:style-name="P120">nascono due nuovi Stati: Iugoslavia e Cecoslovacchia</text:p>
                </text:list-item>
              </text:list>
            </text:list-item>
            <text:list-item>
              <text:p text:style-name="P120">Trattato di Neuilly (Bulgaria)</text:p>
              <text:list>
                <text:list-item>
                  <text:p text:style-name="P120">parte dei territori vanno a Romania, Iugoslavia e Grecia</text:p>
                </text:list-item>
              </text:list>
            </text:list-item>
            <text:list-item>
              <text:p text:style-name="P120">Trattato di Trianon ?(Ungheria)</text:p>
              <text:list>
                <text:list-item>
                  <text:p text:style-name="P120">parte dei territori vanno a Iugoslavia, Romania e Cecoslovacchia</text:p>
                </text:list-item>
              </text:list>
            </text:list-item>
            <text:list-item>
              <text:p text:style-name="P120">Trattato di Sevres (Turchia)</text:p>
              <text:list>
                <text:list-item>
                  <text:p text:style-name="P120">rimane alla Turchia solo l’Anatolia settentrionale e Costantinopoli, il resto è ceduto a Francia e Inghilterra</text:p>
                </text:list-item>
                <text:list-item>
                  <text:p text:style-name="P120">gli stretti sono smilitarizzati</text:p>
                </text:list-item>
              </text:list>
            </text:list-item>
            <text:list-item>
              <text:p text:style-name="P120">Pace di Losanna (Repubblica Turca di Kemal)</text:p>
              <text:list>
                <text:list-item>
                  <text:p text:style-name="P120">ottiene il controllo degli stretti</text:p>
                </text:list-item>
                <text:list-item>
                  <text:p text:style-name="P120">acquisisce alcuni territori in più</text:p>
                </text:list-item>
              </text:list>
            </text:list-item>
          </text:list>
        </text:list-item>
        <text:list-item>
          <text:p text:style-name="P121">Conseguenza</text:p>
          <text:list>
            <text:list-item>
              <text:p text:style-name="P121">l’Ungheria perde il suo porto (Fiume)</text:p>
            </text:list-item>
            <text:list-item>
              <text:p text:style-name="P121"><text:soft-page-break/>L’Austria è ridotta e non può allearsi coi tedeschi</text:p>
            </text:list-item>
            <text:list-item>
              <text:p text:style-name="P121">La Polonia mira a una maggiore autonomia</text:p>
            </text:list-item>
            <text:list-item>
              <text:p text:style-name="P121">molte minoranze sono inascoltate</text:p>
            </text:list-item>
            <text:list-item>
              <text:p text:style-name="P121">atteggiamento contraddittorio nei confronti della Germani</text:p>
              <text:list>
                <text:list-header>
                  <text:p text:style-name="P117"/>
                </text:list-header>
              </text:list>
            </text:list-item>
          </text:list>
        </text:list-item>
        <text:list-item>
          <text:p text:style-name="P122">La Germania si schiera al fianco dell’Austria e la Francia al fianco della Serbia</text:p>
          <text:list>
            <text:list-item>
              <text:p text:style-name="P122">La Germania viola la neutralità del Belgio per attaccare i Francesi da un altro fronte</text:p>
              <text:list>
                <text:list-item>
                  <text:p text:style-name="P122">La Russia muove l’esercito</text:p>
                </text:list-item>
                <text:list-item>
                  <text:p text:style-name="P122">L’Inghilterra si muove in aiuto della Francia</text:p>
                </text:list-item>
                <text:list-item>
                  <text:p text:style-name="P110">L’Italia si schiera con Francia e Inghilterra</text:p>
                </text:list-item>
                <text:list-item>
                  <text:p text:style-name="P110">Bulgaria si schiera con la Germania, la quale aveva preso le difese dei <text:s/>Bulgari dopo le nuove pretese mosse dopo la Seconda Guerra Balcanica</text:p>
                </text:list-item>
                <text:list-item>
                  <text:p text:style-name="P110">Impero Ottomano si schiera con la Germania che aveva aiutato contro l’indipendenza di Creta</text:p>
                </text:list-item>
                <text:list-item>
                  <text:p text:style-name="P123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123">In Italia il governo Salandra aveva deciso di entrare in guerra</text:p>
          <text:list>
            <text:list-item>
              <text:p text:style-name="P123">Patto di Londra: Sidney Sonnino (Ministro degli Esteri) dopo aver interpellato sia Intesa che Alleanza accettò l’offerta dell’Intesa </text:p>
              <text:list>
                <text:list-item>
                  <text:p text:style-name="P123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124">L’Italia era divisa riguardo l’intervento in guerra</text:p>
              <text:list>
                <text:list-item>
                  <text:p text:style-name="P124">Neutralisti</text:p>
                  <text:list>
                    <text:list-item>
                      <text:p text:style-name="P124">Popolo poiché i primi a morire e a essere danneggiati sarebbero stati loro</text:p>
                    </text:list-item>
                    <text:list-item>
                      <text:p text:style-name="P124">Cattolici poiché è contro i principi cristiani</text:p>
                    </text:list-item>
                    <text:list-item>
                      <text:p text:style-name="P124">Socialisti poiché la guerra è di stampo imperialistico, mentre la loro richiesta è rivoluzione sociale</text:p>
                    </text:list-item>
                    <text:list-item>
                      <text:p text:style-name="P124">Giolittiani, poiché sia l’esercito che gli armamenti italiani sono scadenti</text:p>
                      <text:list>
                        <text:list-item>
                          <text:p text:style-name="P124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125">Interventisti</text:p>
                  <text:list>
                    <text:list-item>
                      <text:p text:style-name="P125">nazionalisti per gli interessi economici</text:p>
                    </text:list-item>
                    <text:list-item>
                      <text:p text:style-name="P126"><text:soft-page-break/>futuristi perché dimostra forza dello Stato</text:p>
                    </text:list-item>
                    <text:list-item>
                      <text:p text:style-name="P126">irredentisti perché volevano le terre redente (Trento e Trieste)</text:p>
                    </text:list-item>
                    <text:list-item>
                      <text:p text:style-name="P126">socialisti estremi poiché vogliono la rivoluzione sociale dopo la guerra</text:p>
                    </text:list-item>
                    <text:list-item>
                      <text:p text:style-name="P126">D’Annunzio</text:p>
                      <text:list>
                        <text:list-item>
                          <text:p text:style-name="P108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126">Mussolini </text:p>
                      <text:list>
                        <text:list-item>
                          <text:p text:style-name="P126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Italia in guerra</text:p>
              <text:list>
                <text:list-item>
                  <text:p text:style-name="P127">I morti nelle battaglie dell’Isonzo furono numerosi e gli ufficiali vennero rimpiazzati da studenti universitari</text:p>
                </text:list-item>
                <text:list-item>
                  <text:p text:style-name="P127">La morte di questa nuova classe di intellettuali favorì probabilmente l’ascesa del fascismo</text:p>
                </text:list-item>
              </text:list>
            </text:list-item>
          </text:list>
        </text:list-item>
      </text:list>
      <text:h text:style-name="P42" text:outline-level="1"><text:bookmark-start text:name="Rivoluzione Russa"/>La Rivoluzione Russa<text:bookmark-end text:name="Rivoluzione Russa"/></text:h>
      <text:list xml:id="list1339403884008051092" text:style-name="L5">
        <text:list-item>
          <text:p text:style-name="P128">Divisione popolazione</text:p>
          <text:list>
            <text:list-item>
              <text:p text:style-name="P128">La maggior parte della popolazione era formata da operai e contadini, che vivevano in condizioni di miseria</text:p>
            </text:list-item>
            <text:list-item>
              <text:p text:style-name="P128">I funzionari statali erano borghesi che avevano aderito al socialismo</text:p>
            </text:list-item>
            <text:list-item>
              <text:p text:style-name="P128">La classe dirigente era la nobiltà, che basava la sua ricchezza sull’industria e i possedimenti terrieri</text:p>
            </text:list-item>
            <text:list-item>
              <text:p text:style-name="P129">Zar Nicola II Romanov incapace di governare e capire le necessità del popolo</text:p>
              <text:list>
                <text:list-item>
                  <text:p text:style-name="P129">Rasputin si assicurò la venerazione della zarina poiché aveva salvato dalla morte l’erede al trono</text:p>
                </text:list-item>
                <text:list-item>
                  <text:p text:style-name="P129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30">Vitte (fine 1800)</text:p>
          <text:list>
            <text:list-item>
              <text:p text:style-name="P130">sviluppo l’industria</text:p>
            </text:list-item>
            <text:list-item>
              <text:p text:style-name="P130">promosse la costruzione di ferrovie (Transiberiana)</text:p>
            </text:list-item>
            <text:list-item>
              <text:p text:style-name="P130">attirò capitali stranieri, stabilizzando il rublo</text:p>
            </text:list-item>
          </text:list>
        </text:list-item>
        <text:list-item>
          <text:p text:style-name="P128">Dopo la “domenica di sangue” (22 gennaio 1905) diviene ministro Stolypin</text:p>
          <text:list>
            <text:list-item>
              <text:p text:style-name="P130"><text:soft-page-break/>Un decreto permetteva ai contadini di prendere possesso della terra delle comuni (mir) fino ad allora lavorata, mantenendo il diritto di sfruttare pascoli e foreste</text:p>
              <text:list>
                <text:list-item>
                  <text:p text:style-name="P130">Il provvedimento puntava a trasformare i contadini in piccoli proprietari</text:p>
                </text:list-item>
                <text:list-item>
                  <text:p text:style-name="P130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30">Partiti socialisti russi</text:p>
          <text:list>
            <text:list-item>
              <text:p text:style-name="P130">socialdemocratico</text:p>
              <text:list>
                <text:list-item>
                  <text:p text:style-name="P131">bolscevichi</text:p>
                  <text:list>
                    <text:list-item>
                      <text:p text:style-name="P131">radicali</text:p>
                    </text:list-item>
                  </text:list>
                </text:list-item>
                <text:list-item>
                  <text:p text:style-name="P131">menscevichi</text:p>
                  <text:list>
                    <text:list-item>
                      <text:p text:style-name="P131">rivoluzione tramite riforme</text:p>
                    </text:list-item>
                  </text:list>
                </text:list-item>
              </text:list>
            </text:list-item>
            <text:list-item>
              <text:p text:style-name="P130">socialrivoluzionario</text:p>
            </text:list-item>
            <text:list-item>
              <text:p text:style-name="P130">cadetto</text:p>
              <text:list>
                <text:list-item>
                  <text:p text:style-name="P131">borghese</text:p>
                </text:list-item>
                <text:list-item>
                  <text:p text:style-name="P131">obiettivo: monarchia costituzionale</text:p>
                </text:list-item>
              </text:list>
            </text:list-item>
          </text:list>
        </text:list-item>
        <text:list-item>
          <text:p text:style-name="P132">Caduta dello Zar</text:p>
          <text:list>
            <text:list-item>
              <text:p text:style-name="P133">1917</text:p>
              <text:list>
                <text:list-item>
                  <text:p text:style-name="P133">La Russia è colpita da una carestia</text:p>
                </text:list-item>
                <text:list-item>
                  <text:p text:style-name="P133">L’esercito versava in una situazione disastrosa</text:p>
                  <text:list>
                    <text:list-item>
                      <text:p text:style-name="P133">senza cibo e armi</text:p>
                    </text:list-item>
                    <text:list-item>
                      <text:p text:style-name="P133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33">23 febbraio 1917</text:p>
              <text:list>
                <text:list-item>
                  <text:p text:style-name="P133">A Pietrogrado scoppiano degli scioperi nelle fabbriche e proteste per la carestia</text:p>
                </text:list-item>
                <text:list-item>
                  <text:p text:style-name="P133">Interviene l’esercito, ma si unisce agli insorti</text:p>
                </text:list-item>
                <text:list-item>
                  <text:p text:style-name="P133">Si forma un governo provvisorio con a capo il principe L’Vov, dei cadetti</text:p>
                </text:list-item>
                <text:list-item>
                  <text:p text:style-name="P133">Nicola II abdica in favore del fratello Michele, ma egli si mette nel mani del governo provvisorio</text:p>
                </text:list-item>
                <text:list-item>
                  <text:p text:style-name="P133">La zar fu arrestato e confinato con la famiglia nella <text:span text:style-name="T33">sua</text:span> residenza estiva</text:p>
                </text:list-item>
                <text:list-item>
                  <text:p text:style-name="P134">Finisce la dinastia Romanov che governò per oltre 300 anni</text:p>
                </text:list-item>
              </text:list>
            </text:list-item>
            <text:list-item>
              <text:p text:style-name="P135">Nascono i soviet di operai e soldati</text:p>
              <text:list>
                <text:list-item>
                  <text:p text:style-name="P135"><text:soft-page-break/>Indebolirono l’esercito poiché vi confluirono molti disertori</text:p>
                </text:list-item>
                <text:list-item>
                  <text:p text:style-name="P135">si creo una dualità di <text:span text:style-name="T34">potere</text:span></text:p>
                  <text:list>
                    <text:list-item>
                      <text:p text:style-name="P136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37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36"><text:s/><text:span text:style-name="T34">Luglio 1917</text:span></text:p>
              <text:list>
                <text:list-item>
                  <text:p text:style-name="P137">I bolscevichi di Lenin tentano un colpo di stato, ma fallisce poiché i soviet non diedero il loro appoggio</text:p>
                </text:list-item>
                <text:list-item>
                  <text:p text:style-name="P138">L’Vov si dimise e divenne capo del governo Kerenskij</text:p>
                  <text:list>
                    <text:list-item>
                      <text:p text:style-name="P140">Continuò la guerra</text:p>
                      <text:list>
                        <text:list-item>
                          <text:p text:style-name="P139">Nonostante le iniziali vittorie, gli austro-tedeschi sfondarono le linee russe</text:p>
                        </text:list-item>
                        <text:list-item>
                          <text:p text:style-name="P140">i soviet e i conservatori sono ostili alla decisione</text:p>
                        </text:list-item>
                      </text:list>
                    </text:list-item>
                    <text:list-item>
                      <text:p text:style-name="P138">tutti i cittadini divennero uguali di fronte alla legge</text:p>
                    </text:list-item>
                    <text:list-item>
                      <text:p text:style-name="P138">concessione della libertà di stampa, parola, associazione e sciopero</text:p>
                    </text:list-item>
                    <text:list-item>
                      <text:p text:style-name="P140">autonomia delle minoranze etniche</text:p>
                    </text:list-item>
                    <text:list-item>
                      <text:p text:style-name="P140">Polonia indipendente</text:p>
                    </text:list-item>
                    <text:list-item>
                      <text:p text:style-name="P140">giornata lavorativa di 8 ore per i lavori più pesanti</text:p>
                    </text:list-item>
                  </text:list>
                </text:list-item>
                <text:list-item>
                  <text:p text:style-name="P140">Kornilov invia un corpo d’armata per rovesciare il governo e imporre una svolta autoritaria</text:p>
                  <text:list>
                    <text:list-item>
                      <text:p text:style-name="P140">Le truppe non giunsero a destinazione perché bloccate dagli scioperi ferroviari indetti dai soviet</text:p>
                    </text:list-item>
                    <text:list-item>
                      <text:p text:style-name="P140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1">Rivoluzione d’ottobre</text:p>
          <text:list>
            <text:list-item>
              <text:p text:style-name="P160">Kerenskij liberò i prigionieri bolscevichi i quali si impadronirono dei soviet di Mosca e Pietrogrado</text:p>
            </text:list-item>
            <text:list-item>
              <text:p text:style-name="P160">Venne messo in atto il piano di Trockij <text:span text:style-name="T35">e assaltato il Palazzo d’Inverno, sede del governo provvisorio</text:span></text:p>
            </text:list-item>
            <text:list-item>
              <text:p text:style-name="P161">Kerenskij fugge</text:p>
            </text:list-item>
            <text:list-item>
              <text:p text:style-name="P161">Nasce il governo dei soviet</text:p>
              <text:list>
                <text:list-item>
                  <text:p text:style-name="P161">Presidente: Lenin</text:p>
                </text:list-item>
                <text:list-item>
                  <text:p text:style-name="P161">Commissario per gli affari esteri: Trockji</text:p>
                </text:list-item>
                <text:list-item>
                  <text:p text:style-name="P161"><text:soft-page-break/>Responsabile minoranze nazionali: Stalin</text:p>
                </text:list-item>
              </text:list>
            </text:list-item>
            <text:list-item>
              <text:p text:style-name="P162">Riforme</text:p>
              <text:list>
                <text:list-item>
                  <text:p text:style-name="P162">parità civile e politica tra uomo e donna</text:p>
                </text:list-item>
                <text:list-item>
                  <text:p text:style-name="P162">legalizzazione aborto e divorzio</text:p>
                </text:list-item>
                <text:list-item>
                  <text:p text:style-name="P162">parità giuridica tra figli legittimi e naturali</text:p>
                </text:list-item>
                <text:list-item>
                  <text:p text:style-name="P162">capitale trasferita a Mosca</text:p>
                </text:list-item>
                <text:list-item>
                  <text:p text:style-name="P162">Assemblea Costituente sciolta</text:p>
                </text:list-item>
                <text:list-item>
                  <text:p text:style-name="P162">Pace di Brest-Litovsk</text:p>
                  <text:list>
                    <text:list-item>
                      <text:p text:style-name="P162">Pace pubblica per incitare a seguire il suo esempio</text:p>
                    </text:list-item>
                    <text:list-item>
                      <text:p text:style-name="P162">non sono annessi paesi che non lo volessero</text:p>
                    </text:list-item>
                  </text:list>
                </text:list-item>
                <text:list-item>
                  <text:p text:style-name="P162">Con la prima costituzione sovietica </text:p>
                  <text:list>
                    <text:list-item>
                      <text:p text:style-name="P162">nasce le Repubblica socialista federativa sovietica russa</text:p>
                    </text:list-item>
                    <text:list-item>
                      <text:p text:style-name="P162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62">Inizia la dittatura del proletariato (i proletari impongono le leggi ai capitalisti)</text:p>
                  <text:list>
                    <text:list-item>
                      <text:p text:style-name="P162">Nazionalizzazione industria e banche</text:p>
                    </text:list-item>
                    <text:list-item>
                      <text:p text:style-name="P162">Sono confiscati i depositi privati</text:p>
                    </text:list-item>
                    <text:list-item>
                      <text:p text:style-name="P162">solo il governo poteva avere contatti con l’estero</text:p>
                    </text:list-item>
                    <text:list-item>
                      <text:p text:style-name="P162">Nascono i tribunali rivoluzionari al posto del vecchio sistema giudiziario</text:p>
                    </text:list-item>
                    <text:list-item>
                      <text:p text:style-name="P162">Confisca proprietà ecclesiastiche</text:p>
                    </text:list-item>
                    <text:list-item>
                      <text:p text:style-name="P162">Proibito insegnamento religioso nelle scuole</text:p>
                    </text:list-item>
                  </text:list>
                </text:list-item>
                <text:list-item>
                  <text:p text:style-name="P162">Richieste dei proletari di ottenere il controllo diretto (fase successiva alla dittatura)</text:p>
                  <text:list>
                    <text:list-item>
                      <text:p text:style-name="P162">i comitati di fabbrica vollero gestire la produzione direttamente</text:p>
                    </text:list-item>
                    <text:list-item>
                      <text:p text:style-name="P162">inizio un periodo di scioperi</text:p>
                    </text:list-item>
                    <text:list-item>
                      <text:p text:style-name="P162">nasce l’Armata Rossa</text:p>
                    </text:list-item>
                    <text:list-item>
                      <text:p text:style-name="P162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2">Guerra civile</text:p>
          <text:list>
            <text:list-item>
              <text:p text:style-name="P163">I controrivoluzionari e i borghesi (Bianchi) si organizzarono militarmente con l’aiuto di Francia e Inghilterra contro l’Armata Rossa </text:p>
              <text:list>
                <text:list-item>
                  <text:p text:style-name="P164"><text:soft-page-break/>I Rossi applicarono il comunismo di guerra</text:p>
                  <text:list>
                    <text:list-item>
                      <text:p text:style-name="P164">completa nazionalizzazione delle industrie</text:p>
                    </text:list-item>
                    <text:list-item>
                      <text:p text:style-name="P164">nazionalizzazione delle terre</text:p>
                    </text:list-item>
                    <text:list-item>
                      <text:p text:style-name="P164">ammasso obbligatorio (i beni alimentari erano requisiti, portati in magazzini, razionati, venduti a prezzi politici)</text:p>
                      <text:list>
                        <text:list-item>
                          <text:p text:style-name="P165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66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66">Trockij riorganizza l’Armata Rossa, rendendola più efficiente</text:p>
                </text:list-item>
                <text:list-item>
                  <text:p text:style-name="P166">I Rossi riescono a respingere i Bianchi <text:span text:style-name="T37">(1920)</text:span></text:p>
                </text:list-item>
              </text:list>
            </text:list-item>
            <text:list-item>
              <text:p text:style-name="P167">La Polonia invade la Russia, ma l’Armata Rossa attua una controffensiva che porta l’esercito presso Varsavia</text:p>
              <text:list>
                <text:list-item>
                  <text:p text:style-name="P167">Gli alleati soccorrono i polacchi e i sovietici si ritirano</text:p>
                </text:list-item>
                <text:list-item>
                  <text:p text:style-name="P167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43">URSS</text:p>
          <text:list>
            <text:list-item>
              <text:p text:style-name="P168">Il problema di rifornimenti alimentari mise in ginocchio la Russia, fomentando scioperi</text:p>
              <text:list>
                <text:list-item>
                  <text:p text:style-name="P168">Nella base navale di Kronstadt (Finlandia), soldati e marinai si ribellarono per sedici giorni chiedendo libertà e nuove elezioni </text:p>
                </text:list-item>
                <text:list-item>
                  <text:p text:style-name="P168">Trockij represse nel sangue la rivolta</text:p>
                </text:list-item>
              </text:list>
            </text:list-item>
            <text:list-item>
              <text:p text:style-name="P168">La carestia e la siccità provocarono numerosi morti e invalidi, oltre alla diffusione di malattie</text:p>
            </text:list-item>
            <text:list-item>
              <text:p text:style-name="P168">L’economia di guerra fece affermare un economia basata sul baratto e pagamento in natura, anche a causa della svalutazione del rublo</text:p>
            </text:list-item>
            <text:list-item>
              <text:p text:style-name="P169">1921 NEP (Nuova Politica Economica)</text:p>
              <text:list>
                <text:list-item>
                  <text:p text:style-name="P169">parziale reintroduzione del libero mercato</text:p>
                </text:list-item>
                <text:list-item>
                  <text:p text:style-name="P169">privatizzazione di una parte dei terreni, creando il ceto di proprietari benestanti (kulaki)</text:p>
                </text:list-item>
                <text:list-item>
                  <text:p text:style-name="P169">abolizione requisizione dei prodotti agricoli, pagando una tassa</text:p>
                </text:list-item>
              </text:list>
            </text:list-item>
            <text:list-item>
              <text:p text:style-name="P169">1919 Terza Internazionale Comunista</text:p>
              <text:list>
                <text:list-item>
                  <text:p text:style-name="P169">Rivolta a tutto il mondo, si propose di raggiungere il comunismo tramite una rivoluzione radicale</text:p>
                  <text:list>
                    <text:list-item>
                      <text:p text:style-name="P171">1919-1920 Scoppiano numerosi scioperi in tutta Europa</text:p>
                    </text:list-item>
                  </text:list>
                </text:list-item>
                <text:list-item>
                  <text:p text:style-name="P169"><text:soft-page-break/>1889 Seconda Internazionale Comunista: proponeva di raggiungere il comunismo con delle riforme</text:p>
                </text:list-item>
                <text:list-item>
                  <text:p text:style-name="P169">Nasce il Partito Comunista dell’Unione Sovietica che si propone come guida</text:p>
                  <text:list>
                    <text:list-item>
                      <text:p text:style-name="P170">centralismo democratico </text:p>
                      <text:list>
                        <text:list-item>
                          <text:p text:style-name="P172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70">dittatura del proletariato </text:p>
                      <text:list>
                        <text:list-item>
                          <text:p text:style-name="P215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44">Stalin</text:p>
          <text:list>
            <text:list-item>
              <text:p text:style-name="P173">Il partito comunista andava sempre più burocratizzandosi</text:p>
            </text:list-item>
            <text:list-item>
              <text:p text:style-name="P173">Alla morte di Lenin (1924), esistevano tre schieramenti</text:p>
              <text:list>
                <text:list-item>
                  <text:p text:style-name="P173">Trockij</text:p>
                  <text:list>
                    <text:list-item>
                      <text:p text:style-name="P173">sosteneva la rivoluzione permanente rivolta a tutto il mondo</text:p>
                    </text:list-item>
                    <text:list-item>
                      <text:p text:style-name="P173">denunciava la gestione autoritaria del partito</text:p>
                    </text:list-item>
                    <text:list-item>
                      <text:p text:style-name="P173">criticava la NEP</text:p>
                    </text:list-item>
                  </text:list>
                </text:list-item>
                <text:list-item>
                  <text:p text:style-name="P173">Bucharin</text:p>
                  <text:list>
                    <text:list-item>
                      <text:p text:style-name="P173">sosteneva la NEP</text:p>
                    </text:list-item>
                    <text:list-item>
                      <text:p text:style-name="P173">sosteneva la rivoluzione mondiale, ma la rimandava nel tempo</text:p>
                    </text:list-item>
                  </text:list>
                </text:list-item>
                <text:list-item>
                  <text:p text:style-name="P173">Stalin</text:p>
                  <text:list>
                    <text:list-item>
                      <text:p text:style-name="P174">sosteneva lo sviluppo del socialismo in un solo paese</text:p>
                    </text:list-item>
                    <text:list-item>
                      <text:p text:style-name="P174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75">Stalin forma con Kamenev e Zinovev la troika (comitato di tre membri)</text:p>
              <text:list>
                <text:list-item>
                  <text:p text:style-name="P175">Il patto dura un anno poiché Kamenev e Zinovev passano dalla parte di Trockij</text:p>
                </text:list-item>
                <text:list-item>
                  <text:p text:style-name="P176">Kamenev, Zinovev e Trockij sono accusati di frazionismo, ossia di aver attentato all’unione del partito</text:p>
                  <text:list>
                    <text:list-item>
                      <text:p text:style-name="P176">Trockij fu esiliato e si stabilì in Messico dal pittore Diego Rivera, dove venne ucciso da un sicario di Stalin (1940)</text:p>
                    </text:list-item>
                    <text:list-item>
                      <text:p text:style-name="P177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78"><text:soft-page-break/>Piani Quinquennali</text:p>
              <text:list>
                <text:list-item>
                  <text:p text:style-name="P179">1928-<text:span text:style-name="T40">1932 Primo Piano Quinquennale</text:span></text:p>
                  <text:list>
                    <text:list-item>
                      <text:p text:style-name="P180">concluso in anticipo</text:p>
                    </text:list-item>
                    <text:list-item>
                      <text:p text:style-name="P180">sviluppo industria pesante</text:p>
                    </text:list-item>
                    <text:list-item>
                      <text:p text:style-name="P180">la popolazione ne fece le spese per questo balzo in avanti</text:p>
                    </text:list-item>
                    <text:list-item>
                      <text:p text:style-name="P180">collettivizzazione della terra</text:p>
                      <text:list>
                        <text:list-item>
                          <text:p text:style-name="P180">nascono i kolchoz</text:p>
                          <text:list>
                            <text:list-item>
                              <text:p text:style-name="P180">cooperative agricole nelle quali i contadini lavoravano la terra dello Stato condividendo gli strumenti</text:p>
                            </text:list-item>
                            <text:list-item>
                              <text:p text:style-name="P180">i contadini trattenevano solo il necessario per la sopravvivenza e la semina</text:p>
                            </text:list-item>
                            <text:list-item>
                              <text:p text:style-name="P180">allo Stato spettava una forte percentuale sui raccolti</text:p>
                            </text:list-item>
                            <text:list-item>
                              <text:p text:style-name="P181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81">nascono i sovchoz</text:p>
                          <text:list>
                            <text:list-item>
                              <text:p text:style-name="P181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81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81">1933- 1941 Secondo e terzo piano quinquennale</text:p>
                  <text:list>
                    <text:list-item>
                      <text:p text:style-name="P181">Sviluppo dell’industria pesante</text:p>
                      <text:list>
                        <text:list-item>
                          <text:p text:style-name="P182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83">circa 20 milioni di contadini abbandonano le campagne</text:p>
                      <text:list>
                        <text:list-item>
                          <text:p text:style-name="P183">metà si trasferisce a lavorare per le industrie</text:p>
                        </text:list-item>
                        <text:list-item>
                          <text:p text:style-name="P183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84">Risultati</text:p>
                  <text:list>
                    <text:list-item>
                      <text:p text:style-name="P184">Disponibilità di armamenti moderni</text:p>
                    </text:list-item>
                    <text:list-item>
                      <text:p text:style-name="P184">carenza di beni di consumo e alloggi</text:p>
                    </text:list-item>
                    <text:list-item>
                      <text:p text:style-name="P184">fioritura del mercato nero</text:p>
                    </text:list-item>
                    <text:list-item>
                      <text:p text:style-name="P184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84">1934 Le Grandi Purghe </text:p>
              <text:list>
                <text:list-item>
                  <text:p text:style-name="P184">Berija acquisì un enorme potere all’interno della polizia politica russa</text:p>
                </text:list-item>
                <text:list-item>
                  <text:p text:style-name="P185"><text:soft-page-break/>eliminazione fisica degli oppositori di Stalin</text:p>
                </text:list-item>
                <text:list-item>
                  <text:p text:style-name="P185">serie di processi basati su false accuse, che crearono un clima di sospetto</text:p>
                </text:list-item>
                <text:list-item>
                  <text:p text:style-name="P186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1434022759617224150" text:style-name="L6">
        <text:list-item>
          <text:p text:style-name="P145">Stati Uniti</text:p>
          <text:list>
            <text:list-item>
              <text:p text:style-name="P187">Economia in espansione</text:p>
              <text:list>
                <text:list-item>
                  <text:p text:style-name="P187">Venne ideato il pagamento a rate (credito al consumo), impegnando futuri redditi per beni di immediata disponibilità</text:p>
                </text:list-item>
                <text:list-item>
                  <text:p text:style-name="P188">laissez faire: il governo si ritira dal mondo degli affari e il mondo degli affari detta le direttive del governo</text:p>
                </text:list-item>
                <text:list-item>
                  <text:p text:style-name="P189">Le ingenti riserve auree permisero enormi investimenti all’estero</text:p>
                </text:list-item>
              </text:list>
            </text:list-item>
            <text:list-item>
              <text:p text:style-name="P190">Isolazionismo</text:p>
              <text:list>
                <text:list-item>
                  <text:p text:style-name="P190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46">Regno Unito</text:p>
          <text:list>
            <text:list-item>
              <text:p text:style-name="P191">Politica</text:p>
              <text:list>
                <text:list-item>
                  <text:p text:style-name="P191">I whig e tory sono sostituiti da laburisti e conservatori</text:p>
                </text:list-item>
              </text:list>
            </text:list-item>
            <text:list-item>
              <text:p text:style-name="P191">Economia</text:p>
              <text:list>
                <text:list-item>
                  <text:p text:style-name="P191">declino economico e internazionale, poiché la leadership mondiale era nelle mani degli USA</text:p>
                </text:list-item>
                <text:list-item>
                  <text:p text:style-name="P191">esportazioni ostacolate dalla volontà di mantenere alto il valore della sterlina</text:p>
                </text:list-item>
                <text:list-item>
                  <text:p text:style-name="P192">i sindacati mantengono alti i salari</text:p>
                </text:list-item>
              </text:list>
            </text:list-item>
          </text:list>
        </text:list-item>
        <text:list-item>
          <text:p text:style-name="P147">Francia</text:p>
          <text:list>
            <text:list-item>
              <text:p text:style-name="P193">Democrazia rafforzata dal conflitto</text:p>
              <text:list>
                <text:list-item>
                  <text:p text:style-name="P193">frattura tra clericali e anticlericali meno evidente</text:p>
                </text:list-item>
                <text:list-item>
                  <text:p text:style-name="P194">la sinistra assume posizioni rivoluzionarie</text:p>
                </text:list-item>
                <text:list-item>
                  <text:p text:style-name="P194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195">Ciò alienò le simpatie degli Stati Uniti che investivano nell’industria tedesca e volevano la ripresa del Paese</text:p>
                    </text:list-item>
                    <text:list-item>
                      <text:p text:style-name="P196"><text:soft-page-break/>1923 Francia e Belgio occupano la Rurh (giacimento di ferro e carbone)</text:p>
                    </text:list-item>
                    <text:list-item>
                      <text:p text:style-name="P196">La Germania attua una resistenza passiva tramite scioperi</text:p>
                    </text:list-item>
                    <text:list-item>
                      <text:p text:style-name="P196">1926 Cessa la produzione della Rurh</text:p>
                    </text:list-item>
                    <text:list-item>
                      <text:p text:style-name="P196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195">Trattato di Locarno</text:p>
                  <text:list>
                    <text:list-item>
                      <text:p text:style-name="P195">la Germania accetta in confini occidentali</text:p>
                    </text:list-item>
                    <text:list-item>
                      <text:p text:style-name="P195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Germania</text:p>
          <text:list>
            <text:list-item>
              <text:p text:style-name="P197">Politica nella Repubblica di Weimar</text:p>
              <text:list>
                <text:list-item>
                  <text:p text:style-name="P197">socialdemocratici di Ebert</text:p>
                  <text:list>
                    <text:list-item>
                      <text:p text:style-name="P197">alle prime elezioni vennero sconfitti</text:p>
                    </text:list-item>
                  </text:list>
                </text:list-item>
                <text:list-item>
                  <text:p text:style-name="P197">spartachisti di Luxemburg</text:p>
                  <text:list>
                    <text:list-item>
                      <text:p text:style-name="P197">danno successivamente vita al Partito Comunista Tedesco</text:p>
                    </text:list-item>
                    <text:list-item>
                      <text:p text:style-name="P197">di ispirazione bolscevica</text:p>
                    </text:list-item>
                    <text:list-item>
                      <text:p text:style-name="P197">tentarono un’insurrezione contro il governo provvisorio di Ebert</text:p>
                    </text:list-item>
                  </text:list>
                </text:list-item>
                <text:list-item>
                  <text:p text:style-name="P197">destra eversiva</text:p>
                  <text:list>
                    <text:list-item>
                      <text:p text:style-name="P197">mito del popolo invitto, sconfitto a causa del tradimento dei politici</text:p>
                    </text:list-item>
                    <text:list-item>
                      <text:p text:style-name="P197">partito emergente</text:p>
                    </text:list-item>
                    <text:list-item>
                      <text:p text:style-name="P197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198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199">riorganizzazione bancaria</text:p>
                    </text:list-item>
                    <text:list-item>
                      <text:p text:style-name="P199"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199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9">Crisi 1929 <text:span text:style-name="T47">America</text:span></text:p>
          <text:list>
            <text:list-item>
              <text:p text:style-name="P200">Cause</text:p>
              <text:list>
                <text:list-item>
                  <text:p text:style-name="P200">Espansione economica</text:p>
                </text:list-item>
                <text:list-item>
                  <text:p text:style-name="P200">entrata in borsa dei piccoli investitori, poiché si credeva che la borsa consentisse un <text:soft-page-break/>arricchimento facile e veloce</text:p>
                </text:list-item>
                <text:list-item>
                  <text:p text:style-name="P201">bolla speculativa (sopravvalutazione dei titoli in borsa rispetto al valore reale)</text:p>
                </text:list-item>
                <text:list-item>
                  <text:p text:style-name="P201">con la ripresa della produzione agricola in Europa si fermarono le esportazioni di generi alimentari verso il vecchio continente</text:p>
                </text:list-item>
                <text:list-item>
                  <text:p text:style-name="P202">una serie di raccolti abbondanti portarono a un crollo del prezzo dei prodotti agricoli</text:p>
                </text:list-item>
              </text:list>
            </text:list-item>
            <text:list-item>
              <text:p text:style-name="P202">Effetto</text:p>
              <text:list>
                <text:list-item>
                  <text:p text:style-name="P202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202">martedì 29 ottobre 1929 Inizia la grande crisi</text:p>
                </text:list-item>
                <text:list-item>
                  <text:p text:style-name="P203">Hoover non attuò le riforme necessarie convinto fosse una crisi temporanea</text:p>
                </text:list-item>
                <text:list-item>
                  <text:p text:style-name="P204">Per i Paesi latini e africani basati su monocolture fu la rovina a causa della scarsa richiesta di prodotti</text:p>
                </text:list-item>
                <text:list-item>
                  <text:p text:style-name="P204">si abbandona il liberismo economico in molte parti del mondo</text:p>
                </text:list-item>
                <text:list-item>
                  <text:p text:style-name="P204">il commercio mondiale si divide in dollaro e sterlina</text:p>
                </text:list-item>
                <text:list-item>
                  <text:p text:style-name="P204">i governi diedero priorità ai problemi sociali piuttosto che a quelli economici</text:p>
                </text:list-item>
              </text:list>
            </text:list-item>
            <text:list-item>
              <text:p text:style-name="P204">Roosevelt</text:p>
              <text:list>
                <text:list-item>
                  <text:p text:style-name="P204"><text:s/>Vinse le elezioni e rimase in carica per 4 mandati</text:p>
                </text:list-item>
                <text:list-item>
                  <text:p text:style-name="P204">Roosevelt condanna la paura e scelse un politica di intervento governativo nell’economia come in Russia</text:p>
                </text:list-item>
                <text:list-item>
                  <text:p text:style-name="P205"><text:span text:style-name="T46">1932 </text:span>New Deal (“nuovo corso”), nuovo patto di fiducia tra cittadini e Stato</text:p>
                  <text:list>
                    <text:list-item>
                      <text:p text:style-name="P205">Intervento sulle banche</text:p>
                      <text:list>
                        <text:list-item>
                          <text:p text:style-name="P205">La Federal Reserve Bank controlla il sistema bancario e diviene una sorta banca centrale</text:p>
                        </text:list-item>
                        <text:list-item>
                          <text:p text:style-name="P205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206">Discorsi del caminetto</text:p>
                      <text:list>
                        <text:list-item>
                          <text:p text:style-name="P206"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206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207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207"><text:soft-page-break/>1934 Secondo New Deal</text:p>
                  <text:list>
                    <text:list-item>
                      <text:p text:style-name="P208">Diminuzione produzione agricola</text:p>
                      <text:list>
                        <text:list-item>
                          <text:p text:style-name="P208">Incentivando la distruzione dei raccolti per diminuire i prezzi</text:p>
                        </text:list-item>
                      </text:list>
                    </text:list-item>
                    <text:list-item>
                      <text:p text:style-name="P209">Introduzione di indennità per disoccupati e inabili al lavoro</text:p>
                    </text:list-item>
                    <text:list-item>
                      <text:p text:style-name="P209">riforma amministrazione pubblica colpendo la corruzione</text:p>
                    </text:list-item>
                    <text:list-item>
                      <text:p text:style-name="P209">Svalutazione del dollaro per incentivare le esportazioni</text:p>
                    </text:list-item>
                    <text:list-item>
                      <text:p text:style-name="P209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0">Crisi 1929 Europa</text:p>
          <text:list>
            <text:list-item>
              <text:p text:style-name="P210">Inghilterra</text:p>
              <text:list>
                <text:list-item>
                  <text:p text:style-name="P210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211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212">Francia</text:p>
              <text:list>
                <text:list-item>
                  <text:p text:style-name="P212">Inizia una radicalizzazione e l’avanzate di estrema destra e sinistra</text:p>
                </text:list-item>
                <text:list-item>
                  <text:p text:style-name="P213">Una coalizione di sinistra vinse le elezioni e divenne presidente del Consiglio Blum, che iniziò un periodo di riforme</text:p>
                </text:list-item>
                <text:list-item>
                  <text:p text:style-name="P211">Adotta un politica di appeasement nei confronti della Germania</text:p>
                </text:list-item>
              </text:list>
            </text:list-item>
            <text:list-item>
              <text:p text:style-name="P214">Germania</text:p>
              <text:list>
                <text:list-item>
                  <text:p text:style-name="P213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45"><text:bookmark-start text:name="Fascismo"/>Fascismo<text:bookmark-end text:name="Fascismo"/></text:p>
        </text:list-item>
        <text:list-item>
          <text:p text:style-name="P151">Regime totalitario in opposizione al regime liberale</text:p>
          <text:list>
            <text:list-item>
              <text:p text:style-name="P217">antiparlamentarismo</text:p>
            </text:list-item>
            <text:list-item>
              <text:p text:style-name="P217">crisi dei valori della società</text:p>
            </text:list-item>
            <text:list-item>
              <text:p text:style-name="P217">nazionalismo</text:p>
            </text:list-item>
            <text:list-item>
              <text:p text:style-name="P217">soluzione alla crisi socio-economica</text:p>
            </text:list-item>
            <text:list-item>
              <text:p text:style-name="P217">paura del comunismo/bolscevismo</text:p>
            </text:list-item>
          </text:list>
        </text:list-item>
        <text:list-item>
          <text:p text:style-name="P151">Italia nel Dopoguerra</text:p>
          <text:list>
            <text:list-item>
              <text:p text:style-name="P217">Economia</text:p>
              <text:list>
                <text:list-item>
                  <text:p text:style-name="P217"><text:soft-page-break/>ricostruzione edifici distrutti</text:p>
                </text:list-item>
                <text:list-item>
                  <text:p text:style-name="P217">riconversione da industria di guerra a produzione commerciale</text:p>
                </text:list-item>
                <text:list-item>
                  <text:p text:style-name="P217">ammodernamento e modifica delle industrie</text:p>
                  <text:list>
                    <text:list-item>
                      <text:p text:style-name="P217">L’uso di macchinari comportò al licenziamenti di numerosi operai</text:p>
                    </text:list-item>
                    <text:list-item>
                      <text:p text:style-name="P217">scoppiano rivolte operaie</text:p>
                    </text:list-item>
                  </text:list>
                </text:list-item>
                <text:list-item>
                  <text:p text:style-name="P217">Perdita del potere d’acquisto della lira</text:p>
                </text:list-item>
                <text:list-item>
                  <text:p text:style-name="P217">occupazione delle terre da parte degli agricoltori</text:p>
                  <text:list>
                    <text:list-item>
                      <text:p text:style-name="P217">poiché era stato promesso in caso di vittoria un appezzamento di terra</text:p>
                    </text:list-item>
                  </text:list>
                </text:list-item>
                <text:list-item>
                  <text:p text:style-name="P217">Nazionalisti e interventisti accusavano il governo di una “vittoria mutilata”</text:p>
                </text:list-item>
                <text:list-item>
                  <text:p text:style-name="P217">Gli imprenditori erano preoccupati che le rivolte sfociassero in una rivoluzione socialista</text:p>
                </text:list-item>
              </text:list>
            </text:list-item>
            <text:list-item>
              <text:p text:style-name="P218">Governo Nitti</text:p>
              <text:list>
                <text:list-item>
                  <text:p text:style-name="P218">Dopo le dimissioni di Orlando, Vittorio Emanuele III affida il governo a Nitti</text:p>
                </text:list-item>
                <text:list-item>
                  <text:p text:style-name="P219">Sostenne l’industria</text:p>
                </text:list-item>
                <text:list-item>
                  <text:p text:style-name="P219">Mise dei calmieri ai beni di prima necessità</text:p>
                </text:list-item>
                <text:list-item>
                  <text:p text:style-name="P219">Promulga un amnistia</text:p>
                </text:list-item>
                <text:list-item>
                  <text:p text:style-name="P219">Taglia le spese militari</text:p>
                </text:list-item>
              </text:list>
            </text:list-item>
            <text:list-item>
              <text:p text:style-name="P220">Elezioni 1919</text:p>
              <text:list>
                <text:list-item>
                  <text:p text:style-name="P220">per la prima volta è usato il metodo del sistema proporzionale</text:p>
                </text:list-item>
                <text:list-item>
                  <text:p text:style-name="P221">Si affermano il Partito Popolare Italiano <text:span text:style-name="T50">e</text:span>…</text:p>
                  <text:list>
                    <text:list-item>
                      <text:p text:style-name="P222">Mirava a unire i moderati e i cattolici</text:p>
                    </text:list-item>
                    <text:list-item>
                      <text:p text:style-name="P222">Fondato da Don Luigi Sturzo</text:p>
                    </text:list-item>
                    <text:list-item>
                      <text:p text:style-name="P222">Era un partito organizzato di massa</text:p>
                    </text:list-item>
                    <text:list-item>
                      <text:p text:style-name="P222">Rivolto soprattutto ai contadini</text:p>
                    </text:list-item>
                  </text:list>
                </text:list-item>
                <text:list-item>
                  <text:p text:style-name="P221">il Partito Socialista</text:p>
                  <text:list>
                    <text:list-item>
                      <text:p text:style-name="P222">La maggioranza del partito era formato dai massimalisti, che si erano divisi sul metodo per raggiungere l’obiettivo</text:p>
                    </text:list-item>
                    <text:list-item>
                      <text:p text:style-name="P222">Una parte di loro voleva una rivoluzione di stampo bolscevico <text:span text:style-name="T51">e diede vita al Partito Comunista</text:span></text:p>
                      <text:list>
                        <text:list-item>
                          <text:p text:style-name="P223">Il fondatore fu Gramsci</text:p>
                        </text:list-item>
                        <text:list-item>
                          <text:p text:style-name="P223"><text:soft-page-break/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2">Biennio Rosso</text:p>
          <text:list>
            <text:list-item>
              <text:p text:style-name="P223">Occupazione di industrie e terre</text:p>
              <text:list>
                <text:list-item>
                  <text:p text:style-name="P223">I socialisti chiedono la nazionalizzazione delle terre, ma il governo non cede</text:p>
                </text:list-item>
                <text:list-item>
                  <text:p text:style-name="P223">i sindacati tentano la mediazione</text:p>
                </text:list-item>
              </text:list>
            </text:list-item>
            <text:list-item>
              <text:p text:style-name="P223">Nitti si dimette e gli succede Giolitti</text:p>
              <text:list>
                <text:list-item>
                  <text:p text:style-name="P223">inizia una politica di mediazione</text:p>
                </text:list-item>
              </text:list>
            </text:list-item>
            <text:list-item>
              <text:p text:style-name="P223">Gli industriali e i grandi proprietari terrieri sostengono il Fascismo di Mussolini</text:p>
              <text:list>
                <text:list-item>
                  <text:p text:style-name="P223">Programma</text:p>
                  <text:list>
                    <text:list-item>
                      <text:p text:style-name="P223">Annessione di Fiume e Dalmazia</text:p>
                    </text:list-item>
                    <text:list-item>
                      <text:p text:style-name="P223">Tassazione beni ecclesiastici</text:p>
                    </text:list-item>
                    <text:list-item>
                      <text:p text:style-name="P223">Confisca dei profitti di guerra</text:p>
                    </text:list-item>
                  </text:list>
                </text:list-item>
                <text:list-item>
                  <text:p text:style-name="P224">Le squadre d’azione fasciste (“squadracce”) diventano il braccio armato di industriali e proprietari terrieri</text:p>
                  <text:list>
                    <text:list-item>
                      <text:p text:style-name="P225">Mussolini affermava che agivano senza il consenso del partito</text:p>
                    </text:list-item>
                  </text:list>
                </text:list-item>
                <text:list-item>
                  <text:p text:style-name="P226">Ideologia</text:p>
                  <text:list>
                    <text:list-item>
                      <text:p text:style-name="P226">Inizialmente aveva forti richiami del socialismo ed era di orientamento repubblicano</text:p>
                    </text:list-item>
                    <text:list-item>
                      <text:p text:style-name="P226">1920 inizia un mutamento che conced<text:span text:style-name="T52">e</text:span> l’appoggio della borghesia</text:p>
                    </text:list-item>
                    <text:list-item>
                      <text:p text:style-name="P226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Caduta di Giolitti</text:p>
          <text:list>
            <text:list-item>
              <text:p text:style-name="P225">Trattato di Rapallo</text:p>
              <text:list>
                <text:list-item>
                  <text:p text:style-name="P225">l’Italia rinuncia alla Dalmazia</text:p>
                </text:list-item>
                <text:list-item>
                  <text:p text:style-name="P225">ottiene Zara</text:p>
                </text:list-item>
                <text:list-item>
                  <text:p text:style-name="P225">Fiume diviene città libera</text:p>
                </text:list-item>
              </text:list>
            </text:list-item>
            <text:list-item>
              <text:p text:style-name="P225">Riforma fiscale</text:p>
              <text:list>
                <text:list-item>
                  <text:p text:style-name="P225">imposte progressive in proporzione al reddito</text:p>
                </text:list-item>
                <text:list-item>
                  <text:p text:style-name="P225">innalzamento imposta di successione</text:p>
                </text:list-item>
                <text:list-item>
                  <text:p text:style-name="P225">rivalutazione della lira, sfavorendo le classi agiate</text:p>
                </text:list-item>
              </text:list>
            </text:list-item>
            <text:list-item>
              <text:p text:style-name="P225"><text:soft-page-break/>Elezione 1921</text:p>
              <text:list>
                <text:list-item>
                  <text:p text:style-name="P225">I blocchi nazionali (alleanza tra liberali e fascisti) entrano in Parlamento</text:p>
                  <text:list>
                    <text:list-item>
                      <text:p text:style-name="P225">Mussolini è a capo di 35 deputati</text:p>
                    </text:list-item>
                  </text:list>
                </text:list-item>
                <text:list-item>
                  <text:p text:style-name="P227">La sinistra risulta indebolita</text:p>
                </text:list-item>
                <text:list-item>
                  <text:p text:style-name="P227">I popolari vedono crescere il consenso</text:p>
                </text:list-item>
                <text:list-item>
                  <text:p text:style-name="P227">Giolitti è costretto a scendere a compromessi coi popolari e si dimette</text:p>
                </text:list-item>
              </text:list>
            </text:list-item>
            <text:list-item>
              <text:p text:style-name="P227">Governo Bonomi, si dimise</text:p>
            </text:list-item>
            <text:list-item>
              <text:p text:style-name="P227">Governo Facta, che si dimise in breve tempo</text:p>
            </text:list-item>
            <text:list-item>
              <text:p text:style-name="P228">I popolari posero il veto sulla nomina di Giolitti e il re incaricò un nuovo governo Facta</text:p>
            </text:list-item>
          </text:list>
        </text:list-item>
        <text:list-item>
          <text:p text:style-name="P154">Fascismo al potere</text:p>
          <text:list>
            <text:list-item>
              <text:p text:style-name="P229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30">Mussolini corre a Milano pronto per la fuga all’estero</text:p>
            </text:list-item>
            <text:list-item>
              <text:p text:style-name="P230">Facta presentò al re il decreto per lo stato d’assedio, ma il re non firmò</text:p>
            </text:list-item>
            <text:list-item>
              <text:p text:style-name="P230">Propose a Mussolini un governo con Salandra</text:p>
            </text:list-item>
            <text:list-item>
              <text:p text:style-name="P230">Mussolini rifiuta</text:p>
            </text:list-item>
            <text:list-item>
              <text:p text:style-name="P230">29 ottobre 1922: Mussolini diviene Presidente del Consiglio</text:p>
            </text:list-item>
          </text:list>
        </text:list-item>
        <text:list-item>
          <text:p text:style-name="P155">Fase Movimentista</text:p>
          <text:list>
            <text:list-item>
              <text:p text:style-name="P230">Presenta un governo di fascisti, popolari e liberali</text:p>
            </text:list-item>
            <text:list-item>
              <text:p text:style-name="P230">Normalizzazione: poteva eliminare il Parlamento ma non ha voluto, continuando con le vecchie istituzioni</text:p>
            </text:list-item>
            <text:list-item>
              <text:p text:style-name="P230">Fondazione Milizia Volontaria della Sicurezza Nazionale</text:p>
              <text:list>
                <text:list-item>
                  <text:p text:style-name="P230">Corpo paramilitare di camicie nere</text:p>
                </text:list-item>
              </text:list>
            </text:list-item>
            <text:list-item>
              <text:p text:style-name="P230">Creazione Gran Consiglio del Fascismo</text:p>
            </text:list-item>
            <text:list-item>
              <text:p text:style-name="P230">Epurazione di funzionari antifascisti</text:p>
            </text:list-item>
            <text:list-item>
              <text:p text:style-name="P230">Inizio della politica liberoscambista di De Stefani</text:p>
              <text:list>
                <text:list-item>
                  <text:p text:style-name="P230">Per garantirsi l’appoggio degli industriali</text:p>
                </text:list-item>
              </text:list>
            </text:list-item>
            <text:list-item>
              <text:p text:style-name="P231">Legge Acerbo (dal nome del primo firmatario)</text:p>
              <text:list>
                <text:list-item>
                  <text:p text:style-name="P231">Introduzione del sistema a premio di maggioranza</text:p>
                </text:list-item>
                <text:list-item>
                  <text:p text:style-name="P231">La lista fascista conquista la maggioranza assoluta</text:p>
                </text:list-item>
              </text:list>
            </text:list-item>
            <text:list-item>
              <text:p text:style-name="P232"><text:soft-page-break/>Matteotti</text:p>
              <text:list>
                <text:list-item>
                  <text:p text:style-name="P232">Pronunciò un discorso alla Camera </text:p>
                  <text:list>
                    <text:list-item>
                      <text:p text:style-name="P232">denunciò i brogli dei fascisti</text:p>
                    </text:list-item>
                    <text:list-item>
                      <text:p text:style-name="P232">denunciò le violenze (uccisione del socialista Piccinini)</text:p>
                    </text:list-item>
                    <text:list-item>
                      <text:p text:style-name="P232">chiese l’invalidamento delle elezioni</text:p>
                    </text:list-item>
                  </text:list>
                </text:list-item>
                <text:list-item>
                  <text:p text:style-name="P232">Venne rapito, ucciso e il cadavere ritrovato mesi dopo</text:p>
                  <text:list>
                    <text:list-item>
                      <text:p text:style-name="P232">Emerse la complicità di funzionari statali</text:p>
                    </text:list-item>
                  </text:list>
                </text:list-item>
                <text:list-item>
                  <text:p text:style-name="P232">Vittorio Emanuele III non intervenne</text:p>
                </text:list-item>
                <text:list-item>
                  <text:p text:style-name="P232">Tutti i partiti chiesero le dimissioni di Mussolini e l’abolizione della Milizia</text:p>
                </text:list-item>
                <text:list-item>
                  <text:p text:style-name="P232">Secessione dell’Aventino</text:p>
                  <text:list>
                    <text:list-item>
                      <text:p text:style-name="P232">I deputati abbandonarono il Parlamento tranne i comunisti</text:p>
                    </text:list-item>
                  </text:list>
                </text:list-item>
                <text:list-item>
                  <text:p text:style-name="P232">3 gennaio 1925: Mussolini si assume ogni responsabilità dell’accaduto</text:p>
                  <text:list>
                    <text:list-item>
                      <text:p text:style-name="P232">L’indignazione dell’opinione pubblica stava esaurendosi</text:p>
                    </text:list-item>
                    <text:list-item>
                      <text:p text:style-name="P232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Totalitarismo</text:p>
          <text:list>
            <text:list-item>
              <text:p text:style-name="P233">Nuova ondata di violenza che va a colpire gli antifascisti all’estero</text:p>
            </text:list-item>
            <text:list-item>
              <text:p text:style-name="P233">Roberto Farinacci diventa segretario del partito <text:span text:style-name="T54">con il compito di riportare l’ordine</text:span></text:p>
              <text:list>
                <text:list-item>
                  <text:p text:style-name="P233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34">Mussolini diviene capo del Governo con poteri pressoché illimitati</text:p>
            </text:list-item>
            <text:list-item>
              <text:p text:style-name="P234">Leggi fascistissime (1925-1926), dopo gli attentati falliti a Mussolini <text:span text:style-name="T55">(Zamboni)</text:span></text:p>
              <text:list>
                <text:list-item>
                  <text:p text:style-name="P234">Tutti i sindacati sono aboliti ad eccezione di quelli fascisti</text:p>
                </text:list-item>
                <text:list-item>
                  <text:p text:style-name="P234">i sindaci (eletti dai cittadini) sono sostituiti dai podestà (scelti dal governo)</text:p>
                </text:list-item>
                <text:list-item>
                  <text:p text:style-name="P235">Mussolini doveva render conto solo al sovrano</text:p>
                </text:list-item>
                <text:list-item>
                  <text:p text:style-name="P235">introdotta pena di morte per attentati al duce</text:p>
                </text:list-item>
                <text:list-item>
                  <text:p text:style-name="P236">soppressi tutti i Partiti ad eccezione di quello fascista</text:p>
                </text:list-item>
                <text:list-item>
                  <text:p text:style-name="P237">Abolita la libertà di stampa</text:p>
                </text:list-item>
                <text:list-item>
                  <text:p text:style-name="P237">Istituzione del Tribunale speciale per la sicurezza dello Stato (organo di controllo dei cittadini)</text:p>
                </text:list-item>
                <text:list-item>
                  <text:p text:style-name="P237">Istituzione OVRA, un polizia segreta che si occupava degli oppositori</text:p>
                </text:list-item>
              </text:list>
            </text:list-item>
            <text:list-item>
              <text:p text:style-name="P238"><text:soft-page-break/>Nuova legge elettorale (1928)</text:p>
              <text:list>
                <text:list-item>
                  <text:p text:style-name="P239">Redatta una lista unica</text:p>
                </text:list-item>
                <text:list-item>
                  <text:p text:style-name="P239">Gli elettori possono esprimersi con un si o un no</text:p>
                </text:list-item>
                <text:list-item>
                  <text:p text:style-name="P239">La scheda del sì era differente da quella del no</text:p>
                </text:list-item>
              </text:list>
            </text:list-item>
            <text:list-item>
              <text:p text:style-name="P239">Riforma Gentile</text:p>
              <text:list>
                <text:list-item>
                  <text:p text:style-name="P239">scuola elitaria </text:p>
                </text:list-item>
                <text:list-item>
                  <text:p text:style-name="P239">privilegia le materie umanistiche</text:p>
                </text:list-item>
                <text:list-item>
                  <text:p text:style-name="P240">insegnamento della religione cattolica obbligatorio</text:p>
                </text:list-item>
                <text:list-item>
                  <text:p text:style-name="P241">si dà maggiore importanza all’educazione fisica</text:p>
                  <text:list>
                    <text:list-item>
                      <text:p text:style-name="P241">i maschi sarebbero stati i futuri soldati</text:p>
                    </text:list-item>
                  </text:list>
                </text:list-item>
                <text:list-item>
                  <text:p text:style-name="P239">Dopo le elementari, si poteva scegliere tra ginnasio o professionale</text:p>
                  <text:list>
                    <text:list-item>
                      <text:p text:style-name="P239">Ginnasio : 5 anni + 3 di liceo classico o scientifico</text:p>
                    </text:list-item>
                  </text:list>
                </text:list-item>
                <text:list-item>
                  <text:p text:style-name="P239">Chi frequentava il liceo classico aveva accesso a tutte le università</text:p>
                </text:list-item>
                <text:list-item>
                  <text:p text:style-name="P239">Chi frequentava il liceo scientifico aveva accesso alle facoltà tecnico-scientifiche</text:p>
                </text:list-item>
                <text:list-item>
                  <text:p text:style-name="P242">Indottrinamento fascista dei giovani (sabato fascista, marce)</text:p>
                </text:list-item>
              </text:list>
            </text:list-item>
            <text:list-item>
              <text:p text:style-name="P243">Patti Lateranensi <text:span text:style-name="T56">(conquista dei favori dei piccoli-medi borghesi e dei contadini cattolici)</text:span></text:p>
              <text:list>
                <text:list-item>
                  <text:p text:style-name="P243">Riconosciuta al Papa la sovranità sul Vaticano</text:p>
                </text:list-item>
                <text:list-item>
                  <text:p text:style-name="P243">Cattolicesimo è religione dello Stato italiano</text:p>
                </text:list-item>
                <text:list-item>
                  <text:p text:style-name="P244">Convenzione finanziaria:<text:tab/><text:tab/></text:p>
                  <text:list>
                    <text:list-item>
                      <text:p text:style-name="P244">l’Italia versa 750 milioni di lire</text:p>
                    </text:list-item>
                    <text:list-item>
                      <text:p text:style-name="P244">L’Italia concede un miliardo di rendita</text:p>
                    </text:list-item>
                  </text:list>
                </text:list-item>
                <text:list-item>
                  <text:p text:style-name="P245">Concordato:</text:p>
                  <text:list>
                    <text:list-item>
                      <text:p text:style-name="P245">Libertà di culto</text:p>
                    </text:list-item>
                    <text:list-item>
                      <text:p text:style-name="P245">autonomia della Chiesa</text:p>
                    </text:list-item>
                    <text:list-item>
                      <text:p text:style-name="P245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Politica economica e Sociale</text:p>
          <text:list>
            <text:list-item>
              <text:p text:style-name="P246">Legge Rocco</text:p>
              <text:list>
                <text:list-item>
                  <text:p text:style-name="P246">due confederazioni sindacali, dirette da fascisti</text:p>
                  <text:list>
                    <text:list-item>
                      <text:p text:style-name="P246">lavoratori</text:p>
                    </text:list-item>
                    <text:list-item>
                      <text:p text:style-name="P246"><text:soft-page-break/>imprenditori</text:p>
                    </text:list-item>
                  </text:list>
                </text:list-item>
                <text:list-item>
                  <text:p text:style-name="P246">Abolito il diritto di sciopero</text:p>
                </text:list-item>
              </text:list>
            </text:list-item>
            <text:list-item>
              <text:p text:style-name="P246">Corporativismo</text:p>
              <text:list>
                <text:list-item>
                  <text:p text:style-name="P246">Istituzione Ministero delle Corporazioni</text:p>
                </text:list-item>
                <text:list-item>
                  <text:p text:style-name="P246">Risoluzione dei problemi sociali da parte di un autorità superiore</text:p>
                </text:list-item>
                <text:list-item>
                  <text:p text:style-name="P246">Nascita di 22 corporazioni</text:p>
                </text:list-item>
                <text:list-item>
                  <text:p text:style-name="P246">Carta del lavoro, permette allo Stato di intervenire nel settore privato</text:p>
                </text:list-item>
              </text:list>
            </text:list-item>
            <text:list-item>
              <text:p text:style-name="P246">Politica sociale ( tutela dei deboli )</text:p>
              <text:list>
                <text:list-item>
                  <text:p text:style-name="P246">Opera nazionale di maternità e infanzia</text:p>
                </text:list-item>
                <text:list-item>
                  <text:p text:style-name="P246">Opera nazionale orfani di guerra</text:p>
                </text:list-item>
                <text:list-item>
                  <text:p text:style-name="P246">Istituto nazionale assicurazione infortuni sul lavoro (INA<text:span text:style-name="T57">I</text:span>L)</text:p>
                </text:list-item>
                <text:list-item>
                  <text:p text:style-name="P247">Istituto nazionale per la previdenza sociale (INPS), garante di pensioni</text:p>
                </text:list-item>
                <text:list-item>
                  <text:p text:style-name="P247">Casse rurali e artigiane, garantisce crediti alle piccole aziende</text:p>
                </text:list-item>
                <text:list-item>
                  <text:p text:style-name="P247">Assegni familiari: pagate somme in base al numero dei figli</text:p>
                </text:list-item>
                <text:list-item>
                  <text:p text:style-name="P247">Tassa sul celibato: uomo sceglie se sposarsi, la donna no</text:p>
                </text:list-item>
              </text:list>
            </text:list-item>
            <text:list-item>
              <text:p text:style-name="P248">1929 Grande crisi</text:p>
              <text:list>
                <text:list-item>
                  <text:p text:style-name="P248">Prima del ‘29 il tenore di vita era migliorato</text:p>
                </text:list-item>
                <text:list-item>
                  <text:p text:style-name="P248">il ministro Volpi adotta dopo il ‘29 una linea protezionistica</text:p>
                </text:list-item>
                <text:list-item>
                  <text:p text:style-name="P249">la svalutazione della lira danneggiò le esportazioni</text:p>
                </text:list-item>
                <text:list-item>
                  <text:p text:style-name="P249">la successiva rivalutazione favorì la crescita del consenso del ceto medio</text:p>
                </text:list-item>
                <text:list-item>
                  <text:p text:style-name="P249">Nasce l’Istituto di ricostruzione industriale (IRI)</text:p>
                  <text:list>
                    <text:list-item>
                      <text:p text:style-name="P249">investiva nelle aziende in difficoltà</text:p>
                    </text:list-item>
                  </text:list>
                </text:list-item>
                <text:list-item>
                  <text:p text:style-name="P250">Iniziarono numerosi lavori pubblici</text:p>
                </text:list-item>
              </text:list>
            </text:list-item>
            <text:list-item>
              <text:p text:style-name="P250">Propaganda</text:p>
              <text:list>
                <text:list-item>
                  <text:p text:style-name="P250">L’ufficio stampa distribuiva e controllava le notizie da pubblicare attraverso le veline</text:p>
                  <text:list>
                    <text:list-item>
                      <text:p text:style-name="P250">Fogli di velina su cui erano scritte le disposizioni obbligatorie da seguire</text:p>
                    </text:list-item>
                  </text:list>
                </text:list-item>
                <text:list-item>
                  <text:p text:style-name="P250">Cinecittà</text:p>
                  <text:list>
                    <text:list-item>
                      <text:p text:style-name="P250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51">Ministero della cultura popolare</text:p>
                  <text:list>
                    <text:list-item>
                      <text:p text:style-name="P251"><text:soft-page-break/>Trasformava la vita del Duce in vicende pubbliche</text:p>
                    </text:list-item>
                    <text:list-item>
                      <text:p text:style-name="P251">Battaglia del grano:</text:p>
                      <text:list>
                        <text:list-item>
                          <text:p text:style-name="P251">Pronunciava discorsi durante il lavoro nei campi</text:p>
                        </text:list-item>
                        <text:list-item>
                          <text:p text:style-name="P251"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8">Guerra d’Etiopia</text:p>
          <text:list>
            <text:list-item>
              <text:p text:style-name="P252">1924 Riconoscimento della sovranità italiana su Fiume</text:p>
            </text:list-item>
            <text:list-item>
              <text:p text:style-name="P252">1935 Conferenza di Stresa</text:p>
              <text:list>
                <text:list-item>
                  <text:p text:style-name="P252">Italia, Francia e Gran Bretagna denunciano il riarmo tedesco e le violazioni del Trattato di Versailles</text:p>
                </text:list-item>
                <text:list-item>
                  <text:p text:style-name="P252">Fronte di Stresa: Francia e Inghilterra rimangono neutrali rispetto alle mire italiane sull’Etiopia, membro della Società delle Nazioni</text:p>
                </text:list-item>
                <text:list-item>
                  <text:p text:style-name="P252">Idee aperte al colonialismo, ma senza modifiche di confini in Europa</text:p>
                </text:list-item>
              </text:list>
            </text:list-item>
            <text:list-item>
              <text:p text:style-name="P252">Mussolini definiva la Libia improduttiva come una “Collezione di Deserti”</text:p>
            </text:list-item>
            <text:list-item>
              <text:p text:style-name="P252">Per dimenticare le precarie condizioni del Paese era necessario un diversivo: una guerra</text:p>
            </text:list-item>
            <text:list-item>
              <text:p text:style-name="P252">Morirono alcuni soldati italiani, dopo atti ostili di alcune bande armate di etiopi guidate da ras locali</text:p>
              <text:list>
                <text:list-item>
                  <text:p text:style-name="P253">Il sovrano Etiope non volle pagare un indennizzo alla famiglie dei caduti</text:p>
                </text:list-item>
                <text:list-item>
                  <text:p text:style-name="P253">La Società delle Nazioni affermò che la questione doveva essere risolta dalle due parti in conflitto</text:p>
                </text:list-item>
              </text:list>
            </text:list-item>
            <text:list-item>
              <text:p text:style-name="P254">1935 Italia dichiara guerra all’Etiopia</text:p>
            </text:list-item>
            <text:list-item>
              <text:p text:style-name="P254">1<text:span text:style-name="T59">9</text:span>36 L’Italia conquista Addis Abeba e Vittorio Emanuele III diviene re d’Etiopia</text:p>
            </text:list-item>
            <text:list-item>
              <text:p text:style-name="P255">La Società delle Nazioni sanzionò l’Italia per l’aggressione</text:p>
              <text:list>
                <text:list-item>
                  <text:p text:style-name="P256">Alcune nazioni comunicarono segretamente che non le avrebbero applicate</text:p>
                </text:list-item>
                <text:list-item>
                  <text:p text:style-name="P256">La Germania rifornì l’Italia di materie prime</text:p>
                </text:list-item>
                <text:list-item>
                  <text:p text:style-name="P256">Mussolini proclama l’Autarchia <text:span text:style-name="T60">e si avvicina alla Germania</text:span></text:p>
                </text:list-item>
                <text:list-item>
                  <text:p text:style-name="P257">Dopo pochi mesi le sanzioni vennero abrogate</text:p>
                </text:list-item>
              </text:list>
            </text:list-item>
          </text:list>
        </text:list-item>
        <text:list-item>
          <text:p text:style-name="P159">Guerra civile in Spagna</text:p>
          <text:list>
            <text:list-item>
              <text:p text:style-name="P258">De Rivera attuò un colpo di Stato e inizio una dittatura sino al 1930</text:p>
            </text:list-item>
            <text:list-item>
              <text:p text:style-name="P258">Nelle successive elezioni vincono i repubblicani</text:p>
            </text:list-item>
            <text:list-item>
              <text:p text:style-name="P258">Re Alfonso XIII rinuncia al regno senza abdicare</text:p>
            </text:list-item>
            <text:list-item>
              <text:p text:style-name="P258">1934 Inizia un governo di centrodestra</text:p>
              <text:list>
                <text:list-item>
                  <text:p text:style-name="P258"><text:soft-page-break/>i minatori delle Asturie si rivoltano e interviene l’esercito</text:p>
                </text:list-item>
              </text:list>
            </text:list-item>
            <text:list-item>
              <text:p text:style-name="P258">1936 Vince il Fronte popolare di sinistra</text:p>
            </text:list-item>
            <text:list-item>
              <text:p text:style-name="P258">Inizia la guerra civile con il sollevamento dei militari di Francisco Franco</text:p>
              <text:list>
                <text:list-item>
                  <text:p text:style-name="P258">Inghilterra e Stati Uniti sono neutrali</text:p>
                </text:list-item>
                <text:list-item>
                  <text:p text:style-name="P258">Francia, Russia <text:span text:style-name="T61">e numerosi volontari</text:span> appoggiano i repubblicani</text:p>
                </text:list-item>
                <text:list-item>
                  <text:p text:style-name="P259">Italia, Germania (invia la legione Condor) e Portogallo (dittatura di Salazar)<text:tab/></text:p>
                  <text:list>
                    <text:list-item>
                      <text:p text:style-name="P260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60">1939 I repubblicani si arrendono</text:p>
              <text:list>
                <text:list-header>
                  <text:p text:style-name="P46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61">Hitler divenne il leader del Partito dei Lavoratori Tedeschi (partito vicino agli ambienti militari) e ne cambiò il nome in Partito Nazionalsocialista dei lavoratori tedeschi</text:p>
          <text:list>
            <text:list-item>
              <text:p text:style-name="P261">Crea le SA (squadre d’assalto), dette “camicie brune”</text:p>
            </text:list-item>
            <text:list-item>
              <text:p text:style-name="P262">Il partito designava i colpevoli della sconfitta i partiti di sinistra</text:p>
            </text:list-item>
          </text:list>
        </text:list-item>
        <text:list-item>
          <text:p text:style-name="P263">La Francia occupa la Rurh e questo causa numerosi scioperi</text:p>
          <text:list>
            <text:list-item>
              <text:p text:style-name="P263">Iperinflazione: perdita di ogni potere d’acquisto del marco</text:p>
            </text:list-item>
            <text:list-item>
              <text:p text:style-name="P263">Hitler tenta il colpo di Stato marciando su Berlino</text:p>
              <text:list>
                <text:list-item>
                  <text:p text:style-name="P263">I congiurati sono arrestati</text:p>
                  <text:list>
                    <text:list-item>
                      <text:p text:style-name="P263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4">Grande Depressione</text:p>
          <text:list>
            <text:list-item>
              <text:p text:style-name="P264">Vennero indette nuove elezioni</text:p>
              <text:list>
                <text:list-item>
                  <text:p text:style-name="P264">Il partito nazista diventa la seconda forza del parlamento</text:p>
                  <text:list>
                    <text:list-item>
                      <text:p text:style-name="P264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64">1932 Hindenburg è rieletto presidente della Repubblica</text:p>
              <text:list>
                <text:list-item>
                  <text:p text:style-name="P264">Diviene cancelliere il conservatore Von Papen, creando un governo semidittatoriale</text:p>
                </text:list-item>
              </text:list>
            </text:list-item>
            <text:list-item>
              <text:p text:style-name="P264">Nuove elezioni</text:p>
              <text:list>
                <text:list-item>
                  <text:p text:style-name="P265">I nazisti ottengono più voti, questo grazie</text:p>
                  <text:list>
                    <text:list-item>
                      <text:p text:style-name="P265">all’incapacità della sinistra di fronteggiare la crisi</text:p>
                    </text:list-item>
                    <text:list-item>
                      <text:p text:style-name="P265">al rafforzamento delle idee nazionaliste</text:p>
                    </text:list-item>
                    <text:list-item>
                      <text:p text:style-name="P265">alla paura del bolscevismo dell’alta borghesia</text:p>
                    </text:list-item>
                  </text:list>
                </text:list-item>
                <text:list-item>
                  <text:p text:style-name="P264"><text:soft-page-break/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66">1933 </text:p>
          <text:list>
            <text:list-item>
              <text:p text:style-name="P266">Incendio del Parlamento</text:p>
              <text:list>
                <text:list-item>
                  <text:p text:style-name="P265">Vengono incolpati i comunisti</text:p>
                  <text:list>
                    <text:list-item>
                      <text:p text:style-name="P265">Sono sciolti i sindacali</text:p>
                    </text:list-item>
                    <text:list-item>
                      <text:p text:style-name="P265">Vengono arrestati i rappresentanti del partito</text:p>
                    </text:list-item>
                  </text:list>
                </text:list-item>
                <text:list-item>
                  <text:p text:style-name="P265">I nazisti ottengono la maggioranza assoluta in parlamento</text:p>
                  <text:list>
                    <text:list-item>
                      <text:p text:style-name="P265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67">Un “luogotenente” scelto da Hitler è messo a capo di ogni stato federale</text:p>
            </text:list-item>
            <text:list-item>
              <text:p text:style-name="P267">Nasce la Gestapo, il cui operato non era soggetto a leggi, ma solo alla volontà di Hitler</text:p>
            </text:list-item>
            <text:list-item>
              <text:p text:style-name="P267">Vengono dati alle fiamme libri contrari allo spirito tedesco</text:p>
            </text:list-item>
            <text:list-item>
              <text:p text:style-name="P267">Sterilizzazione e uccisione di individui “tarati”</text:p>
            </text:list-item>
            <text:list-item>
              <text:p text:style-name="P267">La Germania esce dalla Società delle Nazioni</text:p>
            </text:list-item>
            <text:list-item>
              <text:p text:style-name="P267">Himmler diventa capo delle SS e della Gestapo</text:p>
              <text:list>
                <text:list-item>
                  <text:p text:style-name="P267">sono i reparti di difesa</text:p>
                </text:list-item>
                <text:list-item>
                  <text:p text:style-name="P267">portavano un berretto con un teschio</text:p>
                </text:list-item>
                <text:list-item>
                  <text:p text:style-name="P267">si distinsero per la crudeltà</text:p>
                </text:list-item>
              </text:list>
            </text:list-item>
            <text:list-item>
              <text:p text:style-name="P268">Rohm vuole sostituire le SA, composte da fanatici e delinquenti, all’esercito regolare</text:p>
              <text:list>
                <text:list-item>
                  <text:p text:style-name="P268">Von Hindenburg e i militari si oppongono</text:p>
                </text:list-item>
                <text:list-item>
                  <text:p text:style-name="P268">30 giugno Notte dei lunghi coltelli</text:p>
                  <text:list>
                    <text:list-item>
                      <text:p text:style-name="P268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8">1934 Muore Von Hindenburg</text:p>
          <text:list>
            <text:list-item>
              <text:p text:style-name="P268">Hitler unisce nella sua persona le cariche di Cancelliere e di Presidente della Repubblica</text:p>
              <text:list>
                <text:list-item>
                  <text:p text:style-name="P268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69">Nuova divisone della Germania</text:p>
          <text:list>
            <text:list-item>
              <text:p text:style-name="P269">32 Gau (regioni) rette da un Gauleiter, dotato di enorme potere</text:p>
            </text:list-item>
          </text:list>
        </text:list-item>
        <text:list-item>
          <text:p text:style-name="P269">Controllo dei cittadini</text:p>
          <text:list>
            <text:list-item>
              <text:p text:style-name="P269">SA ricoprono compiti di milizia volontaria</text:p>
            </text:list-item>
            <text:list-item>
              <text:p text:style-name="P269">SS incaricate di controllo interno della Germania</text:p>
              <text:list>
                <text:list-item>
                  <text:p text:style-name="P269"><text:soft-page-break/>Vengono divise in unità specializzate</text:p>
                </text:list-item>
                <text:list-item>
                  <text:p text:style-name="P269">Estesero il loro potere nel sistema di polizia</text:p>
                </text:list-item>
              </text:list>
            </text:list-item>
          </text:list>
        </text:list-item>
        <text:list-item>
          <text:p text:style-name="P270">Propaganda</text:p>
          <text:list>
            <text:list-item>
              <text:p text:style-name="P270">Case di produzione cinematografiche e radio sono nazionalizzate</text:p>
            </text:list-item>
            <text:list-item>
              <text:p text:style-name="P270">Vennero organizzati roghi di libri di autori “degenerati”</text:p>
              <text:list>
                <text:list-item>
                  <text:p text:style-name="P270">Molti scrittori come Freud abbandonarono la Germania</text:p>
                </text:list-item>
                <text:list-item>
                  <text:p text:style-name="P270">Altri come Bergson rimasero</text:p>
                  <text:list>
                    <text:list-item>
                      <text:p text:style-name="P270">Bergson venne esentato dalla deportazione nonostante fosse ebreo per la sua 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1">Gioventù</text:p>
          <text:list>
            <text:list-item>
              <text:p text:style-name="P271">I libri scolastici sono censurati</text:p>
            </text:list-item>
            <text:list-item>
              <text:p text:style-name="P271">Le associazioni studentesche si occupano dell’indottrinamento nazista</text:p>
            </text:list-item>
            <text:list-item>
              <text:p text:style-name="P271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72">Lavoro</text:p>
          <text:list>
            <text:list-item>
              <text:p text:style-name="P272">I sindacati vennero sciolti</text:p>
            </text:list-item>
            <text:list-item>
              <text:p text:style-name="P272">I giovani dovevano dedicare un anno a servizi di pubblica utilità</text:p>
              <text:list>
                <text:list-item>
                  <text:p text:style-name="P272">La disoccupazione giovanile venne eliminata</text:p>
                </text:list-item>
              </text:list>
            </text:list-item>
            <text:list-item>
              <text:p text:style-name="P272">Nascono associazioni che organizzano il tempo libero dei lavoratori</text:p>
            </text:list-item>
          </text:list>
        </text:list-item>
        <text:list-item>
          <text:p text:style-name="P273">Giustizia</text:p>
          <text:list>
            <text:list-item>
              <text:p text:style-name="P273">La figura di Hitler raccoglieva in se i tre poteri dello Stato</text:p>
            </text:list-item>
            <text:list-item>
              <text:p text:style-name="P273">Le leggi permettevano alla polizia di incarcerare i sospetti senza processo</text:p>
            </text:list-item>
            <text:list-item>
              <text:p text:style-name="P273">Fu istituito un tribunale del popolo, diretto da Freisler, che comminò solo condanne a morte ed ergastoli</text:p>
            </text:list-item>
          </text:list>
        </text:list-item>
        <text:list-item>
          <text:p text:style-name="P274">Religione</text:p>
          <text:list>
            <text:list-item>
              <text:p text:style-name="P274">Ammiratore di Gesù Cristo, che secondo lui era nemico degli ebrei e ariano</text:p>
            </text:list-item>
            <text:list-item>
              <text:p text:style-name="P274">La chiesa cattolica seguì una politica concordataria, per evitare persecuzioni verso i fedeli</text:p>
              <text:list>
                <text:list-item>
                  <text:p text:style-name="P274">1933 Concordato con la Chiesa: Hitler ignora le garanzie promesse</text:p>
                </text:list-item>
              </text:list>
            </text:list-item>
            <text:list-item>
              <text:p text:style-name="P274">Vengono introdotti rituali e simboli pagani</text:p>
            </text:list-item>
            <text:list-item>
              <text:p text:style-name="P274">Nasce la Chiesa Nazionale del Reich, che assorbe tutte le chiese</text:p>
              <text:list>
                <text:list-item>
                  <text:p text:style-name="P274"><text:soft-page-break/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75">La persecuzione degli ebrei</text:p>
          <text:list>
            <text:list-item>
              <text:p text:style-name="P276">Già prima di Hitler in vari Paesi europei si covava un sentimento antisemita</text:p>
            </text:list-item>
            <text:list-item>
              <text:p text:style-name="P277">L’idea di Hitler era mandare gli ebrei in Madagascar</text:p>
              <text:list>
                <text:list-item>
                  <text:p text:style-name="P277">i costi eccessivi dell’operazione lo spinsero a usarli come manodopera</text:p>
                </text:list-item>
                <text:list-item>
                  <text:p text:style-name="P277">Numerose industrie sorsero presso i campi di concentramento </text:p>
                </text:list-item>
              </text:list>
            </text:list-item>
            <text:list-item>
              <text:p text:style-name="P276">Inizia una campagna antiebraica</text:p>
              <text:list>
                <text:list-item>
                  <text:p text:style-name="P276">Agli ebrei sono addossate tutte le colpe riguardo alla situazione economica e sociale</text:p>
                  <text:list>
                    <text:list-item>
                      <text:p text:style-name="P276">Essendo molti di loro danarosi era credenza che fossero d’accordo con gli americani per sfruttare la Germania</text:p>
                    </text:list-item>
                  </text:list>
                </text:list-item>
                <text:list-item>
                  <text:p text:style-name="P276">1933 Disposizioni <text:span text:style-name="T62">(consigli non tassativi)</text:span> antiebraiche</text:p>
                  <text:list>
                    <text:list-item>
                      <text:p text:style-name="P276">ebrei esclusi da pubblici uffici e luoghi pubblici</text:p>
                    </text:list-item>
                    <text:list-item>
                      <text:p text:style-name="P276">ebrei non possono esercitare avvocatura</text:p>
                    </text:list-item>
                  </text:list>
                </text:list-item>
                <text:list-item>
                  <text:p text:style-name="P278"><text:span text:style-name="T63">Boicottaggio</text:span> delle attività ebraiche</text:p>
                </text:list-item>
                <text:list-item>
                  <text:p text:style-name="P278">Esproprio dei beni degli ebrei</text:p>
                </text:list-item>
              </text:list>
            </text:list-item>
            <text:list-item>
              <text:p text:style-name="P279">1935 Leggi di Norimberga</text:p>
              <text:list>
                <text:list-item>
                  <text:p text:style-name="P279">proibiti matrimoni tra ebrei e tedeschi</text:p>
                </text:list-item>
                <text:list-item>
                  <text:p text:style-name="P279">non era possibile avere tedeschi al servizio se si era ebrei</text:p>
                </text:list-item>
              </text:list>
            </text:list-item>
            <text:list-item>
              <text:p text:style-name="P280">1937 Arianizzazione dell’economia</text:p>
              <text:list>
                <text:list-item>
                  <text:p text:style-name="P280">Ebrei esclusi dalla vita civile</text:p>
                </text:list-item>
              </text:list>
            </text:list-item>
            <text:list-item>
              <text:p text:style-name="P280">8-9 novembre 1938 Notte dei Cristalli</text:p>
              <text:list>
                <text:list-item>
                  <text:p text:style-name="P280">Vengono distrutti numerosi negozi ebrei</text:p>
                </text:list-item>
                <text:list-item>
                  <text:p text:style-name="P281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82">Politica economica</text:p>
          <text:list>
            <text:list-item>
              <text:p text:style-name="P282">1932 La Germania conta 7 milioni di disoccupati e l’inflazione in salita</text:p>
            </text:list-item>
            <text:list-item>
              <text:p text:style-name="P282">Schacht inaugura l’autarchia</text:p>
              <text:list>
                <text:list-item>
                  <text:p text:style-name="P282">Blocco di capitali stranieri, i quali potevano essere usati solo per l’acquisto di merci tedesche</text:p>
                </text:list-item>
                <text:list-item>
                  <text:p text:style-name="P282">Inizia il riarmo</text:p>
                </text:list-item>
              </text:list>
            </text:list-item>
          </text:list>
        </text:list-item>
        <text:list-item>
          <text:p text:style-name="P283"><text:soft-page-break/>Politica agricola</text:p>
          <text:list>
            <text:list-item>
              <text:p text:style-name="P283">Proprietà ereditaria: i terreni inferiori ai 125 ettari vennero dichiarati inalienabili</text:p>
              <text:list>
                <text:list-item>
                  <text:p text:style-name="P283">Alla morte del proprietario il terreno passava a un discendente e non poteva essere venduta</text:p>
                </text:list-item>
              </text:list>
            </text:list-item>
            <text:list-item>
              <text:p text:style-name="P283">Corporazione alimentare: circoli agricoli diretti da un rappresentante del Partito</text:p>
              <text:list>
                <text:list-item>
                  <text:p text:style-name="P283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84">Espansionismo</text:p>
          <text:list>
            <text:list-item>
              <text:p text:style-name="P284">Pangermanesimo: riunificazione sotto il Reich di tutti i popoli di stirpe germanica e riduzione in schiavitù delle popolazioni slave</text:p>
            </text:list-item>
            <text:list-item>
              <text:p text:style-name="P284">La conferenza di Stresa aveva proclamato l’obbligo di mantenere i confini attuali in Europa</text:p>
            </text:list-item>
          </text:list>
        </text:list-item>
      </text:list>
      <text:h text:style-name="P9" text:outline-level="2">Italia e Germania si preparano alla guerra</text:h>
      <text:list xml:id="list9143451512566731655" text:style-name="L7">
        <text:list-item>
          <text:p text:style-name="P285">Trattato di amicizia tra Germania e Italia (Asse Roma-Berlino)</text:p>
          <text:list>
            <text:list-item>
              <text:p text:style-name="P285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87">Viene stipulato tra Germania, Giappone e Italia il patto Anticomintern, in funzione antisovietica</text:p>
        </text:list-item>
        <text:list-item>
          <text:p text:style-name="P288">Vengono introdotte in Italia le leggi razziali</text:p>
          <text:list>
            <text:list-item>
              <text:p text:style-name="P288">La comunità era più integrata e il clima interno più repressivo, incrinò il consenso</text:p>
            </text:list-item>
          </text:list>
        </text:list-item>
        <text:list-item>
          <text:p text:style-name="P288">Hitler propose all’Austria una serie di condizioni per trasformarlo in uno Stato vassallo</text:p>
          <text:list>
            <text:list-item>
              <text:p text:style-name="P288">Al rifiuto del Cancelliere, seguì l’invasione ad opera dei tedeschi (1938)</text:p>
            </text:list-item>
          </text:list>
        </text:list-item>
        <text:list-item>
          <text:p text:style-name="P288">La popolazione dei Sudeti richiese completa autonomia amministrativa</text:p>
          <text:list>
            <text:list-item>
              <text:p text:style-name="P288">Hitler puntava alla conquista della Cecoslovacchia, regione strategica per industrie, materie prime e posizione e lanciò un ultimatum</text:p>
            </text:list-item>
            <text:list-item>
              <text:p text:style-name="P288">Si aprì la conferenza di Monaco e Mussolini si propose come mediatore</text:p>
              <text:list>
                <text:list-item>
                  <text:p text:style-name="P288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288">Nel 1939 Hitler invade la Cecoslovacchia e la trasforma in un protettorato</text:p>
            </text:list-item>
          </text:list>
        </text:list-item>
        <text:list-item>
          <text:p text:style-name="P289">Mussolini propone al re d’Albania un trattato per trasformare il Paese in un protettorato</text:p>
          <text:list>
            <text:list-item>
              <text:p text:style-name="P289">L’Italia aveva interessi economici e di sfruttamento di pozzi petroliferi in Albania</text:p>
            </text:list-item>
            <text:list-item>
              <text:p text:style-name="P286">Mussolini dichiara guerra e diviene colonia italiana, punto di partenza per la conquista della Grecia</text:p>
            </text:list-item>
          </text:list>
        </text:list-item>
      </text:list>
      <text:h text:style-name="P10" text:outline-level="2"><text:bookmark-start text:name="II Guerra Mondiale"/><text:soft-page-break/>II Guerra Mondiale<text:bookmark-end text:name="II Guerra Mondiale"/></text:h>
      <text:list xml:id="list4981411635758847840" text:style-name="L8">
        <text:list-item>
          <text:p text:style-name="P290">Cause</text:p>
          <text:list>
            <text:list-item>
              <text:p text:style-name="P290">Malcontento</text:p>
              <text:list>
                <text:list-item>
                  <text:p text:style-name="P290">Nazionalismo esasperato</text:p>
                </text:list-item>
                <text:list-item>
                  <text:p text:style-name="P290">Volontà di rivincita</text:p>
                </text:list-item>
              </text:list>
            </text:list-item>
            <text:list-item>
              <text:p text:style-name="P290">Debolezza delle democrazie</text:p>
            </text:list-item>
            <text:list-item>
              <text:p text:style-name="P290">debolezza della società delle nazioni</text:p>
            </text:list-item>
          </text:list>
        </text:list-item>
        <text:list-item>
          <text:p text:style-name="P290">1939 Ribbentrop chiese la città di Danzica e il permesso di costruire una strada e una ferrovia nel corridoio polacco alla Polonia</text:p>
          <text:list>
            <text:list-item>
              <text:p text:style-name="P290">Stipula il “patto d’Acciaio” con l’Italia, confermato dal patto tripartito (1940)</text:p>
            </text:list-item>
            <text:list-item>
              <text:p text:style-name="P290">Stipula un patto di non-aggressione con l’URSS <text:s/>(patto Molotov-Ribbentrop) e si spartiscono i territori polacchi</text:p>
            </text:list-item>
          </text:list>
        </text:list-item>
        <text:list-item>
          <text:p text:style-name="P290">1 settembre 1939 Invasione della Polonia</text:p>
          <text:list>
            <text:list-item>
              <text:p text:style-name="P291">Mussolini dichiara la “non belligeranza”, poiché non avvertito da Hitler</text:p>
            </text:list-item>
            <text:list-item>
              <text:p text:style-name="P292">La Polonia si arrese alla fine della guerra lampo</text:p>
            </text:list-item>
            <text:list-item>
              <text:p text:style-name="P292">L’URSS invade da est la Polonia e conquistò anche <text:s/>Estonia, Lettonia e Lituania</text:p>
            </text:list-item>
            <text:list-item>
              <text:p text:style-name="P292">L’URSS invade anche la Finlandia, che non cedette facilmente a causa delle guerriglie</text:p>
            </text:list-item>
          </text:list>
        </text:list-item>
        <text:list-item>
          <text:p text:style-name="P292">1940 Invasione della Danimarca e della Norvegia</text:p>
          <text:list>
            <text:list-item>
              <text:p text:style-name="P292">Il Re di Danimarca si arrese senza combattere poiché riteneva inutile spargere sangue</text:p>
            </text:list-item>
            <text:list-item>
              <text:p text:style-name="P292">Quisling divenne capo del governo norvegese</text:p>
            </text:list-item>
          </text:list>
        </text:list-item>
        <text:list-item>
          <text:p text:style-name="P292">1940 Olanda, Belgio e Lussemburgo cedono alle truppe tedesche</text:p>
        </text:list-item>
        <text:list-item>
          <text:p text:style-name="P292">Aggirarono la linea Maginot, sistema di fortificazioni di fronte alla linea Sigfrido, dove si combatteva una guerra fittizia</text:p>
          <text:list>
            <text:list-item>
              <text:p text:style-name="P293">In poco tempo raggiunsero Parigi e la Francia capitolò (giugno)</text:p>
              <text:list>
                <text:list-item>
                  <text:p text:style-name="P294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291">La Francia è divisa in due</text:p>
              <text:list>
                <text:list-item>
                  <text:p text:style-name="P291">Nel sud con capitale Vichy si instaurò un regime filofascista del generale Petain</text:p>
                </text:list-item>
                <text:list-item>
                  <text:p text:style-name="P291">Il nord passò sotto il controllo della Germania</text:p>
                </text:list-item>
              </text:list>
            </text:list-item>
            <text:list-item>
              <text:p text:style-name="P291">De Gaulle organizza la resistenza francese (“Francia libera”)</text:p>
            </text:list-item>
          </text:list>
        </text:list-item>
        <text:list-item>
          <text:p text:style-name="P295">giugno 1940 L’Italia entra in guerra (discorso di palazzo Venezia)</text:p>
          <text:list>
            <text:list-item>
              <text:p text:style-name="P295"><text:soft-page-break/>I soldati erano a corto di armamenti e impreparati</text:p>
            </text:list-item>
            <text:list-item>
              <text:p text:style-name="P295">L’Italia attacca la Francia allo stremo delle sue forze e questo minò il prestigio di Mussolini</text:p>
            </text:list-item>
            <text:list-item>
              <text:p text:style-name="P296">L’intenzione era di esercitare il controllo italiano sul mediterraneo</text:p>
              <text:list>
                <text:list-item>
                  <text:p text:style-name="P296">Tenta la conquista dell’Egitto ma è respinto dagli Inglesi</text:p>
                </text:list-item>
              </text:list>
            </text:list-item>
          </text:list>
        </text:list-item>
        <text:list-item>
          <text:p text:style-name="P297">1940 Battaglia d’Inghilterra</text:p>
          <text:list>
            <text:list-item>
              <text:p text:style-name="P298">Hitler propose una pace fittizia per dividere l’opinione pubblica</text:p>
            </text:list-item>
            <text:list-item>
              <text:p text:style-name="P297">Operazione Aquila: bombardamenti sulle difese costiere, per poter sbarcare con l’esercito</text:p>
              <text:list>
                <text:list-item>
                  <text:p text:style-name="P298">La marina inglese era più forte di quella tedesca, ma l’esercito tedesco era più forte</text:p>
                </text:list-item>
              </text:list>
            </text:list-item>
            <text:list-item>
              <text:p text:style-name="P299">La Raf inflisse gravi danni alla Lutwaffe tedesca</text:p>
            </text:list-item>
            <text:list-item>
              <text:p text:style-name="P297">Operazione Leone Marino: Bombardamenti a tappeto sulle città</text:p>
              <text:list>
                <text:list-item>
                  <text:p text:style-name="P297">Lo scopo era costringere Churchill a chiedere un armistizio, ma gli Inglesi non cedettero</text:p>
                </text:list-item>
              </text:list>
            </text:list-item>
            <text:list-item>
              <text:p text:style-name="P298">Hitler rimanda l’invasione</text:p>
            </text:list-item>
          </text:list>
        </text:list-item>
        <text:list-item>
          <text:p text:style-name="P300">1940 Attacco alla Grecia</text:p>
          <text:list>
            <text:list-item>
              <text:p text:style-name="P300">La spedizione <text:span text:style-name="T65">italiana</text:span> fu un fallimento</text:p>
              <text:list>
                <text:list-item>
                  <text:p text:style-name="P300">i soldati rimasero bloccati nel fango e neve invernali</text:p>
                </text:list-item>
                <text:list-item>
                  <text:p text:style-name="P300">non era stata organizzata</text:p>
                </text:list-item>
                <text:list-item>
                  <text:p text:style-name="P300">Vennero respinti in Albania e inizia una guerra di posizione</text:p>
                </text:list-item>
                <text:list-item>
                  <text:p text:style-name="P300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301">1941 La Germania conquistò la Jugoslavia, la Serbia e la Macedonia</text:p>
          <text:list>
            <text:list-item>
              <text:p text:style-name="P301">La Croazia divenne uno stato fantoccio (celebre per i massacri ebrei, zingari e comunisti)</text:p>
            </text:list-item>
            <text:list-item>
              <text:p text:style-name="P301">La Grecia si arrese</text:p>
              <text:list>
                <text:list-item>
                  <text:p text:style-name="P301">L’Italia ottenne parte della Grecia, Zante, Corfù e Cefalonia e parte di Creta</text:p>
                </text:list-item>
                <text:list-item>
                  <text:p text:style-name="P301">La Germania prese Creta e le isole dell’Egeo settentrionale</text:p>
                </text:list-item>
              </text:list>
            </text:list-item>
          </text:list>
        </text:list-item>
        <text:list-item>
          <text:p text:style-name="P302">1941 Rommel (“Volpe del deserto”) prese il comando del contingente nel Nord Africa</text:p>
          <text:list>
            <text:list-item>
              <text:p text:style-name="P302">Riconquista la Cirenaica, per impedire l’arrivo di rifornimenti dalle colonie inglesi</text:p>
            </text:list-item>
            <text:list-item>
              <text:p text:style-name="P303">La controffensiva inglese grazie ai rinforzi australiani li costrinse ad arretrare in Tripolitania</text:p>
            </text:list-item>
          </text:list>
        </text:list-item>
        <text:list-item>
          <text:p text:style-name="P305"><text:soft-page-break/>1941 Operazione Barbarossa</text:p>
          <text:list>
            <text:list-item>
              <text:p text:style-name="P305">Il Giappone rimane neutrale, poiché aveva stipulato un patto di non aggressione</text:p>
            </text:list-item>
            <text:list-item>
              <text:p text:style-name="P306">Hitler invade la Russia, poiché aveva timore che lo facesse prima Stalin</text:p>
            </text:list-item>
            <text:list-item>
              <text:p text:style-name="P307">L’Italia partecipa con un corpo d’armata (ARMIR) e anche la Finlandia</text:p>
            </text:list-item>
            <text:list-item>
              <text:p text:style-name="P308">Gli obbiettivi sono Leningrado, Mosca e l’Ucraina</text:p>
            </text:list-item>
            <text:list-item>
              <text:p text:style-name="P304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308">1<text:span text:style-name="T67">941 Carta Atlantica </text:span></text:p>
          <text:list>
            <text:list-item>
              <text:p text:style-name="P309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309">Con la Legge Affitti e prestiti Roosevelt forniva già materie prime e armamenti agli Inglesi</text:p>
                </text:list-item>
                <text:list-item>
                  <text:p text:style-name="P310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311">Invasione dell’Indocina</text:p>
          <text:list>
            <text:list-item>
              <text:p text:style-name="P311">Era stato posto un embargo dagli Inglesi e dagli Americani, a causa delle mire espansionistiche giapponesi</text:p>
            </text:list-item>
          </text:list>
        </text:list-item>
        <text:list-item>
          <text:p text:style-name="P311">7 dicembre 1941</text:p>
          <text:list>
            <text:list-item>
              <text:p text:style-name="P311">I giapponesi attaccano Pearl Harbor, dove si trovava la flotta del Pacifico americana</text:p>
            </text:list-item>
            <text:list-item>
              <text:p text:style-name="P312">Il giorno successivo America e Inghilterra dichiarano guerra e lo stesso fanno Italia e Germania</text:p>
            </text:list-item>
          </text:list>
        </text:list-item>
        <text:list-item>
          <text:p text:style-name="P313">1942 I Giapponesi occupano la Birmania, le Filippine e Giava </text:p>
          <text:list>
            <text:list-item>
              <text:p text:style-name="P313">Fine 1942 Gli Alleati ottengono delle vittorie decisive </text:p>
              <text:list>
                <text:list-item>
                  <text:p text:style-name="P313">Battaglia del Mar dei coralli </text:p>
                </text:list-item>
                <text:list-item>
                  <text:p text:style-name="P313">Battaglia delle Midway </text:p>
                </text:list-item>
              </text:list>
            </text:list-item>
          </text:list>
        </text:list-item>
        <text:list-item>
          <text:p text:style-name="P313">1942 Rommel conquista la Cirenaica </text:p>
          <text:list>
            <text:list-item>
              <text:p text:style-name="P313">Montgomery vince a El Alamein e l'Asse si ritira </text:p>
            </text:list-item>
            <text:list-item>
              <text:p text:style-name="P313">1943 <text:s/>Montgomery conquista Tripoli </text:p>
            </text:list-item>
          </text:list>
        </text:list-item>
        <text:list-item>
          <text:p text:style-name="P313">1942 Hitler sferra un attacco alla Russia partendo dall'Ucraina, serbatoio alimentare </text:p>
          <text:list>
            <text:list-item>
              <text:p text:style-name="P313">L'obiettivo era occupare la zona tra Don e Volga, conquistando i pozzi petroliferi </text:p>
            </text:list-item>
            <text:list-item>
              <text:p text:style-name="P313">A fine anno i sovietici passano al contrattacco </text:p>
              <text:list>
                <text:list-item>
                  <text:p text:style-name="P313"><text:soft-page-break/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313">1943 Sono sconfitti a Stalingrado e il generale Paulus si ritira, questo perché le truppe avevano dovuto dividersi attaccando da Nord e da Sud </text:p>
              <text:list>
                <text:list-item>
                  <text:p text:style-name="P313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313">1943 Conferenza di Casablanca tra Churchill e Roosevelt </text:p>
          <text:list>
            <text:list-item>
              <text:p text:style-name="P313">SI decise di aprire un fronte in Europa partendo dalla Sicilia (operazione Husky) </text:p>
            </text:list-item>
          </text:list>
        </text:list-item>
        <text:list-item>
          <text:p text:style-name="P313">11-14 <text:span text:style-name="T105">giugno</text:span> 1943 Invasione della Sicilia </text:p>
          <text:list>
            <text:list-item>
              <text:p text:style-name="P313">In settembre la Sicilia venne conquistata senza incontrare grandi resistenza </text:p>
            </text:list-item>
          </text:list>
        </text:list-item>
        <text:list-item>
          <text:p text:style-name="P313">Il Gran Consiglio del Fascismo su proposta di Grandi esautorò Mussolini </text:p>
          <text:list>
            <text:list-item>
              <text:p text:style-name="P313">luglio 1943 Arresto di Mussolini, condotto in località segreta </text:p>
            </text:list-item>
            <text:list-item>
              <text:p text:style-name="P313">Viene nominato capo del governo Badoglio </text:p>
            </text:list-item>
          </text:list>
        </text:list-item>
        <text:list-item>
          <text:p text:style-name="P314">8 settembre 1943 Armistizio</text:p>
          <text:list>
            <text:list-item>
              <text:p text:style-name="P314">Badoglio e Vittorio Emanuele fuggono verso Brindisi</text:p>
            </text:list-item>
            <text:list-item>
              <text:p text:style-name="P314">I tedeschi occuparono le parti d’Italia non sotto il controllo degli <text:span text:style-name="T71">Alleati</text:span></text:p>
            </text:list-item>
            <text:list-item>
              <text:p text:style-name="P315">13 ottobre 1943 Dichiarazione di guerra alla Germania</text:p>
              <text:list>
                <text:list-item>
                  <text:p text:style-name="P315">Napoli si ribella alle truppe tedesche e i nazisti abbandonano la città</text:p>
                </text:list-item>
                <text:list-item>
                  <text:p text:style-name="P315">Nascono i partigiani, oppositori al nazismo e fascismo</text:p>
                  <text:list>
                    <text:list-item>
                      <text:p text:style-name="P316">Nasce il Comitato di Liberazione Nazionale, presieduto dal socialista Bonomi</text:p>
                    </text:list-item>
                    <text:list-item>
                      <text:p text:style-name="P317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5">Operazione Alarico </text:p>
          <text:list>
            <text:list-item>
              <text:p text:style-name="P315">Salvataggio di Mussolini da Campo Imperatore, sul Gran Sasso</text:p>
            </text:list-item>
            <text:list-item>
              <text:p text:style-name="P315">Riconquista dell’Italia</text:p>
            </text:list-item>
          </text:list>
        </text:list-item>
        <text:list-item>
          <text:p text:style-name="P315">Nasce la Repubblica di Salò, retta da Mussolini</text:p>
          <text:list>
            <text:list-item>
              <text:p text:style-name="P315">Principi enunciati nella Carta di Verona</text:p>
            </text:list-item>
            <text:list-item>
              <text:p text:style-name="P315">Esercito di repubblichini (vigilato dai tedeschi)</text:p>
            </text:list-item>
            <text:list-item>
              <text:p text:style-name="P315">Iniziano i rastrellamenti di Ebrei in Italia <text:span text:style-name="T72">ad opera dei nazisti</text:span></text:p>
            </text:list-item>
          </text:list>
        </text:list-item>
        <text:list-item>
          <text:p text:style-name="P316">Nella primavera del 1944 gli Alleati si fermano sulla linea Gustav</text:p>
          <text:list>
            <text:list-item>
              <text:p text:style-name="P317">Iniziano dei bombardamenti nei pressi di Roma e l’abbazia di Montecassino è distrutta</text:p>
              <text:list>
                <text:list-item>
                  <text:p text:style-name="P317"><text:soft-page-break/>I nazisti arretrano sulla linea Gotica </text:p>
                </text:list-item>
              </text:list>
            </text:list-item>
          </text:list>
        </text:list-item>
        <text:list-item>
          <text:p text:style-name="P317">Mussolini viene giustiziato da partigiani presso Dongo mentre fuggiva in Svizzera</text:p>
          <text:list>
            <text:list-item>
              <text:p text:style-name="P317">Viene pubblicamente esposto a Milano</text:p>
            </text:list-item>
          </text:list>
        </text:list-item>
        <text:list-item>
          <text:p text:style-name="P317">Svolta di Salerno</text:p>
          <text:list>
            <text:list-item>
              <text:p text:style-name="P317">Palmiro Togliatti chiama all’unità tutti i partiti antif<text:span text:style-name="T74">a</text:span>scisti</text:p>
            </text:list-item>
          </text:list>
        </text:list-item>
        <text:list-item>
          <text:p text:style-name="P317">Operazione Overlord</text:p>
          <text:list>
            <text:list-item>
              <text:p text:style-name="P317">Sbarco in Normandia e liberazione di Francia e Belgio</text:p>
            </text:list-item>
          </text:list>
        </text:list-item>
        <text:list-item>
          <text:p text:style-name="P317">Conferenza di Yalta</text:p>
          <text:list>
            <text:list-item>
              <text:p text:style-name="P318">vengono stabilite zone d’influenza nel mondo</text:p>
            </text:list-item>
            <text:list-item>
              <text:p text:style-name="P318">denazificazione, smilitarizzazione della Germania</text:p>
            </text:list-item>
            <text:list-item>
              <text:p text:style-name="P318">possibile smembramento della Germania</text:p>
            </text:list-item>
          </text:list>
        </text:list-item>
        <text:list-item>
          <text:p text:style-name="P318">Bombardamenti sulle città tedesche</text:p>
          <text:list>
            <text:list-item>
              <text:p text:style-name="P318">Hitler dopo aver scampato a un attentato si suicida in un bunker</text:p>
            </text:list-item>
          </text:list>
        </text:list-item>
        <text:list-item>
          <text:p text:style-name="P318">Dopo i bombardamenti su Hiroshima e Nagasaki il Giappone firma la resa</text:p>
        </text:list-item>
      </text:list>
      <text:h text:style-name="P43" text:outline-level="1"><text:bookmark-start text:name="Nascita della Guerra Fredda"/><text:span text:style-name="T90">Nascita della </text:span>Guerra Fredda<text:bookmark-end text:name="Nascita della Guerra Fredda"/></text:h>
      <text:list xml:id="list7799139575865137134" text:style-name="L9">
        <text:list-item>
          <text:p text:style-name="P319">Germania e Giappone era stati sconfitti, mentre Francia e Inghilterra erano devastate dalla guerra</text:p>
          <text:list>
            <text:list-item>
              <text:p text:style-name="P319">USA e URSS si delineano come le nuove potenze</text:p>
            </text:list-item>
            <text:list-item>
              <text:p text:style-name="P320">Entrambe sono dotate di territori sconfinati, industrie e materie prime</text:p>
            </text:list-item>
          </text:list>
        </text:list-item>
        <text:list-item>
          <text:p text:style-name="P321">Conferenza di Bretton Woods (1944)</text:p>
          <text:list>
            <text:list-item>
              <text:p text:style-name="P321">44 Stati decisero la creazione di</text:p>
              <text:list>
                <text:list-item>
                  <text:p text:style-name="P321">Banca internazionale per la ricostruzione e sviluppo</text:p>
                </text:list-item>
                <text:list-item>
                  <text:p text:style-name="P321">Fondo monetario internazionale</text:p>
                </text:list-item>
              </text:list>
            </text:list-item>
            <text:list-item>
              <text:p text:style-name="P322">Le monete non vennero più legate alle riserve auree ma al dollaro</text:p>
            </text:list-item>
          </text:list>
        </text:list-item>
        <text:list-item>
          <text:p text:style-name="P322">Accordo Generale sulle tariffe e sul commercio (Gatt)</text:p>
          <text:list>
            <text:list-item>
              <text:p text:style-name="P322">riduzione dei dazi doganali per favorire la libera circolazione di merci</text:p>
            </text:list-item>
          </text:list>
        </text:list-item>
        <text:list-item>
          <text:p text:style-name="P323">Conferenza di San Francisco (1945)</text:p>
          <text:list>
            <text:list-item>
              <text:p text:style-name="P324">Fondazione dell’ONU <text:span text:style-name="T76">con s</text:span>ede a New York</text:p>
            </text:list-item>
            <text:list-item>
              <text:p text:style-name="P323">Formata da</text:p>
              <text:list>
                <text:list-item>
                  <text:p text:style-name="P323"><text:soft-page-break/>Assemblea Generale</text:p>
                  <text:list>
                    <text:list-item>
                      <text:p text:style-name="P325">Formata da rappresentanti di tutti i membri</text:p>
                    </text:list-item>
                    <text:list-item>
                      <text:p text:style-name="P326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328">Segretario generale</text:p>
                  <text:list>
                    <text:list-item>
                      <text:p text:style-name="P329">Guida e coordinatore dell’Assemblea</text:p>
                    </text:list-item>
                  </text:list>
                </text:list-item>
                <text:list-item>
                  <text:p text:style-name="P328"><text:span text:style-name="T75">C</text:span>onsiglio di sicurezza</text:p>
                  <text:list>
                    <text:list-item>
                      <text:p text:style-name="P329">Composto da </text:p>
                      <text:list>
                        <text:list-item>
                          <text:p text:style-name="P329">5 membri permanenti (USA, URSS, Francia, Gran Bretagna, Cina)</text:p>
                        </text:list-item>
                        <text:list-item>
                          <text:p text:style-name="P329">10 eletti a rotazione ogni 2 anni</text:p>
                        </text:list-item>
                      </text:list>
                    </text:list-item>
                    <text:list-item>
                      <text:p text:style-name="P329">Dotato di ampi poteri anche militari</text:p>
                    </text:list-item>
                  </text:list>
                </text:list-item>
              </text:list>
            </text:list-item>
            <text:list-item>
              <text:p text:style-name="P330">Fanno capo all’ONU anche</text:p>
              <text:list>
                <text:list-item>
                  <text:p text:style-name="P327">Corte Internazionale di Giustizia, <text:span text:style-name="T77">con sede a l’Aja</text:span></text:p>
                  <text:list>
                    <text:list-item>
                      <text:p text:style-name="P331">Dirime contese tra Stati</text:p>
                    </text:list-item>
                  </text:list>
                </text:list-item>
                <text:list-item>
                  <text:p text:style-name="P327">Consiglio economico e sociale</text:p>
                  <text:list>
                    <text:list-item>
                      <text:p text:style-name="P331">Promuove lo sviluppo di Stati più arretrati</text:p>
                    </text:list-item>
                    <text:list-item>
                      <text:p text:style-name="P331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27">Organizzazioni permanenti e speciali di soccorso</text:p>
                  <text:list>
                    <text:list-item>
                      <text:p text:style-name="P327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27">Spesso l’ONU non è stata in grado di intervenire in maniera efficace in numerosi conflitti</text:p>
            </text:list-item>
          </text:list>
        </text:list-item>
        <text:list-item>
          <text:p text:style-name="P332">Processo di Norimberga e Tokyo</text:p>
          <text:list>
            <text:list-item>
              <text:p text:style-name="P332">La prima volta che i vin<text:span text:style-name="T92">citori</text:span> processano i vinti</text:p>
            </text:list-item>
            <text:list-item>
              <text:p text:style-name="P332">Vennero date le basi per la creazione di un codice del diritto internazionale</text:p>
            </text:list-item>
          </text:list>
        </text:list-item>
        <text:list-item>
          <text:p text:style-name="P333">Truman tenta di arginare l’espansione russa</text:p>
          <text:list>
            <text:list-item>
              <text:p text:style-name="P334">sospende gli aiuti economici alla Russia</text:p>
            </text:list-item>
            <text:list-item>
              <text:p text:style-name="P334">a Postdam poté negoziare da una posizione privilegiata avendo fatto esplodere la prima bomba atomica</text:p>
            </text:list-item>
          </text:list>
        </text:list-item>
        <text:list-item>
          <text:p text:style-name="P335">L’URSS tentò di conciliare ricostruzione e difesa nazionale</text:p>
          <text:list>
            <text:list-item>
              <text:p text:style-name="P335">Fece pressione per ottenere il pagamento dei danni di guerra</text:p>
            </text:list-item>
            <text:list-item>
              <text:p text:style-name="P335">Eliminò nazioni ostili ai propri confini</text:p>
            </text:list-item>
          </text:list>
        </text:list-item>
        <text:list-item>
          <text:p text:style-name="P335"><text:soft-page-break/>Europa</text:p>
          <text:list>
            <text:list-item>
              <text:p text:style-name="P335">Germania è divisa in quattro zone d’occupazione (USA, URSS, Gran Bretagna, Francia)</text:p>
              <text:list>
                <text:list-item>
                  <text:p text:style-name="P335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36">Austria diviene Paese neutrale</text:p>
              <text:list>
                <text:list-item>
                  <text:p text:style-name="P336">Venne evacuata da ogni esercito</text:p>
                </text:list-item>
              </text:list>
            </text:list-item>
            <text:list-item>
              <text:p text:style-name="P336">Polonia ottenne alcuni territori a Ovest</text:p>
            </text:list-item>
            <text:list-item>
              <text:p text:style-name="P337">Trattato di Parigi (1946) sancì le decisioni prese precedentemente</text:p>
              <text:list>
                <text:list-item>
                  <text:p text:style-name="P338">Non risolse nessuna questione lasciata in sospeso</text:p>
                </text:list-item>
              </text:list>
            </text:list-item>
          </text:list>
        </text:list-item>
        <text:list-item>
          <text:p text:style-name="P339">Churchill accusa l’URSS di aver calato una cortina di ferro sull’Europa, tenendo prigionieri i popoli</text:p>
          <text:list>
            <text:list-item>
              <text:p text:style-name="P339">I sovietici avevano ritardato la ritirata delle truppe dall’Iran per partecipare allo sfruttamento petrolifero</text:p>
            </text:list-item>
            <text:list-item>
              <text:p text:style-name="P339">i sovietici tentarono di imporre al governo turco uno sfruttamento congiunto dello stretto dei Dardanelli</text:p>
              <text:list>
                <text:list-item>
                  <text:p text:style-name="P339">gli USA inviano la loro flotta in appoggio alla Turchia</text:p>
                </text:list-item>
              </text:list>
            </text:list-item>
            <text:list-item>
              <text:p text:style-name="P339">in Grecia i partigiani comunisti tentarono di prendere il potere</text:p>
              <text:list>
                <text:list-item>
                  <text:p text:style-name="P339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40">Teoria del contenimento</text:p>
          <text:list>
            <text:list-item>
              <text:p text:style-name="P341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42">Baruch, consigliere di Truman, usa per primo <text:span text:style-name="T81">il termine</text:span> “guerra fredda”, ripreso dal giornalista Lip<text:span text:style-name="T82">p</text:span>mann</text:p>
          <text:list>
            <text:list-item>
              <text:p text:style-name="P343">USA e URSS si contendevano la supremazia, ma la potenza militare non permetteva uno scontro diretto</text:p>
              <text:list>
                <text:list-item>
                  <text:p text:style-name="P344">Numerose occasioni di scontro si ebbero in Africa e Asia</text:p>
                </text:list-item>
              </text:list>
            </text:list-item>
            <text:list-item>
              <text:p text:style-name="P345">Principio della deterrenza</text:p>
              <text:list>
                <text:list-item>
                  <text:p text:style-name="P345">Corsa agli armamenti per essere certi di poter rispondere a un possibile attacco nemico</text:p>
                </text:list-item>
              </text:list>
            </text:list-item>
            <text:list-item>
              <text:p text:style-name="P346">I servizi segreti attuano diverse operazioni per allargare le sfere di influenza</text:p>
            </text:list-item>
            <text:list-item>
              <text:p text:style-name="P346">La propaganda diventa teatro di uno scontro ideologico <text:span text:style-name="T83">e denunce di falsità reciproche</text:span></text:p>
              <text:list>
                <text:list-item>
                  <text:p text:style-name="P346">URSS modello di uguaglianza e socialismo</text:p>
                </text:list-item>
                <text:list-item>
                  <text:p text:style-name="P346"><text:soft-page-break/>USA modello di liberismo economico e democrazia parlamentare</text:p>
                </text:list-item>
              </text:list>
            </text:list-item>
          </text:list>
        </text:list-item>
        <text:list-item>
          <text:p text:style-name="P347">Piano Marshall (1947)</text:p>
          <text:list>
            <text:list-item>
              <text:p text:style-name="P348">Prevedeva l’erogazione di prestiti a titolo gratuito alle nazioni coinvolte nella guerra <text:span text:style-name="T85">per concedere prestiti alle aziende e acquistare macchinari e prodotti finiti</text:span></text:p>
              <text:list>
                <text:list-item>
                  <text:p text:style-name="P348">Macchinari e <text:span text:style-name="T86">prodotti</text:span> <text:span text:style-name="T86">finiti</text:span> sono acquistate dagli USA</text:p>
                </text:list-item>
                <text:list-item>
                  <text:p text:style-name="P349">L’economia statunitense aveva un nuovo sbocco <text:span text:style-name="T84">per</text:span> produzione <text:span text:style-name="T84">nazionale in espansione</text:span></text:p>
                </text:list-item>
              </text:list>
            </text:list-item>
            <text:list-item>
              <text:p text:style-name="P350">16 Stati aderirono al piano e rinsaldarono i rapporti con gli USA</text:p>
            </text:list-item>
            <text:list-item>
              <text:p text:style-name="P350">URSS rifiuta gli aiuti del piano</text:p>
              <text:list>
                <text:list-item>
                  <text:p text:style-name="P350">Indusse i partiti comunisti dei vari paesi a opporsi al loro accoglimento</text:p>
                </text:list-item>
                <text:list-item>
                  <text:p text:style-name="P350">Nasce il Comecon, che coordina le attività economiche dei paesi sotto l’influenza russa</text:p>
                </text:list-item>
                <text:list-item>
                  <text:p text:style-name="P350">Cominform (1947) a cui partecipavano tutti i partiti comunisti</text:p>
                </text:list-item>
              </text:list>
            </text:list-item>
          </text:list>
        </text:list-item>
        <text:list-item>
          <text:p text:style-name="P351">L’URSS blocca i tre corridoi di rifornimenti <text:span text:style-name="T87">(Hannover, Amburgo, Francoforte)</text:span> per Berlino Ovest</text:p>
          <text:list>
            <text:list-item>
              <text:p text:style-name="P353">Per 11 mesi gli alleati inviarono rifornimenti via aerea</text:p>
            </text:list-item>
            <text:list-item>
              <text:p text:style-name="P353">I sovietici furono costretti a togliere il blocco</text:p>
            </text:list-item>
          </text:list>
        </text:list-item>
        <text:list-item>
          <text:p text:style-name="P353">1949 Nasce le Repubblica Federale Tedesca (Germania Ovest) con capitale Bonn</text:p>
        </text:list-item>
        <text:list-item>
          <text:p text:style-name="P352"><text:span text:style-name="T88">1949 Nasce la Repubblica democratica Tedesca (Germania Est)</text:span> <text:span text:style-name="T88">con capitale Pankow</text:span></text:p>
        </text:list-item>
        <text:list-item>
          <text:p text:style-name="P354">1949 Patto atlantico, alleanza militare difensiva a cui aderirono numerosi paesi dell’Ovest <text:span text:style-name="T89">e creazione della NATO</text:span></text:p>
        </text:list-item>
        <text:list-item>
          <text:p text:style-name="P355">1955 Patto di Varsavia, alleanza militare difensiva a cui aderirono i Paesi dell’Est</text:p>
        </text:list-item>
      </text:list>
      <text:h text:style-name="P11" text:outline-level="2"><text:bookmark-start text:name="Guerra Fredda"/>Guerra Fredda<text:bookmark-end text:name="Guerra Fredda"/></text:h>
      <text:list xml:id="list8502037542605281395" text:style-name="L10">
        <text:list-item>
          <text:p text:style-name="P356">Stalin impone in tutti gli Stati nella sfera d’influenza russa il modello di democrazia popolare</text:p>
          <text:list>
            <text:list-item>
              <text:p text:style-name="P356">I governi erano formati da coalizioni di forze non anticomuniste</text:p>
            </text:list-item>
            <text:list-item>
              <text:p text:style-name="P356">Vengono attuate riforme di stampo comunista</text:p>
            </text:list-item>
            <text:list-item>
              <text:p text:style-name="P356">I ministeri principali sono detenuti dai partiti comunisti</text:p>
            </text:list-item>
          </text:list>
        </text:list-item>
        <text:list-item>
          <text:p text:style-name="P357">Ben presto i partiti comunisti si imposero vincendo elezioni più o meno manipolate</text:p>
          <text:list>
            <text:list-item>
              <text:p text:style-name="P357">Vengono estromessi tutti gli altri partiti</text:p>
            </text:list-item>
            <text:list-item>
              <text:p text:style-name="P357">Tutte le posizioni chiave nell’amministrazione vengono ricoperte dai comunisti</text:p>
            </text:list-item>
          </text:list>
        </text:list-item>
        <text:list-item>
          <text:p text:style-name="P358"><text:soft-page-break/>In Albania si impose il governo di Hoxha</text:p>
        </text:list-item>
        <text:list-item>
          <text:p text:style-name="P358">In Iugoslavia si impose Tito</text:p>
          <text:list>
            <text:list-item>
              <text:p text:style-name="P358">Diede vita a una federazione comunista, poiché lo Stato era molto frammentato</text:p>
              <text:list>
                <text:list-item>
                  <text:p text:style-name="P358">Croazia, Serbia, Montenegro, Bosnia-Erzegovina, Macedonia</text:p>
                </text:list-item>
              </text:list>
            </text:list-item>
            <text:list-item>
              <text:p text:style-name="P358">La Serbia divenne lo Stato guida e il carisma di Tito era il collante del Paese</text:p>
            </text:list-item>
            <text:list-item>
              <text:p text:style-name="P358">Tito non entrò a far parte del sistema sovietico e accettò il piano Marshall</text:p>
            </text:list-item>
            <text:list-item>
              <text:p text:style-name="P359">Stalin espulse il partito comunista iugoslavo dal Cominform</text:p>
              <text:list>
                <text:list-item>
                  <text:p text:style-name="P359">Stalin attuò purghe contro i simpatizzanti di Tito</text:p>
                </text:list-item>
                <text:list-item>
                  <text:p text:style-name="P359">Tito epurò la Iugoslavia dai simpatizzanti di Stalin</text:p>
                </text:list-item>
              </text:list>
            </text:list-item>
            <text:list-item>
              <text:p text:style-name="P359">Tito fu costretto all’isolamento internazionale ed entra a far parte dei Paesi non allineati</text:p>
              <text:list>
                <text:list-item>
                  <text:p text:style-name="P359">Non riceve appoggi dall’Ovest in quanto comunista</text:p>
                </text:list-item>
                <text:list-item>
                  <text:p text:style-name="P359">Non riceve appoggi dalla Russia in quanto disposto a collaborare con l’Ovest</text:p>
                </text:list-item>
              </text:list>
            </text:list-item>
          </text:list>
        </text:list-item>
        <text:list-item>
          <text:p text:style-name="P360">1953 Morte di Stalin e eliminazione del ministro degli interni</text:p>
          <text:list>
            <text:list-item>
              <text:p text:style-name="P361">Chruscev avviò una politica di parziale cambiamento</text:p>
              <text:list>
                <text:list-item>
                  <text:p text:style-name="P361">Le rivolte si facevano sentire nei Paesi che avevano avuto una tradizione parlamentare, ma numerose rivolte vennero soppresse</text:p>
                </text:list-item>
                <text:list-item>
                  <text:p text:style-name="P362">Si riconciliò con Tito, teorizzando il diritto di ogni Paese a cercare la via “nazionale al socialismo”</text:p>
                </text:list-item>
                <text:list-item>
                  <text:p text:style-name="P363">Stabilì il principio di coesistenza pacifica tra socialismo e capitalismo</text:p>
                  <text:list>
                    <text:list-item>
                      <text:p text:style-name="P363">Non interruppe tuttavia la corsa agli armamenti</text:p>
                    </text:list-item>
                  </text:list>
                </text:list-item>
                <text:list-item>
                  <text:p text:style-name="P363">Creò le premesse per il processo di distensione tra <text:s/>USA e URSS (linea rossa di comunicazione)</text:p>
                </text:list-item>
                <text:list-item>
                  <text:p text:style-name="P363">destalinizzazione: eliminazione degli oppositori compromessi con Stalin</text:p>
                </text:list-item>
                <text:list-item>
                  <text:p text:style-name="P363">Rapporto Chruscev: denuncia dei crimini di Stalin</text:p>
                  <text:list>
                    <text:list-item>
                      <text:p text:style-name="P363">Gli avversari dell’URSS li accolsero come conferma dei loro sospetti</text:p>
                    </text:list-item>
                    <text:list-item>
                      <text:p text:style-name="P363">Nei comunisti dei vari paesi creò una crisi di coscienza</text:p>
                    </text:list-item>
                  </text:list>
                </text:list-item>
              </text:list>
            </text:list-item>
            <text:list-item>
              <text:p text:style-name="P364">Rivolta in Polonia</text:p>
              <text:list>
                <text:list-item>
                  <text:p text:style-name="P364">Le proteste chiedevano maggiore libertà e aumento dei salari</text:p>
                </text:list-item>
                <text:list-item>
                  <text:p text:style-name="P364">Gomulka divenne segretario del partito</text:p>
                  <text:list>
                    <text:list-item>
                      <text:p text:style-name="P364">Allentò il controllo poliziesco</text:p>
                    </text:list-item>
                    <text:list-item>
                      <text:p text:style-name="P364"><text:soft-page-break/>Pose fine alle persecuzione contro la chiesa cattolica <text:span text:style-name="T91">(liberò il primate polacco)</text:span></text:p>
                    </text:list-item>
                    <text:list-item>
                      <text:p text:style-name="P364">Aumentò l’autonomia da Mosca, senza mettere in discussione l’alleanza con Mosca </text:p>
                    </text:list-item>
                  </text:list>
                </text:list-item>
              </text:list>
            </text:list-item>
            <text:list-item>
              <text:p text:style-name="P365">Rivolta in Ungheria</text:p>
              <text:list>
                <text:list-item>
                  <text:p text:style-name="P365">Le manifestazioni popolari subirono un aumento</text:p>
                </text:list-item>
                <text:list-item>
                  <text:p text:style-name="P365">Le truppe sovietiche si ritirarono e affidarono il governo a Nagy</text:p>
                </text:list-item>
                <text:list-item>
                  <text:p text:style-name="P365">Formò un governo di coalizione con forze non comuniste</text:p>
                </text:list-item>
                <text:list-item>
                  <text:p text:style-name="P365">Il governo decretò l’uscita dal Patto di Varsavia e la neutralità</text:p>
                </text:list-item>
                <text:list-item>
                  <text:p text:style-name="P365">L’URSS invase l’Ungheria e il governo fu affidato a Kadar</text:p>
                </text:list-item>
                <text:list-item>
                  <text:p text:style-name="P365">L’Occidente denunciò l’aggressione senza intervenire</text:p>
                </text:list-item>
              </text:list>
            </text:list-item>
          </text:list>
        </text:list-item>
        <text:list-item>
          <text:p text:style-name="P366">Inghilterra</text:p>
          <text:list>
            <text:list-item>
              <text:p text:style-name="P366">I laburisti di Clement Attlee sconfiggono i conservatori di Churchill</text:p>
            </text:list-item>
            <text:list-item>
              <text:p text:style-name="P367">Iniziarono un periodo di riforme</text:p>
              <text:list>
                <text:list-item>
                  <text:p text:style-name="P367">Nazionalizzazione di settori chiave di industria ed economia</text:p>
                </text:list-item>
                <text:list-item>
                  <text:p text:style-name="P367">riorganizzazione di sanità, istruzione e previdenza sociale</text:p>
                </text:list-item>
                <text:list-item>
                  <text:p text:style-name="P368">introduzione del salario minimo</text:p>
                </text:list-item>
                <text:list-item>
                  <text:p text:style-name="P368">introduzione della pensione</text:p>
                </text:list-item>
                <text:list-item>
                  <text:p text:style-name="P368">assistenza sanitaria gratuita</text:p>
                </text:list-item>
                <text:list-item>
                  <text:p text:style-name="P368">piano di edilizia popolare</text:p>
                </text:list-item>
              </text:list>
            </text:list-item>
            <text:list-item>
              <text:p text:style-name="P368">Creazione del Welfare State (Stato del benessere), ripreso dalle democrazie europee</text:p>
              <text:list>
                <text:list-item>
                  <text:p text:style-name="P368">Nei paesi scandinavi si sperimentò le soluzioni più avanzate</text:p>
                </text:list-item>
              </text:list>
            </text:list-item>
            <text:list-item>
              <text:p text:style-name="P368">1951 I laburisti sono sconfitti dai conservatori che rimangono sino al 1964</text:p>
            </text:list-item>
          </text:list>
        </text:list-item>
        <text:list-item>
          <text:p text:style-name="P369">Francia</text:p>
          <text:list>
            <text:list-item>
              <text:p text:style-name="P369">Nasce un governo di coalizione di antifascisti presieduto da De Gaulle</text:p>
            </text:list-item>
            <text:list-item>
              <text:p text:style-name="P370">Nasce la Quarta Repubblica e viene meno l’unità delle forze politiche</text:p>
            </text:list-item>
            <text:list-item>
              <text:p text:style-name="P370">De Gaulle crea il Raggruppamento del popolo francese</text:p>
              <text:list>
                <text:list-item>
                  <text:p text:style-name="P370">Proponeva riforme per trasformare la Francia in una Repubblica Presidenziale</text:p>
                </text:list-item>
                <text:list-item>
                  <text:p text:style-name="P370">Il progetto andrà in porto solo nel 1958</text:p>
                </text:list-item>
              </text:list>
            </text:list-item>
            <text:list-item>
              <text:p text:style-name="P371">La ricostruzione avvenne rapidamente grazie al piano Marshall</text:p>
            </text:list-item>
            <text:list-item>
              <text:p text:style-name="P371">Le difficoltà internazionali furono causate dai movimenti di liberazione nelle colonie <text:soft-page-break/>alle quali la Francia non voleva rinunciare</text:p>
            </text:list-item>
          </text:list>
        </text:list-item>
        <text:list-item>
          <text:p text:style-name="P371">Germania</text:p>
          <text:list>
            <text:list-item>
              <text:p text:style-name="P371">La ripresa fu straordinaria grazie al piano Marshall</text:p>
              <text:list>
                <text:list-item>
                  <text:p text:style-name="P371">Il Paese divenne una delle prime potenze economiche del mondo</text:p>
                </text:list-item>
                <text:list-item>
                  <text:p text:style-name="P371">Milioni di profughi dall’Est fornirono manodopera qualificata</text:p>
                </text:list-item>
              </text:list>
            </text:list-item>
            <text:list-item>
              <text:p text:style-name="P371">Viene promulgata una nuova costituzione</text:p>
              <text:list>
                <text:list-item>
                  <text:p text:style-name="P371">Rimase una repubblica federale</text:p>
                </text:list-item>
                <text:list-item>
                  <text:p text:style-name="P371">sbarramento per i partiti che non raggiungevano il 5% dei consensi</text:p>
                </text:list-item>
                <text:list-item>
                  <text:p text:style-name="P371">si poteva votare sfiducia al governo se ci fosse stata una maggioranza per sostituirlo (sfiducia costruttiva)</text:p>
                </text:list-item>
              </text:list>
            </text:list-item>
            <text:list-item>
              <text:p text:style-name="P371">1949 Elezioni vinte dalla CDU (Unione cristiano-democratica) di Adenauer</text:p>
              <text:list>
                <text:list-item>
                  <text:p text:style-name="P371">Promosse il liberismo <text:span text:style-name="T93">economico</text:span></text:p>
                </text:list-item>
                <text:list-item>
                  <text:p text:style-name="P371">Confermò l’alleanza con gli USA</text:p>
                </text:list-item>
                <text:list-item>
                  <text:p text:style-name="P371">Fu sostenitore dell’integrazione europea</text:p>
                </text:list-item>
                <text:list-item>
                  <text:p text:style-name="P371">Spinse per l’entrata della Germania Ovest nella NATO</text:p>
                </text:list-item>
              </text:list>
            </text:list-item>
          </text:list>
        </text:list-item>
        <text:list-item>
          <text:p text:style-name="P372">Unione economica europea</text:p>
          <text:list>
            <text:list-item>
              <text:p text:style-name="P373">Per poter essere competitivi era necessario unirsi </text:p>
            </text:list-item>
            <text:list-item>
              <text:p text:style-name="P372">1951 Comunità europea del carbone e dell’acciaio (CECA)</text:p>
              <text:list>
                <text:list-item>
                  <text:p text:style-name="P372">Coordinazione per l’utilizzo delle due risorse fondamentali per l’industria</text:p>
                </text:list-item>
                <text:list-item>
                  <text:p text:style-name="P372">Gli europeisti tentarono l’integrazione politica, ma gli Stati non vollero rinunciare a nulla</text:p>
                </text:list-item>
              </text:list>
            </text:list-item>
            <text:list-item>
              <text:p text:style-name="P372">1957 </text:p>
              <text:list>
                <text:list-item>
                  <text:p text:style-name="P372">Comunità economica europea (CEE)</text:p>
                </text:list-item>
                <text:list-item>
                  <text:p text:style-name="P372">Mercato europeo comune (MEC)</text:p>
                  <text:list>
                    <text:list-item>
                      <text:p text:style-name="P372">eliminazione dei dazi e coordinamento di politiche agricole, energetiche e dei trasporti</text:p>
                    </text:list-item>
                  </text:list>
                </text:list-item>
                <text:list-item>
                  <text:p text:style-name="P372">Comunità europea dell’energia atomica (CEEA)</text:p>
                </text:list-item>
              </text:list>
            </text:list-item>
          </text:list>
        </text:list-item>
      </text:list>
      <text:h text:style-name="P12" text:outline-level="2"><text:bookmark-start text:name="Italia Repubblicana"/>Italia Repubblicana<text:bookmark-end text:name="Italia Repubblicana"/></text:h>
      <text:list xml:id="list201664558547674258" text:style-name="L11">
        <text:list-item>
          <text:p text:style-name="P374">21 giugno 1945 Dimissioni di Bonomi</text:p>
          <text:list>
            <text:list-item>
              <text:p text:style-name="P374">Le forze di sinistra e centro eleggono capo del governo Parri <text:span text:style-name="T94">(Partito d’azione)</text:span></text:p>
              <text:list>
                <text:list-item>
                  <text:p text:style-name="P374"><text:soft-page-break/>Il socialista Nenni vicepresidente del consiglio</text:p>
                  <text:list>
                    <text:list-item>
                      <text:p text:style-name="P375">I socialisti massimalisti avevano l’appoggio della sinistra</text:p>
                    </text:list-item>
                    <text:list-item>
                      <text:p text:style-name="P375">I socialisti riformisti avevano l’appoggio del centro</text:p>
                    </text:list-item>
                  </text:list>
                </text:list-item>
                <text:list-item>
                  <text:p text:style-name="P374">De Gasperi (DC) agli esteri</text:p>
                  <text:list>
                    <text:list-item>
                      <text:p text:style-name="P376">La DC raccoglieva esponenti del Partito Popolare e associazioni cattoliche</text:p>
                    </text:list-item>
                    <text:list-item>
                      <text:p text:style-name="P376">Costituiva la cerniera tra la destra liberale e la sinistra</text:p>
                    </text:list-item>
                  </text:list>
                </text:list-item>
                <text:list-item>
                  <text:p text:style-name="P374">Togliatti (PCI) alla giustizia</text:p>
                  <text:list>
                    <text:list-item>
                      <text:p text:style-name="P374">Il PCI godeva del consenso di intellettuali antifascisti, operai e braccianti</text:p>
                    </text:list-item>
                    <text:list-item>
                      <text:p text:style-name="P374">Puntava al progetto di democrazia progressiva (comunismo con riforme), perché gli italiani sarebbero stati contrari a un’altra guerra</text:p>
                    </text:list-item>
                  </text:list>
                </text:list-item>
              </text:list>
            </text:list-item>
            <text:list-item>
              <text:p text:style-name="P377">Tra gli altri partiti si annovera</text:p>
              <text:list>
                <text:list-item>
                  <text:p text:style-name="P376">Partito repubblicano, che rifiuta la monarchia</text:p>
                </text:list-item>
                <text:list-item>
                  <text:p text:style-name="P376">Partito liberale, compromesso dalla sconfitta storica del ‘21</text:p>
                </text:list-item>
                <text:list-item>
                  <text:p text:style-name="P378">Partito monarchico</text:p>
                </text:list-item>
                <text:list-item>
                  <text:p text:style-name="P378">Il movimento de L’Uomo Qualunque di Giannini, che raccoglieva chi diffidava dei partiti di massa</text:p>
                </text:list-item>
              </text:list>
            </text:list-item>
          </text:list>
        </text:list-item>
        <text:list-item>
          <text:p text:style-name="P379">I danni della guerra fermano il Paese</text:p>
          <text:list>
            <text:list-item>
              <text:p text:style-name="P379">La produzione era scesa a un terzo e si era proceduto a licenziamenti di massa</text:p>
            </text:list-item>
            <text:list-item>
              <text:p text:style-name="P380">La produzione agricola era crollata e si era diffusa la borsa nera</text:p>
            </text:list-item>
            <text:list-item>
              <text:p text:style-name="P380">La rete dei trasporti aveva subito ingenti danni</text:p>
            </text:list-item>
            <text:list-item>
              <text:p text:style-name="P380">La borsa nera aveva causato un aumento d<text:span text:style-name="T95">ei</text:span> prezzi e la conseguente inflazione</text:p>
            </text:list-item>
            <text:list-item>
              <text:p text:style-name="P381">Le case erano state distrutte dai bombardamenti e molti coabitavano</text:p>
            </text:list-item>
          </text:list>
        </text:list-item>
        <text:list-item>
          <text:p text:style-name="P382">Al Sud i contadini avevano iniziato a occupare terre incolte e latifondi</text:p>
          <text:list>
            <text:list-item>
              <text:p text:style-name="P382">I proprietari si rivolgono a banditi e mafiosi per stroncare il fenomeno</text:p>
              <text:list>
                <text:list-item>
                  <text:p text:style-name="P382">Strage di Portella della Ginestra: dei banditi sparano su di un corteo di braccianti</text:p>
                </text:list-item>
              </text:list>
            </text:list-item>
            <text:list-item>
              <text:p text:style-name="P382">Si sviluppa il separatismo promosso da notabili alleati con la criminalità per ottenere l’indipendenza della Sicilia</text:p>
            </text:list-item>
          </text:list>
        </text:list-item>
        <text:list-item>
          <text:p text:style-name="P383">Al Nord molti partigiani non avevano consegnato le armi</text:p>
          <text:list>
            <text:list-item>
              <text:p text:style-name="P383">Chi diffidava del governo si faceva giustizia da solo</text:p>
            </text:list-item>
          </text:list>
        </text:list-item>
        <text:list-item>
          <text:p text:style-name="P383">Parri fu costretto a dimettersi</text:p>
          <text:list>
            <text:list-item>
              <text:p text:style-name="P383"><text:soft-page-break/>Non riusciva a mediare tra le diverse posizioni in merito all’epurazione (allontanamento dei fascisti da cariche e impieghi pubblici)</text:p>
            </text:list-item>
            <text:list-item>
              <text:p text:style-name="P384">Non riuscì a fermare le esecuzioni che si stavano diffondendo in varie zone</text:p>
            </text:list-item>
            <text:list-item>
              <text:p text:style-name="P384">Decise di tassare le maggiori industrie e i capitali</text:p>
            </text:list-item>
            <text:list-item>
              <text:p text:style-name="P384">Cambiò la moneta per scoprire i capitali nascosti durante la guerra</text:p>
            </text:list-item>
          </text:list>
        </text:list-item>
        <text:list-item>
          <text:p text:style-name="P385">De Gasperi diventa il nuovo presidente del consiglio, gradito agli americani</text:p>
          <text:list>
            <text:list-item>
              <text:p text:style-name="P385">Promosse il ripristino dell’apparato amministrativo e burocratico</text:p>
            </text:list-item>
            <text:list-item>
              <text:p text:style-name="P386">Togliatti varò un amnistia per i reati politici e comuni commessi tra il ‘43 e il ‘45</text:p>
              <text:list>
                <text:list-item>
                  <text:p text:style-name="P386">Favorì la riconciliazione nazionale tra tutti i partiti antifascisti</text:p>
                </text:list-item>
                <text:list-item>
                  <text:p text:style-name="P386">Poté guadagnarsi più consensi</text:p>
                </text:list-item>
              </text:list>
            </text:list-item>
          </text:list>
        </text:list-item>
        <text:list-item>
          <text:p text:style-name="P386"><text:span text:style-name="T98">2 giugno </text:span>1946 Referendum istituzionale per <text:span text:style-name="T96">d</text:span>eci<text:span text:style-name="T96">dere</text:span> se rimanere monarchia o <text:span text:style-name="T96">diventare</text:span> repubblica</text:p>
          <text:list>
            <text:list-item>
              <text:p text:style-name="P387">Il suffragio universale coinvolse anche le donne per la prima volta</text:p>
              <text:list>
                <text:list-item>
                  <text:p text:style-name="P387">I conservatori e monarchici credevano le donne più tradizionaliste <text:span text:style-name="T97">e speravano in un voto a favore della monarchia</text:span></text:p>
                </text:list-item>
              </text:list>
            </text:list-item>
            <text:list-item>
              <text:p text:style-name="P388">Repubblicani, la sinistra e gli azionisti erano a favore della repubblica</text:p>
            </text:list-item>
            <text:list-item>
              <text:p text:style-name="P388">Monarchici e liberali erano a favore della monarchia</text:p>
            </text:list-item>
            <text:list-item>
              <text:p text:style-name="P388">La DC lasciò libertà di voto agli elettori, anche se De Gasperi era a favore della repubblica</text:p>
            </text:list-item>
            <text:list-item>
              <text:p text:style-name="P389">Re Vittorio Emanuele III abdicò in favore del figlio Umberto II per separare il giudizio morale dal suo personale operato</text:p>
            </text:list-item>
            <text:list-item>
              <text:p text:style-name="P390">Vinse la repubblica con uno scarto di 2 milioni</text:p>
              <text:list>
                <text:list-item>
                  <text:p text:style-name="P390">I voti a favore provenivano soprattutto da Nord e Centro</text:p>
                </text:list-item>
                <text:list-item>
                  <text:p text:style-name="P390">I voti a favore della monarchia provenivano dal Sud</text:p>
                </text:list-item>
              </text:list>
            </text:list-item>
            <text:list-item>
              <text:p text:style-name="P390">I Savoia fuggirono in Portogallo</text:p>
            </text:list-item>
          </text:list>
        </text:list-item>
        <text:list-item>
          <text:p text:style-name="P391">Diviene primo presidente De Nicola, <text:span text:style-name="T100">a cui succederà Einaudi</text:span></text:p>
          <text:list>
            <text:list-item>
              <text:p text:style-name="P391">La DC ottenne la maggioranza dei voti, a seguire i socialisti e i comunisti</text:p>
              <text:list>
                <text:list-item>
                  <text:p text:style-name="P392">Fu di importanza vitale l’appoggio della Chiesa</text:p>
                </text:list-item>
              </text:list>
            </text:list-item>
          </text:list>
        </text:list-item>
        <text:list-item>
          <text:p text:style-name="P393">75 membri stilano la costituzione <text:span text:style-name="T99">in vigore dal 1 gennaio 1948</text:span></text:p>
          <text:list>
            <text:list-item>
              <text:p text:style-name="P394">è originata dalla fusione di ideali socialisti, liberali e cattolici</text:p>
              <text:list>
                <text:list-item>
                  <text:p text:style-name="P395">difesa di valori tradizionali (cattolico)</text:p>
                </text:list-item>
                <text:list-item>
                  <text:p text:style-name="P395"><text:soft-page-break/>diritti naturali della persona (cattolico)</text:p>
                </text:list-item>
                <text:list-item>
                  <text:p text:style-name="P395">solidarismo tra classi (cattolico)</text:p>
                </text:list-item>
                <text:list-item>
                  <text:p text:style-name="P396">spinte per riforma sociale e uguaglianza (socialismo)</text:p>
                </text:list-item>
                <text:list-item>
                  <text:p text:style-name="P397">libertà per individui e gruppi (liberalismo)</text:p>
                </text:list-item>
              </text:list>
            </text:list-item>
          </text:list>
        </text:list-item>
        <text:list-item>
          <text:p text:style-name="P398">Trattato di Parigi 1947, <text:span text:style-name="T101">a cui l’Italia non poté partecipare</text:span></text:p>
          <text:list>
            <text:list-item>
              <text:p text:style-name="P399">L’Italia cedette territori alla Francia, alla Grecia e alla Iugoslavia</text:p>
            </text:list-item>
            <text:list-item>
              <text:p text:style-name="P399">Trieste divenne città libera amministrata per metà dagli alleati e metà dalla Iugoslavia</text:p>
            </text:list-item>
            <text:list-item>
              <text:p text:style-name="P400">Libia e Somalia ottennero l’indipendenza</text:p>
            </text:list-item>
            <text:list-item>
              <text:p text:style-name="P400">L’Eritrea fu annessa all’Etiopia</text:p>
            </text:list-item>
          </text:list>
        </text:list-item>
        <text:list-item>
          <text:p text:style-name="P401">Migliaia di Italiani lasciarono l’Istria e iniziarono gli “infoibamenti”</text:p>
        </text:list-item>
        <text:list-item>
          <text:p text:style-name="P402">Si accentua lo scontro tra DC e PCI</text:p>
          <text:list>
            <text:list-item>
              <text:p text:style-name="P402">PCI era la guida di operai e contadini</text:p>
              <text:list>
                <text:list-item>
                  <text:p text:style-name="P402">I socialisti massimalisti di Nenni erano favorevoli al PCI</text:p>
                </text:list-item>
              </text:list>
            </text:list-item>
            <text:list-item>
              <text:p text:style-name="P402">DC era la guida dei moderati</text:p>
              <text:list>
                <text:list-item>
                  <text:p text:style-name="P403">I socialisti riformisti di Saragat erano favorevoli alla DC e fondarono il Partito Socialista dei Lavoratori Italiani</text:p>
                </text:list-item>
                <text:list-item>
                  <text:p text:style-name="P403">De Gasperi compì un viaggio negli USA e questo <text:span text:style-name="T102">s</text:span>egnò la fine dell’isolamento</text:p>
                </text:list-item>
              </text:list>
            </text:list-item>
          </text:list>
        </text:list-item>
        <text:list-item>
          <text:p text:style-name="P404">Alle successive elezioni la DC ottenne la maggioranza</text:p>
          <text:list>
            <text:list-item>
              <text:p text:style-name="P405">Il Fronte Popolare subì una pesante sconfitta</text:p>
            </text:list-item>
          </text:list>
        </text:list-item>
        <text:list-item>
          <text:p text:style-name="P405">Attentato a Togliatti all’uscita dalla Camera ad opera di uno studente di destra (Pallante)</text:p>
          <text:list>
            <text:list-item>
              <text:p text:style-name="P406">Le proteste vennero placato dai dirigenti del <text:span text:style-name="T103">partito</text:span> comunista su richiesta di Togliatti</text:p>
            </text:list-item>
          </text:list>
        </text:list-item>
        <text:list-item>
          <text:p text:style-name="P407">Nascono nuovi sindacati</text:p>
          <text:list>
            <text:list-item>
              <text:p text:style-name="P407">CISL di ispirazione cattolica</text:p>
            </text:list-item>
            <text:list-item>
              <text:p text:style-name="P407">UIL di ispirazione socialdemocratica</text:p>
            </text:list-item>
            <text:list-item>
              <text:p text:style-name="P408">CGIL già presente di ispirazione comunista</text:p>
            </text:list-item>
          </text:list>
        </text:list-item>
        <text:list-item>
          <text:p text:style-name="P409">Anni del centrismo (1948-1953)</text:p>
          <text:list>
            <text:list-item>
              <text:p text:style-name="P410">Inizia il governo quadripartito (liberali, socialdemocratici, repubblicani, DC)</text:p>
            </text:list-item>
            <text:list-item>
              <text:p text:style-name="P411">Adesione alla NATO e al Piano Marshall</text:p>
            </text:list-item>
            <text:list-item>
              <text:p text:style-name="P411">Costituzione della CECA</text:p>
            </text:list-item>
            <text:list-item>
              <text:p text:style-name="P411">Ammissione all’ONU</text:p>
            </text:list-item>
            <text:list-item>
              <text:p text:style-name="P412"><text:soft-page-break/>Due principi della politica: liberismo e cauto riformismo</text:p>
              <text:list>
                <text:list-item>
                  <text:p text:style-name="P413">Gli aiuti statunitensi furono utilizzati per le industrie e le famiglie</text:p>
                </text:list-item>
                <text:list-item>
                  <text:p text:style-name="P413">la politica finanziaria di Einaudi mirava a risanare il bilancio</text:p>
                  <text:list>
                    <text:list-item>
                      <text:p text:style-name="P413">Compressione dei salari</text:p>
                    </text:list-item>
                    <text:list-item>
                      <text:p text:style-name="P413">Introduzione del taylorismo e della catena di montaggio</text:p>
                    </text:list-item>
                    <text:list-item>
                      <text:p text:style-name="P414">aumentano i disoccupati</text:p>
                    </text:list-item>
                  </text:list>
                </text:list-item>
                <text:list-item>
                  <text:p text:style-name="P415">Partecipazione Statale nelle industrie che ne acquisivano il controllo</text:p>
                </text:list-item>
                <text:list-item>
                  <text:p text:style-name="P416">Potenziamento enti creati sotto il fascismo (IRI, AGIP)</text:p>
                </text:list-item>
                <text:list-item>
                  <text:p text:style-name="P416">Cassa del Mezzogiorno, per finanziare imprese e opere pubbliche al Sud</text:p>
                </text:list-item>
                <text:list-item>
                  <text:p text:style-name="P417">Esproprio con indennizzo delle terre incolte e affidamento a contadini che potevano riscattarle</text:p>
                </text:list-item>
                <text:list-item>
                  <text:p text:style-name="P418">Riforma Vanoni: dichiarazione dei redditi annuale e introduzione di aliquote progressive</text:p>
                </text:list-item>
                <text:list-item>
                  <text:p text:style-name="P418">Piano Fanfani: promosse un piano di edilizia pubblica</text:p>
                </text:list-item>
              </text:list>
            </text:list-item>
            <text:list-item>
              <text:p text:style-name="P419">Nacquero numerose piccole aziende che non potevano essere competitive</text:p>
            </text:list-item>
            <text:list-item>
              <text:p text:style-name="P420">Viene approvata la “legge truffa” che assegna il 65% dei seggi alla coalizione con il 50% + <text:s/>1 di voti</text:p>
              <text:list>
                <text:list-item>
                  <text:p text:style-name="P421">Venne definita truffa perché ricordava la legge Acerbo</text:p>
                </text:list-item>
                <text:list-item>
                  <text:p text:style-name="P422">La DC perde voti e alle elezioni del 1953 è costretta a cercare nuove alleanze</text:p>
                </text:list-item>
              </text:list>
            </text:list-item>
            <text:list-item>
              <text:p text:style-name="P423">Le ore lavorative era 48 a settimana per 6 giorni</text:p>
            </text:list-item>
            <text:list-item>
              <text:p text:style-name="P423">Elettrodomestici, auto e telefono erano un lusso</text:p>
              <text:list>
                <text:list-item>
                  <text:p text:style-name="P423">Nel 1955 è creata la prima utilitaria <text:span text:style-name="T104">(FIAT 600)</text:span></text:p>
                </text:list-item>
              </text:list>
            </text:list-item>
          </text:list>
        </text:list-item>
      </text:list>
      <text:h text:style-name="P44" text:outline-level="1">Decolonizzazione</text:h>
      <text:list xml:id="list2126677585099502339" text:style-name="L12">
        <text:list-item>
          <text:p text:style-name="P431">Decolonizzazione: liberazione dalla dominazione coloniale</text:p>
          <text:list>
            <text:list-item>
              <text:p text:style-name="P431">Incoraggiato da</text:p>
              <text:list>
                <text:list-item>
                  <text:p text:style-name="P431"><text:s/>principio di autodeterminazione</text:p>
                </text:list-item>
                <text:list-item>
                  <text:p text:style-name="P431">ridimensionamento di Inghilterra e Francia (favorevoli al colonialismo)</text:p>
                  <text:list>
                    <text:list-item>
                      <text:p text:style-name="P431">Inghilterra tenta di inserire i nuovi Paesi nel Commonwealth</text:p>
                    </text:list-item>
                    <text:list-item>
                      <text:p text:style-name="P431">Francia si oppone ai moti di liberazione</text:p>
                    </text:list-item>
                  </text:list>
                </text:list-item>
                <text:list-item>
                  <text:p text:style-name="P431">stimolo di USA e URSS (non favorevoli al colonialismo)</text:p>
                  <text:list>
                    <text:list-item>
                      <text:p text:style-name="P431">Vogliono inserire nella propria sfera d’influenza i nuovi Paesi libe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1">Pace con il giappone</text:p>
          <text:list>
            <text:list-item>
              <text:p text:style-name="P431">I confini ritornano quelli dell’800</text:p>
            </text:list-item>
            <text:list-item>
              <text:p text:style-name="P431">Diviene una monarchia parlamentare <text:span text:style-name="T107">e l’imperatore Hiroito diventa solo il simbolo</text:span></text:p>
              <text:list>
                <text:list-item>
                  <text:p text:style-name="P431"><text:soft-page-break/>La costituzione si basa su </text:p>
                  <text:list>
                    <text:list-item>
                      <text:p text:style-name="P431">difesa dei diritti umani</text:p>
                    </text:list-item>
                    <text:list-item>
                      <text:p text:style-name="P431">Rinuncia alla guerra</text:p>
                    </text:list-item>
                  </text:list>
                </text:list-item>
                <text:list-item>
                  <text:p text:style-name="P431">USA amministrano il Paese <text:span text:style-name="T106">tramite MacArthur</text:span></text:p>
                </text:list-item>
              </text:list>
            </text:list-item>
            <text:list-item>
              <text:p text:style-name="P431">Smilitarizzazione</text:p>
            </text:list-item>
            <text:list-item>
              <text:p text:style-name="P431">Processati i responsabili dei crimini di guerra</text:p>
            </text:list-item>
            <text:list-item>
              <text:p text:style-name="P431">Il Giappone diventa base militare USA</text:p>
              <text:list>
                <text:list-item>
                  <text:p text:style-name="P431">Sfruttamento industrie per le rifornire l’esercito <text:s/>(Guerra di Corea)</text:p>
                </text:list-item>
              </text:list>
            </text:list-item>
          </text:list>
        </text:list-item>
        <text:list-item>
          <text:p text:style-name="P431">Ripresa economica giaponnese</text:p>
          <text:list>
            <text:list-item>
              <text:p text:style-name="P431">Riforma Agraria</text:p>
              <text:list>
                <text:list-item>
                  <text:p text:style-name="P431">I terreni passano dai latifondisti ai contadini che li avevano in affitto</text:p>
                  <text:list>
                    <text:list-item>
                      <text:p text:style-name="P431">Miglior sfruttamento dei terreni <text:span text:style-name="T108">e innovazione</text:span></text:p>
                    </text:list-item>
                  </text:list>
                </text:list-item>
              </text:list>
            </text:list-item>
            <text:list-item>
              <text:p text:style-name="P431">Gli zaibatszu investono nell’industria</text:p>
              <text:list>
                <text:list-item>
                  <text:p text:style-name="P431">Il Giappone diviene terza potenza industriale</text:p>
                </text:list-item>
              </text:list>
            </text:list-item>
            <text:list-item>
              <text:p text:style-name="P431">Apertura del mercato americano</text:p>
            </text:list-item>
          </text:list>
        </text:list-item>
        <text:list-item>
          <text:p text:style-name="P431">Cina</text:p>
          <text:list>
            <text:list-item>
              <text:p text:style-name="P431">La rivoluzione contadina porta alla nascita di un regime comunista</text:p>
              <text:list>
                <text:list-item>
                  <text:p text:style-name="P431">Riconosciuto da Gran Bretagna, non da USA</text:p>
                  <text:list>
                    <text:list-item>
                      <text:p text:style-name="P431">Gli USA riconoscono Chaing Kai-Shek come capo di governo legittimo <text:span text:style-name="T109">e conserva il seggio all’ONU</text:span></text:p>
                    </text:list-item>
                  </text:list>
                </text:list-item>
                <text:list-item>
                  <text:p text:style-name="P431">Alleato dell’URSS</text:p>
                </text:list-item>
                <text:list-item>
                  <text:p text:style-name="P431">Riforme comuniste</text:p>
                  <text:list>
                    <text:list-item>
                      <text:p text:style-name="P431">Nazionalizzazione industriale e delle banche</text:p>
                    </text:list-item>
                    <text:list-item>
                      <text:p text:style-name="P431">Piano quinquennale di sviluppo</text:p>
                    </text:list-item>
                    <text:list-item>
                      <text:p text:style-name="P431">Ridistribuzione terre ai contadini</text:p>
                      <text:list>
                        <text:list-item>
                          <text:p text:style-name="P431">Nascono cooperative agrico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1">L’industria si sviluppa, ma non l’agricoltura</text:p>
              <text:list>
                <text:list-item>
                  <text:p text:style-name="P431">La <text:span text:style-name="T119">produzione</text:span> agricola era insufficiente per la popolazione in crescita</text:p>
                  <text:list>
                    <text:list-item>
                      <text:list>
                        <text:list-item>
                          <text:p text:style-name="P431">“Grande balzo in avanti”: meno sviluppo dell’industria, più sviluppo agricolo</text:p>
                          <text:list>
                            <text:list-item>
                              <text:p text:style-name="P431">Comuni popolari: famiglie di agricoltori riunite autosufficienti</text:p>
                            </text:list-item>
                            <text:list-item>
                              <text:p text:style-name="P431">Fallimento : morte di milioni di persone e crollo della produzione agrico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1">L’URSS critica i provvedimenti del governo cinese e la Cina risponde alle critiche</text:p>
              <text:list>
                <text:list-item>
                  <text:p text:style-name="P431">Coesistenza pacifica</text:p>
                </text:list-item>
                <text:list-item>
                  <text:p text:style-name="P431">Rifiuto dell’URSS di prestare aiuto nella creazione di ordigni nucleari</text:p>
                  <text:list>
                    <text:list-item>
                      <text:p text:style-name="P431">1964: la Cina realizza la bomba atomica e diventa una potenza</text:p>
                    </text:list-item>
                  </text:list>
                </text:list-item>
                <text:list-item>
                  <text:p text:style-name="P431">La Cina si pone come guida in alternativa all’URSS (contrasto ideologico)</text:p>
                </text:list-item>
              </text:list>
            </text:list-item>
            <text:list-item>
              <text:p text:style-name="P431">Rivoluzione Culturale</text:p>
              <text:list>
                <text:list-item>
                  <text:p text:style-name="P431">Mao lancia una campagna ideologica per far leva sui giovani e militari</text:p>
                  <text:list>
                    <text:list-item>
                      <text:p text:style-name="P431">Vuole sminuire l’ala moderata del Partito di Liu Shao-Chi</text:p>
                    </text:list-item>
                  </text:list>
                </text:list-item>
                <text:list-item>
                  <text:p text:style-name="P431"><text:span text:style-name="T110">Lin Piao</text:span> sc<text:span text:style-name="T110">r</text:span>ive il “Libretto rosso” per la propaganda</text:p>
                </text:list-item>
                <text:list-item>
                  <text:p text:style-name="P431">“guardie rosse” (giovani rivoluzionari) contestavano la conoscenza e la tecnica</text:p>
                  <text:list>
                    <text:list-item>
                      <text:p text:style-name="P431">Campagne violente di rieducazione per insegnanti, dirigenti del partito etc</text:p>
                    </text:list-item>
                  </text:list>
                </text:list-item>
                <text:list-item>
                  <text:p text:style-name="P431">Eliminati i nemici inizia una fase di normalizzazione, ponendo fine alle violenze</text:p>
                  <text:list>
                    <text:list-item>
                      <text:p text:style-name="P431">Lin Piao, suo fedele, <text:span text:style-name="T111">morì in circostanze poco chiar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pan text:style-name="T112">Corea</text:span></text:p>
          <text:list>
            <text:list-item>
              <text:p text:style-name="P13"><text:span text:style-name="T112">Divisione sul 38 parallelo</text:span></text:p>
              <text:list>
                <text:list-item>
                  <text:p text:style-name="P13"><text:span text:style-name="T112">Sud: </text:span><text:span text:style-name="T113">America</text:span></text:p>
                </text:list-item>
                <text:list-item>
                  <text:p text:style-name="P13"><text:span text:style-name="T112">Nord: Russia</text:span></text:p>
                </text:list-item>
              </text:list>
            </text:list-item>
          </text:list>
        </text:list-item>
        <text:list-item>
          <text:p text:style-name="P13"><text:span text:style-name="T112">Corea del Nord invade il Sud</text:span></text:p>
          <text:list>
            <text:list-item>
              <text:p text:style-name="P13"><text:span text:style-name="T112">ONU invia soldati in appoggio al Sud</text:span></text:p>
            </text:list-item>
            <text:list-item>
              <text:p text:style-name="P13"><text:span text:style-name="T112">il comandante americano MacArthur volle utilizzare bombe atomiche contro la Cina, ma Truman lo </text:span><text:span text:style-name="T113">destituì</text:span></text:p>
            </text:list-item>
            <text:list-item>
              <text:p text:style-name="P13"><text:span text:style-name="T112">Cina invia supporto al Nord e gli americani sono </text:span><text:span text:style-name="T113">respinti</text:span></text:p>
            </text:list-item>
            <text:list-item>
              <text:p text:style-name="P13"><text:span text:style-name="T112">Trattato di pace </text:span></text:p>
              <text:list>
                <text:list-item>
                  <text:p text:style-name="P13"><text:span text:style-name="T112">Venne stabilita la divisone in due Stati separati da un </text:span><text:span text:style-name="T113">confine</text:span><text:span text:style-name="T112"> fortificato</text:span></text:p>
                </text:list-item>
              </text:list>
            </text:list-item>
          </text:list>
        </text:list-item>
        <text:list-item>
          <text:p text:style-name="P13"><text:span text:style-name="T112">India</text:span></text:p>
          <text:list>
            <text:list-item>
              <text:p text:style-name="P13"><text:span text:style-name="T112">Resistenza pacifica guidata da Mahatma (grande anima) Gandhi</text:span></text:p>
              <text:list>
                <text:list-item>
                  <text:p text:style-name="P13"><text:span text:style-name="T112">Voleva raggiungere l'indipendenza tramite resistenza civile</text:span></text:p>
                </text:list-item>
                <text:list-item>
                  <text:p text:style-name="P13"><text:span text:style-name="T112">1920 Riorganizzazione di Congresso nazionale indiano (che raccoglieva gli indiani piu benestanti) in Partito del Congresso guidato da Nerhu</text:span></text:p>
                </text:list-item>
                <text:list-item>
                  <text:p text:style-name="P13"><text:span text:style-name="T112">Iniziano campagne di disobbedienza civile e boicottaggio prodotti inglesi (sale)</text:span></text:p>
                </text:list-item>
                <text:list-item>
                  <text:p text:style-name="P13"><text:span text:style-name="T112">Nasce la Lega Musulmana, che difende gli interessi della minoranza musulmana</text:span></text:p>
                </text:list-item>
                <text:list-item>
                  <text:p text:style-name="P13"><text:span text:style-name="T112">Si inaspriscono irapporti con l'Inghilterra quando l'India entra nella Seconda Guerra Mondiale senza consultare i rappresentanti indiani</text:span></text:p>
                </text:list-item>
              </text:list>
            </text:list-item>
            <text:list-item>
              <text:p text:style-name="P13"><text:span text:style-name="T112"><text:s/>1947 Indipendenza Indiana</text:span></text:p>
              <text:list>
                <text:list-item>
                  <text:p text:style-name="P13"><text:span text:style-name="T112">La vittoria dei laburisti favori l'indipendenza</text:span></text:p>
                </text:list-item>
                <text:list-item>
                  <text:p text:style-name="P13"><text:span text:style-name="T112">Si creano l'Unione Indiana e il Pakistan (che comprendeva il Bangladesh)</text:span></text:p>
                  <text:list>
                    <text:list-item>
                      <text:p text:style-name="P13"><text:span text:style-name="T112">Milioni sono i </text:span><text:span text:style-name="T113">profughi</text:span><text:span text:style-name="T112"> a causa di </text:span><text:span text:style-name="T113">violenti</text:span><text:span text:style-name="T112"> scontri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112">Nehru governa fino al 1964 e poi gli succede la figlia Indira Gandhi (uccisa in un attentato)</text:span></text:p>
              <text:list>
                <text:list-item>
                  <text:p text:style-name="P13"><text:span text:style-name="T112">Si ispira alla socialdemocrazia e crea un </text:span><text:span text:style-name="T113">sistema</text:span><text:span text:style-name="T112"> economico misto</text:span></text:p>
                  <text:list>
                    <text:list-item>
                      <text:p text:style-name="P13"><text:span text:style-name="T112">liberismo economico e rigida pianificazione</text:span></text:p>
                      <text:list>
                        <text:list-item>
                          <text:p text:style-name="P13"><text:span text:style-name="T112">salvaguardia della </text:span><text:span text:style-name="T113">proprietà</text:span><text:span text:style-name="T112"> privata e della libera iniziativa</text:span></text:p>
                        </text:list-item>
                        <text:list-item>
                          <text:p text:style-name="P13"><text:span text:style-name="T112">Intervento dello Stato per far fronte ai problemi sociali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span text:style-name="T112">Vietnam</text:span></text:p>
          <text:list>
            <text:list-item>
              <text:p text:style-name="P13"><text:span text:style-name="T112">Colonia francese conquistata dai giapponesi nella Seconda Guerra Mondiale, diventa </text:span><text:soft-page-break/><text:span text:style-name="T112">Repubblica </text:span></text:p>
              <text:list>
                <text:list-item>
                  <text:p text:style-name="P13"><text:span text:style-name="T112">Hanoi (capitale) venne liberata dai comunisti di Ho Chi Minh ma inizia lo scontro con i Francesi</text:span></text:p>
                </text:list-item>
                <text:list-item>
                  <text:p text:style-name="P13"><text:span text:style-name="T112">Gli USA sostenevano i Francesi, i cinesi sostenevano i vietnamiti</text:span></text:p>
                </text:list-item>
              </text:list>
            </text:list-item>
            <text:list-item>
              <text:p text:style-name="P13"><text:span text:style-name="T112">Conferenza di pace di Ginevra</text:span></text:p>
              <text:list>
                <text:list-item>
                  <text:p text:style-name="P13"><text:span text:style-name="T112">Divisione in Laos, Cambogia, Vietnam a sua volta diviso sul 17 parallelo, in attesa di </text:span><text:span text:style-name="T113">libere</text:span><text:span text:style-name="T112"> elezioni</text:span></text:p>
                </text:list-item>
              </text:list>
            </text:list-item>
            <text:list-item>
              <text:p text:style-name="P31"><text:span text:style-name="T112">Ngo Din Diem governa il Sud statunitense e Ho Chi Minh il nord comunista</text:span></text:p>
              <text:list>
                <text:list-item>
                  <text:p text:style-name="P31"><text:span text:style-name="T112">Il nord supporta i guerriglieri (Vietcong) al Sud coinvolgendo Laos e Cambogia</text:span></text:p>
                  <text:list>
                    <text:list-item>
                      <text:p text:style-name="P32"><text:span text:style-name="T112">Il “sentiero di Ho Chi Minh” che portava rifornimenti ai guerriglieri passava in questi Paesi</text:span></text:p>
                    </text:list-item>
                  </text:list>
                </text:list-item>
                <text:list-item>
                  <text:p text:style-name="P32"><text:span text:style-name="T112">Il presidente Johnson schierò l’esercito in aiuto al Sud, </text:span><text:span text:style-name="T117">ma il Nord poteva contare sull’appoggio della popolazione per lo più contadina</text:span></text:p>
                </text:list-item>
                <text:list-item>
                  <text:p text:style-name="P33"><text:span text:style-name="T117">L’</text:span><text:span text:style-name="T112">esito fu influenzato dai media che documentavano la guerra</text:span></text:p>
                  <text:list>
                    <text:list-item>
                      <text:p text:style-name="P33"><text:span text:style-name="T112">Il Vietnam appariva come vittima di aggressione</text:span></text:p>
                    </text:list-item>
                    <text:list-item>
                      <text:p text:style-name="P33"><text:span text:style-name="T112">Grandi cortei di protesta chiedevano la pace</text:span></text:p>
                    </text:list-item>
                  </text:list>
                </text:list-item>
              </text:list>
            </text:list-item>
            <text:list-item>
              <text:p text:style-name="P34"><text:span text:style-name="T112">1973 Armistizio di Parigi</text:span></text:p>
              <text:list>
                <text:list-item>
                  <text:p text:style-name="P34"><text:span text:style-name="T112">Graduale ritiro delle truppe statunitensi</text:span></text:p>
                </text:list-item>
              </text:list>
            </text:list-item>
            <text:list-item>
              <text:p text:style-name="P34"><text:span text:style-name="T112">Dopo altri due anni di guerra i vietcong entrano a Saigon e unificano il Vietnam</text:span></text:p>
            </text:list-item>
            <text:list-item>
              <text:p text:style-name="P35"><text:span text:style-name="T112">I khmer rossi di Pol Pot avevano instaurato in Cambogia un regime sanguinario</text:span></text:p>
              <text:list>
                <text:list-item>
                  <text:p text:style-name="P35"><text:span text:style-name="T112">il Vietnam invade la Cambogia instaurando un governo amico per difendere i vietnamiti presenti nella regione</text:span></text:p>
                </text:list-item>
                <text:list-item>
                  <text:p text:style-name="P36"><text:span text:style-name="T112">Pol Pot inizia una guerriglia nella giungla</text:span></text:p>
                </text:list-item>
              </text:list>
            </text:list-item>
          </text:list>
        </text:list-item>
        <text:list-item>
          <text:p text:style-name="P13"><text:span text:style-name="T112">Medio Oriente</text:span></text:p>
          <text:list>
            <text:list-item>
              <text:p text:style-name="P13"><text:span text:style-name="T112">I territori mediorientali </text:span></text:p>
            </text:list-item>
            <text:list-item>
              <text:p text:style-name="P13"><text:span text:style-name="T112">hanno importanza strategica ed economica</text:span></text:p>
              <text:list>
                <text:list-item>
                  <text:p text:style-name="P13"><text:span text:style-name="T112">Giacimenti di petrolio</text:span></text:p>
                </text:list-item>
                <text:list-item>
                  <text:p text:style-name="P13"><text:span text:style-name="T112">Crocevia tra Asia, Africa ed Europa</text:span></text:p>
                </text:list-item>
              </text:list>
            </text:list-item>
            <text:list-item>
              <text:p text:style-name="P13"><text:span text:style-name="T112">I movimenti nazionalisti seguono diverse linee</text:span></text:p>
              <text:list>
                <text:list-item>
                  <text:p text:style-name="P13"><text:span text:style-name="T112">laica e progressista: </text:span><text:span text:style-name="T113">modernizzazione</text:span><text:span text:style-name="T112"> e integrazione con Occidente</text:span></text:p>
                </text:list-item>
                <text:list-item>
                  <text:p text:style-name="P13"><text:span text:style-name="T112">tradizionalista: subordinazione della </text:span><text:span text:style-name="T113">società</text:span><text:span text:style-name="T112"> alla Sharia (regole del buon vivere musulmano)</text:span></text:p>
                </text:list-item>
              </text:list>
            </text:list-item>
            <text:list-item>
              <text:p text:style-name="P13"><text:soft-page-break/><text:span text:style-name="T112">Nasce la Lega degli Stati Arabi che raccoglie quelli indipendenti (non la Palestina)</text:span></text:p>
            </text:list-item>
            <text:list-item>
              <text:p text:style-name="P13"><text:span text:style-name="T112">Moltissimi ebrei emigrano in Palestina scontrandosi con gli Arabi</text:span></text:p>
              <text:list>
                <text:list-item>
                  <text:p text:style-name="P13"><text:span text:style-name="T112">Gli ebrei contavano sull'appoggio degli USA</text:span></text:p>
                </text:list-item>
                <text:list-item>
                  <text:p text:style-name="P13"><text:span text:style-name="T112">gli Inglesi contrastavano l'immigrazione per non inimicarsi gli arabi</text:span></text:p>
                </text:list-item>
                <text:list-item>
                  <text:p text:style-name="P13"><text:span text:style-name="T112">L'Inghilterra si affida all'ONU (1947)</text:span></text:p>
                  <text:list>
                    <text:list-item>
                      <text:p text:style-name="P13"><text:span text:style-name="T112">Nascono due stati: uno arabo e uno ebraico</text:span></text:p>
                    </text:list-item>
                    <text:list-item>
                      <text:p text:style-name="P13"><text:span text:style-name="T112">Gerusalemme viene amministrata </text:span><text:span text:style-name="T113">internazionalmente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112">Gurion proclama o Stato di Israele</text:span></text:p>
              <text:list>
                <text:list-item>
                  <text:p text:style-name="P13"><text:span text:style-name="T112">La lega Araba attacca Israele ma viene sconfitta</text:span></text:p>
                </text:list-item>
                <text:list-item>
                  <text:p text:style-name="P13"><text:span text:style-name="T112">La striscia di Gaza passa all'Egitto</text:span></text:p>
                </text:list-item>
                <text:list-item>
                  <text:p text:style-name="P13"><text:span text:style-name="T112">Transgiordania e Cisgiordania formano la Giordania</text:span></text:p>
                </text:list-item>
                <text:list-item>
                  <text:p text:style-name="P13"><text:span text:style-name="T112">Gerusalemme e divisa tra Giordania e Israele</text:span></text:p>
                </text:list-item>
              </text:list>
            </text:list-item>
            <text:list-item>
              <text:p text:style-name="P13"><text:span text:style-name="T113">Egitto</text:span><text:span text:style-name="T112"> di Nasser guida il nazionalismo arabo</text:span></text:p>
              <text:list>
                <text:list-item>
                  <text:p text:style-name="P13"><text:span text:style-name="T112">Avvia riforme socialiste</text:span></text:p>
                </text:list-item>
                <text:list-item>
                  <text:p text:style-name="P13"><text:span text:style-name="T112">Stipula accordi economici con la Russia</text:span></text:p>
                </text:list-item>
                <text:list-item>
                  <text:p text:style-name="P13"><text:span text:style-name="T112">Sostiene il panarabismo (unione di tutti i Paesi arabi)</text:span></text:p>
                </text:list-item>
              </text:list>
            </text:list-item>
            <text:list-item>
              <text:p text:style-name="P13"><text:span text:style-name="T112">Dopo la chiusura del Canale di </text:span><text:span text:style-name="T113">Suez</text:span><text:span text:style-name="T112"> (Crisi di Suez) scoppia la guerra dei Sei giorni</text:span></text:p>
              <text:list>
                <text:list-item>
                  <text:p text:style-name="P13"><text:span text:style-name="T112">Israele conquista il Sinai e Cisgiordania e la parte orientale di Gerusalemme</text:span></text:p>
                </text:list-item>
                <text:list-item>
                  <text:p text:style-name="P13"><text:span text:style-name="T112">ONU giunse a un compromesso ambiguo</text:span></text:p>
                </text:list-item>
                <text:list-item>
                  <text:p text:style-name="P13"><text:span text:style-name="T112">numerosi arabi diventano profughi</text:span></text:p>
                </text:list-item>
              </text:list>
            </text:list-item>
          </text:list>
        </text:list-item>
        <text:list-item>
          <text:p text:style-name="P14"><text:span text:style-name="T112">Africa</text:span></text:p>
          <text:list>
            <text:list-item>
              <text:p text:style-name="P14"><text:span text:style-name="T112">Libia, Marocco e Tunisia ottengono l’indipendenza</text:span></text:p>
            </text:list-item>
            <text:list-item>
              <text:p text:style-name="P14"><text:span text:style-name="T112">L’Algeria si rivolta ma vengono sopraffatti dai Francesi</text:span></text:p>
              <text:list>
                <text:list-item>
                  <text:p text:style-name="P14"><text:span text:style-name="T112">1962 Indipendenza</text:span></text:p>
                </text:list-item>
              </text:list>
            </text:list-item>
            <text:list-item>
              <text:p text:style-name="P15"><text:span text:style-name="T112">Nasce l’Unione Sudafricana dopo un accordo tra coloni inglesi e boeri</text:span></text:p>
              <text:list>
                <text:list-item>
                  <text:p text:style-name="P16"><text:span text:style-name="T112">Il paese è ricco di minerali come uranio, diamanti e oro</text:span></text:p>
                </text:list-item>
                <text:list-item>
                  <text:p text:style-name="P16"><text:span text:style-name="T112">Apartheid: regime di segregazione razziale del governo dei bianchi sudafricani</text:span></text:p>
                  <text:list>
                    <text:list-item>
                      <text:p text:style-name="P16"><text:span text:style-name="T112">Dopo la nascita della Repubblica si inasprì la repressione</text:span></text:p>
                    </text:list-item>
                    <text:list-item>
                      <text:p text:style-name="P16"><text:span text:style-name="T112">Nelson Mandela sarà il fautore della fine della segregazion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span text:style-name="T112">Conferenza afroasiatica promossa da Nasser, Tito e Nehru</text:span></text:p>
          <text:list>
            <text:list-item>
              <text:p text:style-name="P17"><text:soft-page-break/><text:span text:style-name="T112">Partecipano 29 Stati</text:span></text:p>
            </text:list-item>
            <text:list-item>
              <text:p text:style-name="P17"><text:span text:style-name="T112">Manifestazione intenti di favorire la decolonizzazione</text:span></text:p>
            </text:list-item>
            <text:list-item>
              <text:p text:style-name="P17"><text:span text:style-name="T112">Principio di non allineamento al fianco di USA o URSS</text:span></text:p>
            </text:list-item>
            <text:list-item>
              <text:p text:style-name="P18"><text:span text:style-name="T112">Si definì il Terzo Mondo, ossia che non facevano parte del Primo Mondo (Capitalista) e del Secondo Mondo (comunista)</text:span></text:p>
              <text:list>
                <text:list-item>
                  <text:p text:style-name="P18"><text:span text:style-name="T112">Dato che molti di questi Stati erano accomunati da sottosviluppo e povertà il termine assunse connotati economici oltre che politici</text:span></text:p>
                </text:list-item>
              </text:list>
            </text:list-item>
          </text:list>
        </text:list-item>
        <text:list-item>
          <text:p text:style-name="P19"><text:span text:style-name="T112">America Latina</text:span></text:p>
          <text:list>
            <text:list-item>
              <text:p text:style-name="P19"><text:span text:style-name="T112">Prevalgono gli squilibri sociali e lo sfruttamento di aziende straniere (soprattutto statunitensi)</text:span></text:p>
            </text:list-item>
            <text:list-item>
              <text:p text:style-name="P19"><text:span text:style-name="T112">Nasce l’Organizzazione degli Stati Americani, voluta dagli USA</text:span></text:p>
              <text:list>
                <text:list-item>
                  <text:p text:style-name="P19"><text:span text:style-name="T112">Obbiettivo dichiarato: coordinare lo sviluppo economico</text:span></text:p>
                </text:list-item>
                <text:list-item>
                  <text:p text:style-name="P19"><text:span text:style-name="T112">Obiettivo: ridurre squilibri sociali per evitare rivolte comuniste<text:tab/></text:span></text:p>
                </text:list-item>
              </text:list>
            </text:list-item>
          </text:list>
        </text:list-item>
        <text:list-item>
          <text:p text:style-name="P20"><text:span text:style-name="T112">Argentina</text:span></text:p>
          <text:list>
            <text:list-item>
              <text:p text:style-name="P20"><text:span text:style-name="T112">1946: Juan Peron instaura una dittatura retta dal suo carisma e della moglie Evita</text:span></text:p>
              <text:list>
                <text:list-item>
                  <text:p text:style-name="P20"><text:span text:style-name="T112">Ottenne il sostegno dei ceti umili (descamisados)</text:span></text:p>
                </text:list-item>
                <text:list-item>
                  <text:p text:style-name="P20"><text:span text:style-name="T112">Con l’arrivo della crisi venne deposto da un colpo di stato </text:span><text:span text:style-name="T115">e iniziò un governo civile</text:span></text:p>
                </text:list-item>
                <text:list-item>
                  <text:p text:style-name="P23"><text:span text:style-name="T112">Con la crisi venne richiamato Peron, ma morì dopo un anno</text:span></text:p>
                </text:list-item>
                <text:list-item>
                  <text:p text:style-name="P23"><text:span text:style-name="T112">I militari tornano al governo</text:span></text:p>
                  <text:list>
                    <text:list-item>
                      <text:p text:style-name="P23"><text:span text:style-name="T112">20000 persone spariscono</text:span></text:p>
                    </text:list-item>
                    <text:list-item>
                      <text:p text:style-name="P23"><text:span text:style-name="T112">Argentina si scontra con l’Inghilterra per ottenere le isole Falkland</text:span></text:p>
                      <text:list>
                        <text:list-item>
                          <text:p text:style-name="P23"><text:span text:style-name="T112">L’Inghilterra mantiene la sua colonia</text:span></text:p>
                        </text:list-item>
                        <text:list-item>
                          <text:p text:style-name="P23"><text:span text:style-name="T112">i militari si dimettono e vengono indette nuove elezioni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T112">Cuba</text:span></text:p>
          <text:list>
            <text:list-item>
              <text:p text:style-name="P21"><text:span text:style-name="T112">1959 Fidel Castro e Ernesto “Che” Guevara depongono Batista</text:span></text:p>
              <text:list>
                <text:list-item>
                  <text:p text:style-name="P21"><text:span text:style-name="T112">Inizio della riforma comuniste (riforma agraria)</text:span></text:p>
                </text:list-item>
                <text:list-item>
                  <text:p text:style-name="P21"><text:span text:style-name="T112">Guevara volle organizzare la guerriglia tra i poveri del pianeta, ma viene catturato in Bolivia</text:span></text:p>
                </text:list-item>
              </text:list>
            </text:list-item>
            <text:list-item>
              <text:p text:style-name="P21"><text:span text:style-name="T112">Eisenhower pone l'embargo verso Cuba</text:span></text:p>
            </text:list-item>
            <text:list-item>
              <text:p text:style-name="P21"><text:span text:style-name="T112">Kennedy tenta di rovesciare il regime</text:span></text:p>
              <text:list>
                <text:list-item>
                  <text:p text:style-name="P21"><text:span text:style-name="T112">Esuli armati sbarcano nella Baia dei Porci ma sono sconfitti</text:span></text:p>
                </text:list-item>
              </text:list>
            </text:list-item>
            <text:list-item>
              <text:p text:style-name="P21"><text:span text:style-name="T112">Castro si avvicina all’URSS</text:span></text:p>
              <text:list>
                <text:list-item>
                  <text:p text:style-name="P21"><text:soft-page-break/><text:span text:style-name="T112">1962: l’URSS tenta di installare dei missili a Cuba in risposta a missili installati in Turchia</text:span></text:p>
                </text:list-item>
                <text:list-item>
                  <text:p text:style-name="P21"><text:span text:style-name="T112">L’URSS ritira i missili da Cuba e lo stesso fecero gli USA in Turchia e promisero di non attaccare Cuba</text:span></text:p>
                </text:list-item>
              </text:list>
            </text:list-item>
          </text:list>
        </text:list-item>
        <text:list-item>
          <text:p text:style-name="P22"><text:span text:style-name="T112">Cile</text:span></text:p>
          <text:list>
            <text:list-item>
              <text:p text:style-name="P22"><text:span text:style-name="T112">1970 Il governo Allende (regolarmente eletto) vara alcune riforme economiche e sociali</text:span></text:p>
              <text:list>
                <text:list-item>
                  <text:p text:style-name="P22"><text:span text:style-name="T112">Nazionalizzazione delle miniere di rame</text:span></text:p>
                </text:list-item>
              </text:list>
            </text:list-item>
            <text:list-item>
              <text:p text:style-name="P22"><text:span text:style-name="T112">I militari attuano un colpo di Stato </text:span><text:span text:style-name="T114">guidati da Pinochet</text:span></text:p>
            </text:list-item>
          </text:list>
        </text:list-item>
        <text:list-item>
          <text:p text:style-name="P24"><text:span text:style-name="T114">K</text:span><text:span text:style-name="T112">ennedy viene eletto presidente nel 1960</text:span></text:p>
          <text:list>
            <text:list-item>
              <text:p text:style-name="P24"><text:span text:style-name="T112">Rappresentante del Partito Democratico </text:span></text:p>
            </text:list-item>
            <text:list-item>
              <text:p text:style-name="P24"><text:span text:style-name="T112">seguì la linea progressista di Wilson e Roosvelt</text:span></text:p>
              <text:list>
                <text:list-item>
                  <text:p text:style-name="P24"><text:span text:style-name="T112">lotta contro la disoccupazione</text:span></text:p>
                </text:list-item>
                <text:list-item>
                  <text:p text:style-name="P24"><text:span text:style-name="T112">sviluppo dell’istruzione e dell’assistenza sociale pubblica</text:span></text:p>
                </text:list-item>
                <text:list-item>
                  <text:p text:style-name="P24"><text:span text:style-name="T112">superamento delle discriminazioni razziali</text:span></text:p>
                </text:list-item>
                <text:list-item>
                  <text:p text:style-name="P24"><text:span text:style-name="T112">inizia un periodo di distensione e attenzione alla <text:s/>“coesistenza pacifica”</text:span></text:p>
                </text:list-item>
              </text:list>
            </text:list-item>
            <text:list-item>
              <text:p text:style-name="P25"><text:span text:style-name="T112">Numerosi tedeschi dell’Est erano fuggiti a Ovest</text:span></text:p>
              <text:list>
                <text:list-item>
                  <text:p text:style-name="P25"><text:span text:style-name="T112">l’URSS decise di costruire un muro per dividere le due aree</text:span></text:p>
                </text:list-item>
                <text:list-item>
                  <text:p text:style-name="P25"><text:span text:style-name="T112">Kennedy denuncia la violazione dei trattati di pace</text:span></text:p>
                </text:list-item>
              </text:list>
            </text:list-item>
            <text:list-item>
              <text:p text:style-name="P26"><text:span text:style-name="T112">1963 </text:span><text:span text:style-name="T116">Accentuazione della concorrenza tra USA e URSS sul piano di progresso scientifico, economico e sociale</text:span></text:p>
              <text:list>
                <text:list-item>
                  <text:p text:style-name="P26"><text:span text:style-name="T112">Creazione della “linea rossa”, linea diretta di comunicazione tra USA e URSS</text:span></text:p>
                </text:list-item>
                <text:list-item>
                  <text:p text:style-name="P27"><text:span text:style-name="T112">Bando per gli esperimenti nucleari nell’atmosfera (Cina e Francia non aderiscono)</text:span></text:p>
                  <text:list>
                    <text:list-item>
                      <text:p text:style-name="P29"><text:span text:style-name="T112">URSS ostacola la produzione della bomba atomica cinese</text:span></text:p>
                    </text:list-item>
                    <text:list-item>
                      <text:p text:style-name="P29"><text:span text:style-name="T112">USA diffidavano dei possessori di un arsenale autonomo come la Francia</text:span></text:p>
                    </text:list-item>
                  </text:list>
                </text:list-item>
                <text:list-item>
                  <text:p text:style-name="P28"><text:span text:style-name="T112">Corsa allo Spazio</text:span></text:p>
                  <text:list>
                    <text:list-item>
                      <text:p text:style-name="P28"><text:span text:style-name="T112">URSS aveva inviato i primi satelliti e il primo uomo nello spazio (Gagarin) nel 1961</text:span></text:p>
                    </text:list-item>
                    <text:list-item>
                      <text:p text:style-name="P28"><text:span text:style-name="T112">20 luglio 1969: Armstrong mette piede sulla Luna</text:span></text:p>
                    </text:list-item>
                    <text:list-item>
                      <text:p text:style-name="P28"><text:span text:style-name="T112">Viene creata una stazione orbitale permanente per l’attracco di navette USA e URSS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12">22 novembre 1963 Kennedy viene ucciso in un attentato</text:span></text:p>
            </text:list-item>
            <text:list-item>
              <text:p text:style-name="P30"><text:span text:style-name="T112">Chruscev venne destituito nel 1964</text:span></text:p>
            </text:list-item>
          </text:list>
        </text:list-item>
        <text:list-item>
          <text:p text:style-name="P37"><text:soft-page-break/><text:span text:style-name="T112">Rinnovamento della Chiesa Cattolica</text:span></text:p>
          <text:list>
            <text:list-item>
              <text:p text:style-name="P37"><text:span text:style-name="T112">Giovanni XXIII inizia la lotta contro l’ateismo e il comunismo</text:span></text:p>
              <text:list>
                <text:list-item>
                  <text:p text:style-name="P37"><text:span text:style-name="T112">Nel Concilio Vaticano II venne ratificata l’apertura della Chiesa ad atei e credenti di altre religioni</text:span></text:p>
                </text:list-item>
              </text:list>
            </text:list-item>
            <text:list-item>
              <text:p text:style-name="P38"><text:span text:style-name="T112">Paolo VI denuncia le condizioni inumane del Terzo Mondo</text:span></text:p>
              <text:list>
                <text:list-item>
                  <text:p text:style-name="P38"><text:span text:style-name="T112">Inizia viaggi di pellegrinaggio per il mondo</text:span></text:p>
                </text:list-item>
              </text:list>
            </text:list-item>
            <text:list-item>
              <text:p text:style-name="P38"><text:span text:style-name="T112"><text:s/>Giovanni Paolo II continua la politica dei predecessori</text:span></text:p>
            </text:list-item>
          </text:list>
        </text:list-item>
        <text:list-item>
          <text:p text:style-name="P39"><text:span text:style-name="T112">1946 – 1973 “Trenta gloriosi”</text:span></text:p>
          <text:list>
            <text:list-item>
              <text:p text:style-name="P39"><text:span text:style-name="T112">Progresso tecnologico </text:span><text:span text:style-name="T118">e medico</text:span></text:p>
            </text:list-item>
            <text:list-item>
              <text:p text:style-name="P39"><text:span text:style-name="T112">diminuzione del costo del petrolio</text:span></text:p>
            </text:list-item>
            <text:list-item>
              <text:p text:style-name="P40"><text:span text:style-name="T112">Baby boom: la popolazione cresce</text:span></text:p>
            </text:list-item>
            <text:list-item>
              <text:p text:style-name="P40"><text:span text:style-name="T112">economia del benessere → alienazione (disagio dell’uomo nella società)</text:span></text:p>
              <text:p text:style-name="P20"><text:span text:style-name="T112"/></text:p>
            </text:list-item>
          </text:list>
          <text:p text:style-name="P432"/>
        </text:list-item>
      </text:list>
      <text:p text:style-name="P424"/>
      <text:list xml:id="list190403837338247" text:continue-list="list1434022759617224150" text:style-name="L6">
        <text:list-header>
          <text:p text:style-name="P425"/>
        </text:list-header>
      </text:list>
      <text:p text:style-name="P426"/>
      <text:list xml:id="list190403583667277" text:continue-numbering="true" text:style-name="L6">
        <text:list-item>
          <text:list>
            <text:list-item>
              <text:list>
                <text:list-header>
                  <text:p text:style-name="P427"/>
                </text:list-header>
              </text:list>
            </text:list-item>
          </text:list>
        </text:list-item>
      </text:list>
      <text:p text:style-name="P428"/>
      <text:list xml:id="list190403655243393" text:continue-list="list2039382727843475496" text:style-name="L4">
        <text:list-item>
          <text:list>
            <text:list-item>
              <text:list>
                <text:list-header>
                  <text:p text:style-name="P429"/>
                </text:list-header>
              </text:list>
            </text:list-item>
          </text:list>
          <text:p text:style-name="P429"/>
        </text:list-item>
      </text:list>
      <text:p text:style-name="P430"/>
      <text:list xml:id="list190402450170310" text:continue-list="list190402397912828" text:style-name="L2">
        <text:list-item>
          <text:list>
            <text:list-item>
              <text:list>
                <text:list-item>
                  <text:list>
                    <text:list-header>
                      <text:p text:style-name="P91"/>
                    </text:list-header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9" style:display-name="ListLabel 19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1" style:display-name="ListLabel 11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2" style:display-name="ListLabel 12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3" style:display-name="ListLabel 13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4" style:display-name="ListLabel 14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5" style:display-name="ListLabel 15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6" style:display-name="ListLabel 16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7" style:display-name="ListLabel 17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8" style:display-name="ListLabel 18" style:family="text">
      <style:text-properties fo:font-size="10pt" style:font-name-asian="Wingdings" style:font-family-asian="Wingdings" style:font-family-generic-asian="system" style:font-pitch-asian="variable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5-04T19:04:01.938000000</dc:date>
    <meta:editing-duration>P1DT16H10M20S</meta:editing-duration>
    <meta:editing-cycles>435</meta:editing-cycles>
    <meta:generator>LibreOffice/5.2.2.2$Windows_x86 LibreOffice_project/8f96e87c890bf8fa77463cd4b640a2312823f3ad</meta:generator>
    <meta:document-statistic meta:table-count="1" meta:image-count="0" meta:object-count="0" meta:page-count="56" meta:paragraph-count="1458" meta:word-count="13825" meta:character-count="84473" meta:non-whitespace-character-count="73456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